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Quotations">
      <style:paragraph-properties fo:margin-left="0in" fo:margin-right="0.3937in" fo:text-indent="0in" style:auto-text-indent="false"/>
      <style:text-properties fo:font-size="16pt" fo:font-weight="normal" officeooo:paragraph-rsid="0016dae6" style:font-size-asian="16pt" style:font-weight-asian="normal" style:font-size-complex="16pt" style:font-weight-complex="normal"/>
    </style:style>
    <style:style style:name="P2" style:family="paragraph" style:parent-style-name="Standard">
      <style:text-properties fo:font-size="16pt" style:text-underline-style="solid" style:text-underline-width="auto" style:text-underline-color="font-color" officeooo:rsid="00084b75" officeooo:paragraph-rsid="00084b75" style:font-size-asian="14pt" style:font-size-complex="16pt"/>
    </style:style>
    <style:style style:name="P3" style:family="paragraph" style:parent-style-name="Standard">
      <style:text-properties fo:font-size="16pt" style:text-underline-style="solid" style:text-underline-width="auto" style:text-underline-color="font-color" fo:font-weight="bold" officeooo:rsid="00084b75" officeooo:paragraph-rsid="00084b75" style:font-size-asian="14pt" style:font-weight-asian="bold" style:font-size-complex="16pt" style:font-weight-complex="bold"/>
    </style:style>
    <style:style style:name="P4" style:family="paragraph" style:parent-style-name="Standard">
      <style:text-properties fo:font-size="16pt" style:text-underline-style="solid" style:text-underline-width="auto" style:text-underline-color="font-color" fo:font-weight="bold" officeooo:rsid="00084b75" officeooo:paragraph-rsid="000ecede" style:font-size-asian="14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084b75" officeooo:paragraph-rsid="001518f6" style:font-size-asian="14pt" style:font-weight-asian="bold" style:font-size-complex="16pt" style:font-weight-complex="bold"/>
    </style:style>
    <style:style style:name="P6" style:family="paragraph" style:parent-style-name="Standard">
      <style:text-properties fo:font-size="16pt" style:text-underline-style="solid" style:text-underline-width="auto" style:text-underline-color="font-color" fo:font-weight="bold" officeooo:rsid="00084b75" officeooo:paragraph-rsid="001ec929" style:font-size-asian="14pt" style:font-weight-asian="bold" style:font-size-complex="16pt" style:font-weight-complex="bold"/>
    </style:style>
    <style:style style:name="P7"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solid" style:text-underline-width="auto" style:text-underline-color="font-color" fo:font-weight="bold" officeooo:rsid="00084b75" officeooo:paragraph-rsid="003b603b" style:font-size-asian="14pt" style:font-weight-asian="bold" style:font-size-complex="16pt" style:font-weight-complex="bold"/>
    </style:style>
    <style:style style:name="P8"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solid" style:text-underline-width="auto" style:text-underline-color="font-color" fo:font-weight="bold" officeooo:rsid="00084b75" officeooo:paragraph-rsid="0056daad" style:font-size-asian="14pt" style:font-weight-asian="bold" style:font-size-complex="16pt" style:font-weight-complex="bold"/>
    </style:style>
    <style:style style:name="P9" style:family="paragraph" style:parent-style-name="Standard">
      <style:text-properties fo:font-size="16pt" style:text-underline-style="none" officeooo:rsid="00084b75" officeooo:paragraph-rsid="00084b75" style:font-size-asian="14pt" style:font-size-complex="16pt"/>
    </style:style>
    <style:style style:name="P10" style:family="paragraph" style:parent-style-name="Standard">
      <style:text-properties fo:font-size="16pt" style:text-underline-style="none" officeooo:rsid="00084b75" officeooo:paragraph-rsid="000a39ee" style:font-size-asian="14pt" style:font-size-complex="16pt"/>
    </style:style>
    <style:style style:name="P11" style:family="paragraph" style:parent-style-name="Standard">
      <style:text-properties fo:font-size="16pt" style:text-underline-style="none" officeooo:rsid="00084b75" officeooo:paragraph-rsid="000c957a" style:font-size-asian="14pt" style:font-size-complex="16pt"/>
    </style:style>
    <style:style style:name="P12" style:family="paragraph" style:parent-style-name="Standard">
      <style:text-properties fo:font-size="16pt" style:text-underline-style="none" officeooo:rsid="00084b75" officeooo:paragraph-rsid="0016dae6" style:font-size-asian="14pt" style:font-size-complex="16pt"/>
    </style:style>
    <style:style style:name="P13" style:family="paragraph" style:parent-style-name="Standard">
      <style:text-properties fo:font-size="16pt" style:text-underline-style="none" fo:font-weight="bold" officeooo:rsid="00084b75" officeooo:paragraph-rsid="000ecede" style:font-size-asian="14pt" style:font-weight-asian="bold" style:font-size-complex="16pt" style:font-weight-complex="bold"/>
    </style:style>
    <style:style style:name="P14" style:family="paragraph" style:parent-style-name="Standard">
      <style:text-properties fo:font-size="16pt" style:text-underline-style="none" fo:font-weight="bold" officeooo:rsid="00084b75" officeooo:paragraph-rsid="00084b75" style:font-size-asian="14pt" style:font-weight-asian="bold" style:font-size-complex="16pt" style:font-weight-complex="bold"/>
    </style:style>
    <style:style style:name="P15"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084b75" officeooo:paragraph-rsid="003b603b" style:font-size-asian="14pt" style:font-weight-asian="bold" style:font-size-complex="16pt" style:font-weight-complex="bold"/>
    </style:style>
    <style:style style:name="P16" style:family="paragraph" style:parent-style-name="Standard">
      <style:text-properties fo:font-size="16pt" style:text-underline-style="none" fo:font-weight="bold" officeooo:rsid="0018bc8e" officeooo:paragraph-rsid="0018bc8e" style:font-size-asian="14pt" style:font-weight-asian="bold" style:font-size-complex="16pt" style:font-weight-complex="bold"/>
    </style:style>
    <style:style style:name="P17"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31b9d5" officeooo:paragraph-rsid="0031b9d5" style:font-size-asian="16pt" style:font-weight-asian="bold" style:font-size-complex="16pt" style:font-weight-complex="bold"/>
    </style:style>
    <style:style style:name="P18"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3d2f31" officeooo:paragraph-rsid="003d2f31" style:font-size-asian="16pt" style:font-weight-asian="bold" style:font-size-complex="16pt" style:font-weight-complex="bold"/>
    </style:style>
    <style:style style:name="P19"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2ce641" officeooo:paragraph-rsid="003eafbb" style:font-size-asian="16pt" style:font-weight-asian="bold" style:font-size-complex="16pt" style:font-weight-complex="bold"/>
    </style:style>
    <style:style style:name="P20"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4aa81c" officeooo:paragraph-rsid="004d3d4c" style:font-size-asian="16pt" style:font-weight-asian="bold" style:font-size-complex="16pt" style:font-weight-complex="bold"/>
    </style:style>
    <style:style style:name="P21"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56daad" officeooo:paragraph-rsid="0056daad" style:font-size-asian="16pt" style:font-weight-asian="bold" style:font-size-complex="16pt" style:font-weight-complex="bold"/>
    </style:style>
    <style:style style:name="P22" style:family="paragraph" style:parent-style-name="Quotations">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084b75" officeooo:paragraph-rsid="0023438b" style:font-size-asian="16pt" style:font-weight-asian="bold" style:font-size-complex="16pt" style:font-weight-complex="bold"/>
    </style:style>
    <style:style style:name="P23" style:family="paragraph" style:parent-style-name="Standard">
      <style:text-properties fo:font-size="16pt" style:text-underline-style="none" fo:font-weight="normal" officeooo:rsid="00084b75" officeooo:paragraph-rsid="000ecede" style:font-size-asian="14pt" style:font-weight-asian="normal" style:font-size-complex="16pt" style:font-weight-complex="normal"/>
    </style:style>
    <style:style style:name="P24" style:family="paragraph" style:parent-style-name="Standard">
      <style:text-properties fo:font-size="16pt" style:text-underline-style="none" fo:font-weight="normal" officeooo:rsid="00084b75" officeooo:paragraph-rsid="0011aabc" style:font-size-asian="14pt" style:font-weight-asian="normal" style:font-size-complex="16pt" style:font-weight-complex="normal"/>
    </style:style>
    <style:style style:name="P25" style:family="paragraph" style:parent-style-name="Standard">
      <style:text-properties fo:font-size="16pt" style:text-underline-style="none" fo:font-weight="normal" officeooo:rsid="00084b75" officeooo:paragraph-rsid="00126c81" style:font-size-asian="14pt" style:font-weight-asian="normal" style:font-size-complex="16pt" style:font-weight-complex="normal"/>
    </style:style>
    <style:style style:name="P26"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normal" officeooo:rsid="00084b75" officeooo:paragraph-rsid="0023438b" style:font-size-asian="14pt" style:font-weight-asian="normal" style:font-size-complex="16pt" style:font-weight-complex="normal"/>
    </style:style>
    <style:style style:name="P27"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normal" officeooo:rsid="002ce641" officeooo:paragraph-rsid="003eafbb" style:font-size-asian="16pt" style:font-weight-asian="normal" style:font-size-complex="16pt" style:font-weight-complex="normal"/>
    </style:style>
    <style:style style:name="P28"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normal" officeooo:rsid="004aa81c" officeooo:paragraph-rsid="004d3d4c" style:font-size-asian="16pt" style:font-weight-asian="normal" style:font-size-complex="16pt" style:font-weight-complex="normal"/>
    </style:style>
    <style:style style:name="P29" style:family="paragraph" style:parent-style-name="Standard">
      <style:text-properties fo:font-size="16pt" fo:font-weight="bold" officeooo:paragraph-rsid="000ecede"/>
    </style:style>
    <style:style style:name="P30" style:family="paragraph" style:parent-style-name="Standard">
      <style:paragraph-properties fo:margin-left="0in" fo:margin-right="0in" fo:margin-top="0in" fo:margin-bottom="0.0972in" style:contextual-spacing="false" fo:text-indent="0in" style:auto-text-indent="false" fo:padding="0in" fo:border="none"/>
      <style:text-properties fo:font-size="16pt" fo:font-weight="bold" officeooo:paragraph-rsid="002ad30d"/>
    </style:style>
    <style:style style:name="P31" style:family="paragraph" style:parent-style-name="Text_20_body">
      <style:paragraph-properties fo:margin-left="0in" fo:margin-right="0in" fo:margin-top="0in" fo:margin-bottom="0.0972in" style:contextual-spacing="false" fo:text-indent="0in" style:auto-text-indent="false" fo:padding="0in" fo:border="none"/>
      <style:text-properties fo:font-size="16pt" fo:font-weight="bold" officeooo:paragraph-rsid="0056daad"/>
    </style:style>
    <style:style style:name="P32" style:family="paragraph" style:parent-style-name="Quotations">
      <style:paragraph-properties fo:margin-left="0in" fo:margin-right="0.3937in" fo:text-indent="0in" style:auto-text-indent="false"/>
      <style:text-properties fo:font-weight="bold" officeooo:paragraph-rsid="001518f6" style:font-weight-asian="bold" style:font-weight-complex="bold"/>
    </style:style>
    <style:style style:name="P33" style:family="paragraph" style:parent-style-name="Quotations">
      <style:paragraph-properties fo:margin-left="0in" fo:margin-right="0.3937in" fo:text-indent="0in" style:auto-text-indent="false"/>
      <style:text-properties fo:font-weight="bold" officeooo:paragraph-rsid="0016dae6" style:font-weight-asian="bold" style:font-weight-complex="bold"/>
    </style:style>
    <style:style style:name="P34" style:family="paragraph" style:parent-style-name="Quotations">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3608cb" style:font-size-asian="14pt" style:font-weight-asian="normal" style:font-size-complex="14pt" style:font-weight-complex="normal"/>
    </style:style>
    <style:style style:name="P35"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3608cb" style:font-size-asian="14pt" style:font-weight-asian="normal" style:font-size-complex="14pt" style:font-weight-complex="normal"/>
    </style:style>
    <style:style style:name="P36"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2ce0fa" style:font-size-asian="14pt" style:font-weight-asian="normal" style:font-size-complex="14pt" style:font-weight-complex="normal"/>
    </style:style>
    <style:style style:name="P37"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31a824" style:font-size-asian="14pt" style:font-weight-asian="normal" style:font-size-complex="14pt" style:font-weight-complex="normal"/>
    </style:style>
    <style:style style:name="P38"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339e89" style:font-size-asian="14pt" style:font-weight-asian="normal" style:font-size-complex="14pt" style:font-weight-complex="normal"/>
    </style:style>
    <style:style style:name="P39"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3b603b" style:font-size-asian="14pt" style:font-weight-asian="normal" style:font-size-complex="14pt" style:font-weight-complex="normal"/>
    </style:style>
    <style:style style:name="P40"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56daad" style:font-size-asian="14pt" style:font-weight-asian="normal" style:font-size-complex="14pt" style:font-weight-complex="normal"/>
    </style:style>
    <style:style style:name="P41"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1bb480" officeooo:paragraph-rsid="001f8194" style:font-size-asian="14pt" style:font-weight-asian="normal" style:font-size-complex="14pt" style:font-weight-complex="normal"/>
    </style:style>
    <style:style style:name="P42"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1f8194" officeooo:paragraph-rsid="0021a1c6" style:font-size-asian="14pt" style:font-weight-asian="normal" style:font-size-complex="14pt" style:font-weight-complex="normal"/>
    </style:style>
    <style:style style:name="P43"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56daad" officeooo:paragraph-rsid="0056daad" style:font-size-asian="14pt" style:font-weight-asian="normal" style:font-size-complex="14pt" style:font-weight-complex="normal"/>
    </style:style>
    <style:style style:name="P44"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56daad" officeooo:paragraph-rsid="005c4166" style:font-size-asian="14pt" style:font-weight-asian="normal" style:font-size-complex="14pt" style:font-weight-complex="normal"/>
    </style:style>
    <style:style style:name="P45"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084b75" officeooo:paragraph-rsid="0023438b" style:font-size-asian="14pt" style:font-weight-asian="bold" style:font-size-complex="14pt" style:font-weight-complex="bold"/>
    </style:style>
    <style:style style:name="P46"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1f8194" officeooo:paragraph-rsid="0021a1c6" style:font-size-asian="14pt" style:font-weight-asian="bold" style:font-size-complex="14pt" style:font-weight-complex="bold"/>
    </style:style>
    <style:style style:name="P47"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2ce641" officeooo:paragraph-rsid="00339e89" style:font-size-asian="14pt" style:font-weight-asian="bold" style:font-size-complex="14pt" style:font-weight-complex="bold"/>
    </style:style>
    <style:style style:name="P48"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56daad" officeooo:paragraph-rsid="0056daad" style:font-size-asian="14pt" style:font-weight-asian="bold" style:font-size-complex="14pt" style:font-weight-complex="bold"/>
    </style:style>
    <style:style style:name="P49"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56daad" officeooo:paragraph-rsid="005c4166" style:font-size-asian="14pt" style:font-weight-asian="bold" style:font-size-complex="14pt" style:font-weight-complex="bold"/>
    </style:style>
    <style:style style:name="P50" style:family="paragraph" style:parent-style-name="Quotations">
      <style:paragraph-properties fo:margin-left="0in" fo:margin-right="0in" fo:margin-top="0in" fo:margin-bottom="0.0972in" style:contextual-spacing="false" fo:text-indent="0in" style:auto-text-indent="false" fo:padding="0in" fo:border="none"/>
      <style:text-properties officeooo:paragraph-rsid="001ec929"/>
    </style:style>
    <style:style style:name="P51" style:family="paragraph" style:parent-style-name="Standard">
      <style:text-properties officeooo:paragraph-rsid="001ec929"/>
    </style:style>
    <style:style style:name="P52" style:family="paragraph" style:parent-style-name="Quotations">
      <style:paragraph-properties fo:margin-left="0in" fo:margin-right="0in" fo:margin-top="0in" fo:margin-bottom="0.0972in" style:contextual-spacing="false" fo:text-indent="0in" style:auto-text-indent="false" fo:padding="0in" fo:border="none"/>
      <style:text-properties officeooo:paragraph-rsid="0023438b"/>
    </style:style>
    <style:style style:name="P53" style:family="paragraph" style:parent-style-name="Standard">
      <style:text-properties officeooo:paragraph-rsid="000c3369"/>
    </style:style>
    <style:style style:name="P54" style:family="paragraph" style:parent-style-name="Standard">
      <style:text-properties fo:font-size="32pt" style:text-underline-style="solid" style:text-underline-width="auto" style:text-underline-color="font-color" fo:font-weight="bold" officeooo:rsid="00084b75" officeooo:paragraph-rsid="000ded97" style:font-size-asian="28pt" style:font-weight-asian="bold" style:font-size-complex="32pt" style:font-weight-complex="bold"/>
    </style:style>
    <style:style style:name="P55" style:family="paragraph" style:parent-style-name="Standard">
      <style:text-properties fo:font-size="32pt" style:text-underline-style="none" officeooo:rsid="00084b75" officeooo:paragraph-rsid="000ded97" style:font-size-asian="28pt" style:font-size-complex="32pt"/>
    </style:style>
    <style:style style:name="P56" style:family="paragraph" style:parent-style-name="Text_20_body">
      <style:text-properties fo:font-variant="normal" fo:text-transform="none" fo:color="#59636e" loext:opacity="100%" style:font-name="apple-system" fo:font-size="12pt" fo:letter-spacing="normal" fo:font-style="normal" fo:font-weight="normal" officeooo:paragraph-rsid="000a39ee"/>
    </style:style>
    <style:style style:name="P57" style:family="paragraph" style:parent-style-name="Text_20_body">
      <style:text-properties fo:font-variant="normal" fo:text-transform="none" fo:color="#59636e" loext:opacity="100%" style:font-name="apple-system" fo:font-size="12pt" fo:letter-spacing="normal" fo:font-style="normal" fo:font-weight="normal" officeooo:paragraph-rsid="000c3369"/>
    </style:style>
    <style:style style:name="P58" style:family="paragraph" style:parent-style-name="Text_20_body">
      <style:text-properties fo:font-variant="normal" fo:text-transform="none" fo:color="#59636e" loext:opacity="100%" style:font-name="apple-system" fo:font-size="12pt" fo:letter-spacing="normal" fo:font-style="normal" fo:font-weight="normal" officeooo:paragraph-rsid="000c957a" style:font-weight-asian="normal" style:font-weight-complex="normal"/>
    </style:style>
    <style:style style:name="P59"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2pt" fo:letter-spacing="normal" fo:font-style="normal" fo:font-weight="normal" officeooo:paragraph-rsid="0023438b"/>
    </style:style>
    <style:style style:name="P60" style:family="paragraph" style:parent-style-name="Standard">
      <style:text-properties fo:font-variant="normal" fo:text-transform="none" fo:color="#59636e" loext:opacity="100%" style:font-name="apple-system" fo:font-size="12pt" fo:letter-spacing="normal" fo:font-style="normal" fo:font-weight="normal" officeooo:paragraph-rsid="000ecede"/>
    </style:style>
    <style:style style:name="P61"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2pt" fo:letter-spacing="normal" fo:font-style="normal" fo:font-weight="normal" officeooo:paragraph-rsid="0056daad"/>
    </style:style>
    <style:style style:name="P62" style:family="paragraph" style:parent-style-name="Text_20_body">
      <style:text-properties fo:font-variant="normal" fo:text-transform="none" fo:color="#59636e" loext:opacity="100%" style:font-name="apple-system" fo:font-size="12pt" fo:letter-spacing="normal" fo:font-style="normal" style:text-underline-style="none" fo:font-weight="normal" officeooo:rsid="00084b75" officeooo:paragraph-rsid="000ecede" style:font-size-asian="14pt" style:font-weight-asian="bold" style:font-size-complex="16pt" style:font-weight-complex="bold"/>
    </style:style>
    <style:style style:name="P63"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2pt" fo:letter-spacing="normal" fo:font-style="normal" style:text-underline-style="none" fo:font-weight="normal" officeooo:rsid="00084b75" officeooo:paragraph-rsid="00193f81" style:font-size-asian="14pt" style:font-weight-asian="bold" style:font-size-complex="16pt" style:font-weight-complex="bold"/>
    </style:style>
    <style:style style:name="P64" style:family="paragraph" style:parent-style-name="Standard">
      <style:text-properties fo:font-variant="normal" fo:text-transform="none" fo:color="#59636e" loext:opacity="100%" style:font-name="apple-system" fo:font-size="12pt" fo:letter-spacing="normal" fo:font-style="normal" style:text-underline-style="none" fo:font-weight="normal" officeooo:rsid="00084b75" officeooo:paragraph-rsid="00084b75" style:font-size-asian="14pt" style:font-size-complex="16pt"/>
    </style:style>
    <style:style style:name="P65" style:family="paragraph" style:parent-style-name="Standard">
      <style:text-properties fo:font-variant="normal" fo:text-transform="none" fo:color="#59636e" loext:opacity="100%" style:font-name="apple-system" fo:font-size="12pt" fo:letter-spacing="normal" fo:font-style="normal" style:text-underline-style="none" fo:font-weight="normal" officeooo:rsid="00084b75" officeooo:paragraph-rsid="0011aabc" style:font-size-asian="14pt" style:font-weight-asian="normal" style:font-size-complex="16pt" style:font-weight-complex="normal"/>
    </style:style>
    <style:style style:name="P66" style:family="paragraph" style:parent-style-name="Standard">
      <style:text-properties fo:font-variant="normal" fo:text-transform="none" fo:color="#59636e" loext:opacity="100%" style:font-name="apple-system" fo:font-size="12pt" fo:letter-spacing="normal" fo:font-style="normal" style:text-underline-style="none" fo:font-weight="normal" officeooo:rsid="00084b75" officeooo:paragraph-rsid="0011aabc" style:font-size-asian="12pt" style:font-weight-asian="normal" style:font-size-complex="12pt" style:font-weight-complex="normal"/>
    </style:style>
    <style:style style:name="P67"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2pt" fo:letter-spacing="normal" fo:font-style="normal" style:text-underline-style="none" fo:font-weight="bold" officeooo:rsid="00084b75" officeooo:paragraph-rsid="0023438b" style:font-size-asian="14pt" style:font-weight-asian="bold" style:font-size-complex="14pt" style:font-weight-complex="bold"/>
    </style:style>
    <style:style style:name="P68" style:family="paragraph" style:parent-style-name="Text_20_body">
      <style:text-properties fo:font-variant="normal" fo:text-transform="none" fo:color="#59636e" loext:opacity="100%" style:font-name="apple-system" fo:font-size="12pt" fo:letter-spacing="normal" fo:font-style="normal" fo:font-weight="bold" officeooo:paragraph-rsid="000c957a"/>
    </style:style>
    <style:style style:name="P69" style:family="paragraph" style:parent-style-name="Text_20_body">
      <style:text-properties fo:font-variant="normal" fo:text-transform="none" fo:color="#59636e" loext:opacity="100%" style:font-name="apple-system" fo:font-size="12pt" fo:letter-spacing="normal" fo:font-style="normal" fo:font-weight="bold" officeooo:paragraph-rsid="000ecede"/>
    </style:style>
    <style:style style:name="P70" style:family="paragraph" style:parent-style-name="Text_20_body">
      <style:text-properties fo:font-variant="normal" fo:text-transform="none" fo:color="#59636e" loext:opacity="100%" style:font-name="apple-system" fo:font-size="12pt" fo:letter-spacing="normal" fo:font-style="normal" fo:font-weight="bold" officeooo:paragraph-rsid="0018bc8e"/>
    </style:style>
    <style:style style:name="P71"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6pt" fo:letter-spacing="normal" fo:font-style="normal" style:text-underline-style="none" fo:font-weight="bold" officeooo:rsid="00084b75" officeooo:paragraph-rsid="0023438b" style:font-size-asian="14pt" style:font-weight-asian="bold" style:font-size-complex="16pt" style:font-weight-complex="bold"/>
    </style:style>
    <style:style style:name="P72" style:family="paragraph" style:parent-style-name="Text_20_body">
      <style:text-properties fo:font-variant="normal" fo:text-transform="none" fo:color="#59636e" loext:opacity="100%" style:font-name="apple-system" fo:font-size="16pt" fo:letter-spacing="normal" fo:font-style="normal" style:text-underline-style="none" fo:font-weight="bold" officeooo:rsid="00084b75" officeooo:paragraph-rsid="0018bc8e" style:font-size-asian="16pt" style:font-weight-asian="bold" style:font-size-complex="16pt" style:font-weight-complex="bold"/>
    </style:style>
    <style:style style:name="P73" style:family="paragraph" style:parent-style-name="Standard">
      <style:text-properties fo:font-variant="normal" fo:text-transform="none" fo:color="#59636e" loext:opacity="100%" style:font-name="apple-system" fo:font-size="16pt" fo:letter-spacing="normal" fo:font-style="normal" style:text-underline-style="none" fo:font-weight="normal" officeooo:rsid="00084b75" officeooo:paragraph-rsid="00126c81" style:font-size-asian="14pt" style:font-weight-asian="normal" style:font-size-complex="16pt" style:font-weight-complex="normal"/>
    </style:style>
    <style:style style:name="P74"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6pt" fo:letter-spacing="normal" fo:font-style="normal" style:text-underline-style="none" fo:font-weight="normal" officeooo:rsid="00084b75" officeooo:paragraph-rsid="0023438b" style:font-size-asian="14pt" style:font-weight-asian="normal" style:font-size-complex="16pt" style:font-weight-complex="normal"/>
    </style:style>
    <style:style style:name="P75" style:family="paragraph" style:parent-style-name="Text_20_body">
      <style:text-properties fo:font-variant="normal" fo:text-transform="none" fo:color="#59636e" loext:opacity="100%" style:font-name="apple-system" fo:font-size="16pt" fo:letter-spacing="normal" fo:font-style="normal" fo:font-weight="bold" officeooo:paragraph-rsid="001518f6"/>
    </style:style>
    <style:style style:name="P76"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6pt" fo:letter-spacing="normal" fo:font-style="normal" fo:font-weight="bold" officeooo:paragraph-rsid="00193f81"/>
    </style:style>
    <style:style style:name="P77"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6pt" fo:letter-spacing="normal" fo:font-style="normal" fo:font-weight="bold" officeooo:paragraph-rsid="0023438b"/>
    </style:style>
    <style:style style:name="P78"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4pt" fo:letter-spacing="normal" fo:font-style="normal" style:text-underline-style="none" fo:font-weight="normal" officeooo:rsid="001bb480" officeooo:paragraph-rsid="001f8194" style:font-size-asian="14pt" style:font-weight-asian="normal" style:font-size-complex="14pt" style:font-weight-complex="normal"/>
    </style:style>
    <style:style style:name="P79"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4pt" fo:letter-spacing="normal" fo:font-style="normal" style:text-underline-style="none" fo:font-weight="normal" officeooo:rsid="0056daad" officeooo:paragraph-rsid="0056daad" style:font-size-asian="14pt" style:font-weight-asian="normal" style:font-size-complex="14pt" style:font-weight-complex="normal"/>
    </style:style>
    <style:style style:name="P80"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normal" officeooo:rsid="00084b75" officeooo:paragraph-rsid="002ce0fa" style:font-size-asian="12pt" style:font-weight-asian="normal" style:font-size-complex="12pt" style:font-weight-complex="normal"/>
    </style:style>
    <style:style style:name="P81"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normal" officeooo:rsid="00084b75" officeooo:paragraph-rsid="00339e89" style:font-size-asian="12pt" style:font-weight-asian="normal" style:font-size-complex="12pt" style:font-weight-complex="normal"/>
    </style:style>
    <style:style style:name="P82"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084b75" officeooo:paragraph-rsid="001bb480" style:font-size-asian="12pt" style:font-weight-asian="bold" style:font-size-complex="12pt" style:font-weight-complex="bold"/>
    </style:style>
    <style:style style:name="P83"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084b75" officeooo:paragraph-rsid="0023438b" style:font-size-asian="12pt" style:font-weight-asian="bold" style:font-size-complex="12pt" style:font-weight-complex="bold"/>
    </style:style>
    <style:style style:name="P84"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56daad" officeooo:paragraph-rsid="0056daad" style:font-size-asian="12pt" style:font-weight-asian="bold" style:font-size-complex="12pt" style:font-weight-complex="bold"/>
    </style:style>
    <style:style style:name="P85" style:family="paragraph" style:parent-style-name="Standard">
      <style:text-properties fo:font-size="12pt" officeooo:paragraph-rsid="000c3369" style:font-size-asian="12pt" style:font-size-complex="12pt"/>
    </style:style>
    <style:style style:name="P86" style:family="paragraph" style:parent-style-name="Quotations">
      <style:paragraph-properties fo:margin-left="0in" fo:margin-right="0in" fo:margin-top="0in" fo:margin-bottom="0.0972in" style:contextual-spacing="false" fo:text-indent="0in" style:auto-text-indent="false" fo:padding="0in" fo:border="none"/>
      <style:text-properties officeooo:paragraph-rsid="003608cb"/>
    </style:style>
    <style:style style:name="P87" style:family="paragraph" style:parent-style-name="Standard">
      <style:text-properties fo:font-size="96pt" style:text-underline-style="solid" style:text-underline-width="auto" style:text-underline-color="font-color" fo:font-weight="bold" officeooo:rsid="000ded97" officeooo:paragraph-rsid="000ded97" style:font-size-asian="84pt" style:font-weight-asian="bold" style:font-size-complex="96pt" style:font-weight-complex="bold"/>
    </style:style>
    <style:style style:name="P88" style:family="paragraph" style:parent-style-name="Standard">
      <style:paragraph-properties fo:margin-left="0in" fo:margin-right="0in" fo:margin-top="0in" fo:margin-bottom="0.0972in" style:contextual-spacing="false" fo:text-indent="0in" style:auto-text-indent="false" fo:padding="0in" fo:border="none"/>
      <style:text-properties officeooo:paragraph-rsid="003eafbb"/>
    </style:style>
    <style:style style:name="P89" style:family="paragraph" style:parent-style-name="Quotations">
      <style:paragraph-properties fo:margin-left="0in" fo:margin-right="0.3937in" fo:text-indent="0in" style:auto-text-indent="false"/>
      <style:text-properties fo:font-size="14pt" fo:font-weight="normal" officeooo:paragraph-rsid="0016dae6" style:font-size-asian="14pt" style:font-weight-asian="normal" style:font-size-complex="14pt" style:font-weight-complex="normal"/>
    </style:style>
    <style:style style:name="P90" style:family="paragraph" style:parent-style-name="Quotations">
      <style:paragraph-properties fo:margin-left="0in" fo:margin-right="0.3937in" fo:text-indent="0in" style:auto-text-indent="false"/>
      <style:text-properties fo:font-size="14pt" fo:font-weight="bold" officeooo:paragraph-rsid="0016dae6" style:font-size-asian="14pt" style:font-weight-asian="bold" style:font-size-complex="14pt" style:font-weight-complex="bold"/>
    </style:style>
    <style:style style:name="P91" style:family="paragraph" style:parent-style-name="Quotations">
      <style:paragraph-properties fo:margin-left="0in" fo:margin-right="0.3937in" fo:text-indent="0in" style:auto-text-indent="false"/>
      <style:text-properties fo:font-size="14pt" fo:font-weight="bold" officeooo:paragraph-rsid="008c6023" style:font-size-asian="14pt" style:font-weight-asian="bold" style:font-size-complex="14pt" style:font-weight-complex="bold"/>
    </style:style>
    <style:style style:name="P92" style:family="paragraph" style:parent-style-name="Quotations">
      <style:paragraph-properties fo:margin-left="0in" fo:margin-right="0.3937in" fo:text-indent="0in" style:auto-text-indent="false"/>
      <style:text-properties officeooo:paragraph-rsid="001518f6"/>
    </style:style>
    <style:style style:name="P93" style:family="paragraph" style:parent-style-name="Quotations">
      <style:paragraph-properties fo:margin-left="0in" fo:margin-right="0.3937in" fo:text-indent="0in" style:auto-text-indent="false"/>
      <style:text-properties officeooo:paragraph-rsid="0016dae6"/>
    </style:style>
    <style:style style:name="P94" style:family="paragraph" style:parent-style-name="Quotations">
      <style:paragraph-properties fo:margin-left="0in" fo:margin-right="0in" fo:margin-top="0in" fo:margin-bottom="0.0972in" style:contextual-spacing="false" fo:text-indent="0in" style:auto-text-indent="false" fo:padding="0in" fo:border="none"/>
      <style:text-properties officeooo:paragraph-rsid="0023438b"/>
    </style:style>
    <style:style style:name="P95" style:family="paragraph" style:parent-style-name="Quotations">
      <style:paragraph-properties fo:margin-left="0in" fo:margin-right="0in" fo:margin-top="0in" fo:margin-bottom="0.0972in" style:contextual-spacing="false" fo:text-indent="0in" style:auto-text-indent="false" fo:padding="0in" fo:border="none"/>
      <style:text-properties officeooo:rsid="0099b818" officeooo:paragraph-rsid="0099b818"/>
    </style:style>
    <style:style style:name="P96" style:family="paragraph" style:parent-style-name="Quotations">
      <style:paragraph-properties fo:margin-left="0in" fo:margin-right="0in" fo:margin-top="0in" fo:margin-bottom="0.0972in" style:contextual-spacing="false" fo:text-indent="0in" style:auto-text-indent="false" fo:padding="0in" fo:border="none"/>
      <style:text-properties officeooo:paragraph-rsid="00a17411"/>
    </style:style>
    <style:style style:name="P97" style:family="paragraph" style:parent-style-name="Quotations">
      <style:paragraph-properties fo:margin-left="0in" fo:margin-right="0in" fo:margin-top="0in" fo:margin-bottom="0.0972in" style:contextual-spacing="false" fo:text-indent="0in" style:auto-text-indent="false" fo:padding="0in" fo:border="none"/>
      <style:text-properties fo:font-weight="normal" officeooo:paragraph-rsid="00a17411" style:font-weight-asian="normal" style:font-weight-complex="normal"/>
    </style:style>
    <style:style style:name="P98" style:family="paragraph" style:parent-style-name="Quotations">
      <style:paragraph-properties fo:margin-left="0in" fo:margin-right="0in" fo:margin-top="0in" fo:margin-bottom="0.0972in" style:contextual-spacing="false" fo:text-indent="0in" style:auto-text-indent="false" fo:padding="0in" fo:border="none"/>
      <style:text-properties officeooo:paragraph-rsid="00a1bdc0"/>
    </style:style>
    <style:style style:name="P99" style:family="paragraph" style:parent-style-name="Quotations">
      <style:paragraph-properties fo:margin-left="0in" fo:margin-right="0in" fo:margin-top="0in" fo:margin-bottom="0.0972in" style:contextual-spacing="false" fo:text-indent="0in" style:auto-text-indent="false" fo:padding="0in" fo:border="none"/>
      <style:text-properties officeooo:rsid="00a1bdc0" officeooo:paragraph-rsid="00a1bdc0"/>
    </style:style>
    <style:style style:name="P100" style:family="paragraph" style:parent-style-name="Quotations">
      <style:paragraph-properties fo:margin-left="0in" fo:margin-right="0in" fo:margin-top="0in" fo:margin-bottom="0.0972in" style:contextual-spacing="false" fo:text-indent="0in" style:auto-text-indent="false" fo:padding="0in" fo:border="none"/>
      <style:text-properties officeooo:paragraph-rsid="00a2c9af"/>
    </style:style>
    <style:style style:name="P101" style:family="paragraph" style:parent-style-name="Standard">
      <style:text-properties fo:font-size="14pt" style:text-underline-style="none" fo:font-weight="normal" officeooo:rsid="00084b75" officeooo:paragraph-rsid="0089f26c" style:font-size-asian="14pt" style:font-weight-asian="normal" style:font-size-complex="14pt" style:font-weight-complex="normal"/>
    </style:style>
    <style:style style:name="P102" style:family="paragraph" style:parent-style-name="Standard">
      <style:text-properties fo:font-size="14pt" style:text-underline-style="none" fo:font-weight="normal" officeooo:rsid="00084b75" officeooo:paragraph-rsid="001518f6" style:font-size-asian="14pt" style:font-weight-asian="normal" style:font-size-complex="14pt" style:font-weight-complex="normal"/>
    </style:style>
    <style:style style:name="P103"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23438b" style:font-size-asian="14pt" style:font-weight-asian="normal" style:font-size-complex="14pt" style:font-weight-complex="normal"/>
    </style:style>
    <style:style style:name="P104"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9720f2" style:font-size-asian="14pt" style:font-weight-asian="normal" style:font-size-complex="14pt" style:font-weight-complex="normal"/>
    </style:style>
    <style:style style:name="P105"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084b75" officeooo:paragraph-rsid="0056daad" style:font-size-asian="14pt" style:font-weight-asian="normal" style:font-size-complex="14pt" style:font-weight-complex="normal"/>
    </style:style>
    <style:style style:name="P106"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56daad" officeooo:paragraph-rsid="005c4166" style:font-size-asian="14pt" style:font-weight-asian="normal" style:font-size-complex="14pt" style:font-weight-complex="normal"/>
    </style:style>
    <style:style style:name="P107"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56daad" officeooo:paragraph-rsid="0056daad" style:font-size-asian="14pt" style:font-weight-asian="normal" style:font-size-complex="14pt" style:font-weight-complex="normal"/>
    </style:style>
    <style:style style:name="P108"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1f8194" officeooo:paragraph-rsid="001f8194" style:font-size-asian="14pt" style:font-weight-asian="normal" style:font-size-complex="14pt" style:font-weight-complex="normal"/>
    </style:style>
    <style:style style:name="P109"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36177f" officeooo:paragraph-rsid="009aba93" style:font-size-asian="14pt" style:font-weight-asian="normal" style:font-size-complex="14pt" style:font-weight-complex="normal"/>
    </style:style>
    <style:style style:name="P110"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2ce641" officeooo:paragraph-rsid="003eafbb" style:font-size-asian="14pt" style:font-weight-asian="normal" style:font-size-complex="14pt" style:font-weight-complex="normal"/>
    </style:style>
    <style:style style:name="P111"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normal" officeooo:rsid="002ce641" officeooo:paragraph-rsid="003f4b72" style:font-size-asian="14pt" style:font-weight-asian="normal" style:font-size-complex="14pt" style:font-weight-complex="normal"/>
    </style:style>
    <style:style style:name="P112"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56daad" officeooo:paragraph-rsid="0056daad" style:font-size-asian="14pt" style:font-weight-asian="bold" style:font-size-complex="14pt" style:font-weight-complex="bold"/>
    </style:style>
    <style:style style:name="P113" style:family="paragraph" style:parent-style-name="Standard">
      <style:text-properties fo:font-size="14pt" style:text-underline-style="none" fo:font-weight="bold" officeooo:rsid="00084b75" officeooo:paragraph-rsid="0088b08e" style:font-size-asian="14pt" style:font-weight-asian="bold" style:font-size-complex="14pt" style:font-weight-complex="bold"/>
    </style:style>
    <style:style style:name="P114" style:family="paragraph" style:parent-style-name="Standard">
      <style:text-properties fo:font-size="14pt" style:text-underline-style="none" fo:font-weight="bold" officeooo:rsid="00084b75" officeooo:paragraph-rsid="001518f6" style:font-size-asian="14pt" style:font-weight-asian="bold" style:font-size-complex="14pt" style:font-weight-complex="bold"/>
    </style:style>
    <style:style style:name="P115"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084b75" officeooo:paragraph-rsid="0023438b" style:font-size-asian="14pt" style:font-weight-asian="bold" style:font-size-complex="14pt" style:font-weight-complex="bold"/>
    </style:style>
    <style:style style:name="P116"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084b75" officeooo:paragraph-rsid="0056daad" style:font-size-asian="14pt" style:font-weight-asian="bold" style:font-size-complex="14pt" style:font-weight-complex="bold"/>
    </style:style>
    <style:style style:name="P117"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1f8194" officeooo:paragraph-rsid="001f8194" style:font-size-asian="14pt" style:font-weight-asian="bold" style:font-size-complex="14pt" style:font-weight-complex="bold"/>
    </style:style>
    <style:style style:name="P118"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36177f" officeooo:paragraph-rsid="009aba93" style:font-size-asian="14pt" style:font-weight-asian="bold" style:font-size-complex="14pt" style:font-weight-complex="bold"/>
    </style:style>
    <style:style style:name="P119"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2ce641" officeooo:paragraph-rsid="003eafbb" style:font-size-asian="14pt" style:font-weight-asian="bold" style:font-size-complex="14pt" style:font-weight-complex="bold"/>
    </style:style>
    <style:style style:name="P120" style:family="paragraph" style:parent-style-name="Standard">
      <style:paragraph-properties fo:margin-left="0in" fo:margin-right="0in" fo:margin-top="0in" fo:margin-bottom="0.0972in" style:contextual-spacing="false" fo:text-indent="0in" style:auto-text-indent="false" fo:padding="0in" fo:border="none"/>
      <style:text-properties fo:font-size="14pt" style:text-underline-style="none" fo:font-weight="bold" officeooo:rsid="009fb70f" officeooo:paragraph-rsid="009fb70f" style:font-size-asian="14pt" style:font-weight-asian="bold" style:font-size-complex="14pt" style:font-weight-complex="bold"/>
    </style:style>
    <style:style style:name="P121" style:family="paragraph" style:parent-style-name="Standard">
      <style:paragraph-properties fo:margin-left="0in" fo:margin-right="0in" fo:margin-top="0in" fo:margin-bottom="0.0972in" style:contextual-spacing="false" fo:text-indent="0in" style:auto-text-indent="false" fo:padding="0in" fo:border="none"/>
      <style:text-properties fo:font-size="14pt" fo:font-weight="bold" officeooo:paragraph-rsid="0094322a"/>
    </style:style>
    <style:style style:name="P122" style:family="paragraph" style:parent-style-name="Standard">
      <style:text-properties fo:font-size="14pt" officeooo:paragraph-rsid="000c3369" style:font-size-asian="14pt" style:font-size-complex="14pt"/>
    </style:style>
    <style:style style:name="P123" style:family="paragraph" style:parent-style-name="Standard">
      <style:text-properties fo:font-size="12pt" style:text-underline-style="none" fo:font-weight="normal" officeooo:rsid="00084b75" officeooo:paragraph-rsid="001518f6" style:font-size-asian="12pt" style:font-weight-asian="normal" style:font-size-complex="12pt" style:font-weight-complex="normal"/>
    </style:style>
    <style:style style:name="P124"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normal" officeooo:rsid="00084b75" officeooo:paragraph-rsid="001bb480" style:font-size-asian="12pt" style:font-weight-asian="normal" style:font-size-complex="12pt" style:font-weight-complex="normal"/>
    </style:style>
    <style:style style:name="P125"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normal" officeooo:rsid="00084b75" officeooo:paragraph-rsid="00193f81" style:font-size-asian="12pt" style:font-weight-asian="normal" style:font-size-complex="12pt" style:font-weight-complex="normal"/>
    </style:style>
    <style:style style:name="P126"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normal" officeooo:rsid="00084b75" officeooo:paragraph-rsid="0023438b" style:font-size-asian="12pt" style:font-weight-asian="normal" style:font-size-complex="12pt" style:font-weight-complex="normal"/>
    </style:style>
    <style:style style:name="P127"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normal" officeooo:rsid="001f8194" officeooo:paragraph-rsid="001f8194" style:font-size-asian="12pt" style:font-weight-asian="normal" style:font-size-complex="12pt" style:font-weight-complex="normal"/>
    </style:style>
    <style:style style:name="P128"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normal" officeooo:rsid="0056daad" officeooo:paragraph-rsid="0056daad" style:font-size-asian="12pt" style:font-weight-asian="normal" style:font-size-complex="12pt" style:font-weight-complex="normal"/>
    </style:style>
    <style:style style:name="P129" style:family="paragraph" style:parent-style-name="Standard">
      <style:text-properties fo:font-size="12pt" style:text-underline-style="none" fo:font-weight="bold" officeooo:rsid="00084b75" officeooo:paragraph-rsid="0089f26c" style:font-size-asian="12pt" style:font-weight-asian="bold" style:font-size-complex="12pt" style:font-weight-complex="bold"/>
    </style:style>
    <style:style style:name="P130"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084b75" officeooo:paragraph-rsid="001bb480" style:font-size-asian="12pt" style:font-weight-asian="bold" style:font-size-complex="12pt" style:font-weight-complex="bold"/>
    </style:style>
    <style:style style:name="P131"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084b75" officeooo:paragraph-rsid="009c4f24" style:font-size-asian="12pt" style:font-weight-asian="bold" style:font-size-complex="12pt" style:font-weight-complex="bold"/>
    </style:style>
    <style:style style:name="P132"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1f8194" officeooo:paragraph-rsid="001f8194" style:font-size-asian="12pt" style:font-weight-asian="bold" style:font-size-complex="12pt" style:font-weight-complex="bold"/>
    </style:style>
    <style:style style:name="P133"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9c4f24" officeooo:paragraph-rsid="009c4f24" style:font-size-asian="12pt" style:font-weight-asian="bold" style:font-size-complex="12pt" style:font-weight-complex="bold"/>
    </style:style>
    <style:style style:name="P134"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2ce641" officeooo:paragraph-rsid="003eafbb" style:font-size-asian="12pt" style:font-weight-asian="bold" style:font-size-complex="12pt" style:font-weight-complex="bold"/>
    </style:style>
    <style:style style:name="P135"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56daad" officeooo:paragraph-rsid="0056daad" style:font-size-asian="12pt" style:font-weight-asian="bold" style:font-size-complex="12pt" style:font-weight-complex="bold"/>
    </style:style>
    <style:style style:name="P136"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56daad" officeooo:paragraph-rsid="00a4fd28" style:font-size-asian="12pt" style:font-weight-asian="bold" style:font-size-complex="12pt" style:font-weight-complex="bold"/>
    </style:style>
    <style:style style:name="P137" style:family="paragraph" style:parent-style-name="Standard">
      <style:paragraph-properties fo:margin-left="0in" fo:margin-right="0in" fo:margin-top="0in" fo:margin-bottom="0.0972in" style:contextual-spacing="false" fo:text-indent="0in" style:auto-text-indent="false" fo:padding="0in" fo:border="none"/>
      <style:text-properties fo:font-size="12pt" style:text-underline-style="none" fo:font-weight="bold" officeooo:rsid="002ce641" officeooo:paragraph-rsid="003eafbb" style:font-size-asian="10.5pt" style:font-weight-asian="bold" style:font-size-complex="12pt" style:font-weight-complex="bold"/>
    </style:style>
    <style:style style:name="P138" style:family="paragraph" style:parent-style-name="Standard">
      <style:text-properties fo:font-size="12pt" officeooo:paragraph-rsid="000c3369" style:font-size-asian="12pt" style:font-size-complex="12pt"/>
    </style:style>
    <style:style style:name="P139" style:family="paragraph" style:parent-style-name="Standard">
      <style:text-properties fo:font-size="12pt" officeooo:paragraph-rsid="008619c0" style:font-size-asian="12pt" style:font-size-complex="12pt"/>
    </style:style>
    <style:style style:name="P140" style:family="paragraph" style:parent-style-name="Standard">
      <style:text-properties fo:font-size="12pt" style:font-size-asian="12pt" style:font-size-complex="12pt"/>
    </style:style>
    <style:style style:name="P141" style:family="paragraph" style:parent-style-name="Standard">
      <style:text-properties fo:font-size="12pt" fo:font-weight="bold" officeooo:paragraph-rsid="008619c0" style:font-size-asian="12pt" style:font-weight-asian="bold" style:font-size-complex="12pt" style:font-weight-complex="bold"/>
    </style:style>
    <style:style style:name="P142" style:family="paragraph" style:parent-style-name="Standard">
      <style:text-properties fo:font-size="12pt" fo:font-weight="bold" officeooo:paragraph-rsid="000c3369" style:font-size-asian="12pt" style:font-weight-asian="bold" style:font-size-complex="12pt" style:font-weight-complex="bold"/>
    </style:style>
    <style:style style:name="P143" style:family="paragraph" style:parent-style-name="Standard">
      <style:text-properties fo:font-size="12pt" fo:font-weight="bold" officeooo:paragraph-rsid="0089f26c"/>
    </style:style>
    <style:style style:name="P144"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2ce641" officeooo:paragraph-rsid="009fb70f" style:font-size-asian="16pt" style:font-weight-asian="bold" style:font-size-complex="16pt" style:font-weight-complex="bold"/>
    </style:style>
    <style:style style:name="P145"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620310" officeooo:paragraph-rsid="00620310" style:font-size-asian="16pt" style:font-weight-asian="bold" style:font-size-complex="16pt" style:font-weight-complex="bold"/>
    </style:style>
    <style:style style:name="P146"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8d7e3a" officeooo:paragraph-rsid="008d7e3a" style:font-size-asian="16pt" style:font-weight-asian="bold" style:font-size-complex="16pt" style:font-weight-complex="bold"/>
    </style:style>
    <style:style style:name="P147"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96828b" officeooo:paragraph-rsid="009720f2" style:font-size-asian="16pt" style:font-weight-asian="bold" style:font-size-complex="16pt" style:font-weight-complex="bold"/>
    </style:style>
    <style:style style:name="P148"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9720f2" officeooo:paragraph-rsid="009720f2" style:font-size-asian="16pt" style:font-weight-asian="bold" style:font-size-complex="16pt" style:font-weight-complex="bold"/>
    </style:style>
    <style:style style:name="P149"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99b818" officeooo:paragraph-rsid="0099b818" style:font-size-asian="16pt" style:font-weight-asian="bold" style:font-size-complex="16pt" style:font-weight-complex="bold"/>
    </style:style>
    <style:style style:name="P150"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36177f" officeooo:paragraph-rsid="009aba93" style:font-size-asian="16pt" style:font-weight-asian="bold" style:font-size-complex="16pt" style:font-weight-complex="bold"/>
    </style:style>
    <style:style style:name="P151"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3b603b" officeooo:paragraph-rsid="009e6fee" style:font-size-asian="16pt" style:font-weight-asian="bold" style:font-size-complex="16pt" style:font-weight-complex="bold"/>
    </style:style>
    <style:style style:name="P152"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9e6fee" officeooo:paragraph-rsid="009e6fee" style:font-size-asian="16pt" style:font-weight-asian="bold" style:font-size-complex="16pt" style:font-weight-complex="bold"/>
    </style:style>
    <style:style style:name="P153"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9fb70f" officeooo:paragraph-rsid="009fb70f" style:font-size-asian="16pt" style:font-weight-asian="bold" style:font-size-complex="16pt" style:font-weight-complex="bold"/>
    </style:style>
    <style:style style:name="P154"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a43163" officeooo:paragraph-rsid="00a43163" style:font-size-asian="16pt" style:font-weight-asian="bold" style:font-size-complex="16pt" style:font-weight-complex="bold"/>
    </style:style>
    <style:style style:name="P155"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a4fd28" officeooo:paragraph-rsid="00a4fd28" style:font-size-asian="16pt" style:font-weight-asian="bold" style:font-size-complex="16pt" style:font-weight-complex="bold"/>
    </style:style>
    <style:style style:name="P156"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56daad" officeooo:paragraph-rsid="0056daad" style:font-size-asian="16pt" style:font-weight-asian="bold" style:font-size-complex="16pt" style:font-weight-complex="bold"/>
    </style:style>
    <style:style style:name="P157" style:family="paragraph" style:parent-style-name="Standard">
      <style:text-properties fo:font-size="16pt" style:text-underline-style="none" fo:font-weight="bold" officeooo:rsid="00084b75" officeooo:paragraph-rsid="000a39ee" style:font-size-asian="14pt" style:font-weight-asian="bold" style:font-size-complex="16pt" style:font-weight-complex="bold"/>
    </style:style>
    <style:style style:name="P158" style:family="paragraph" style:parent-style-name="Standard">
      <style:text-properties fo:font-size="16pt" style:text-underline-style="none" fo:font-weight="bold" officeooo:rsid="00084b75" officeooo:paragraph-rsid="00084b75" style:font-size-asian="14pt" style:font-weight-asian="bold" style:font-size-complex="16pt" style:font-weight-complex="bold"/>
    </style:style>
    <style:style style:name="P159" style:family="paragraph" style:parent-style-name="Standard">
      <style:text-properties fo:font-size="16pt" style:text-underline-style="none" fo:font-weight="bold" officeooo:rsid="00084b75" officeooo:paragraph-rsid="0088227b" style:font-size-asian="14pt" style:font-weight-asian="bold" style:font-size-complex="16pt" style:font-weight-complex="bold"/>
    </style:style>
    <style:style style:name="P160" style:family="paragraph" style:parent-style-name="Standard">
      <style:text-properties fo:font-size="16pt" style:text-underline-style="none" fo:font-weight="bold" officeooo:rsid="00084b75" officeooo:paragraph-rsid="0088b08e" style:font-size-asian="14pt" style:font-weight-asian="bold" style:font-size-complex="16pt" style:font-weight-complex="bold"/>
    </style:style>
    <style:style style:name="P161" style:family="paragraph" style:parent-style-name="Standard">
      <style:text-properties fo:font-size="16pt" style:text-underline-style="none" fo:font-weight="bold" officeooo:rsid="00084b75" officeooo:paragraph-rsid="000ecede" style:font-size-asian="14pt" style:font-weight-asian="bold" style:font-size-complex="16pt" style:font-weight-complex="bold"/>
    </style:style>
    <style:style style:name="P162"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084b75" officeooo:paragraph-rsid="0056daad" style:font-size-asian="14pt" style:font-weight-asian="bold" style:font-size-complex="16pt" style:font-weight-complex="bold"/>
    </style:style>
    <style:style style:name="P163" style:family="paragraph" style:parent-style-name="Standard">
      <style:text-properties fo:font-size="16pt" style:text-underline-style="none" fo:font-weight="bold" officeooo:rsid="0088b08e" officeooo:paragraph-rsid="0088b08e" style:font-size-asian="14pt" style:font-weight-asian="bold" style:font-size-complex="16pt" style:font-weight-complex="bold"/>
    </style:style>
    <style:style style:name="P164" style:family="paragraph" style:parent-style-name="Standard">
      <style:text-properties fo:font-size="16pt" style:text-underline-style="none" fo:font-weight="bold" officeooo:rsid="0018bc8e" officeooo:paragraph-rsid="0018bc8e" style:font-size-asian="14pt" style:font-weight-asian="bold" style:font-size-complex="16pt" style:font-weight-complex="bold"/>
    </style:style>
    <style:style style:name="P165"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9c9846" officeooo:paragraph-rsid="009c9846" style:font-size-asian="14pt" style:font-weight-asian="bold" style:font-size-complex="16pt" style:font-weight-complex="bold"/>
    </style:style>
    <style:style style:name="P166"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bold" officeooo:rsid="00a1bdc0" officeooo:paragraph-rsid="00a1bdc0" style:font-size-asian="14pt" style:font-weight-asian="bold" style:font-size-complex="16pt" style:font-weight-complex="bold"/>
    </style:style>
    <style:style style:name="P167"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normal" officeooo:rsid="002ce641" officeooo:paragraph-rsid="003eafbb" style:font-size-asian="16pt" style:font-weight-asian="normal" style:font-size-complex="16pt" style:font-weight-complex="normal"/>
    </style:style>
    <style:style style:name="P168"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none" fo:font-weight="normal" officeooo:rsid="00a43163" officeooo:paragraph-rsid="00a43163" style:font-size-asian="16pt" style:font-weight-asian="normal" style:font-size-complex="16pt" style:font-weight-complex="normal"/>
    </style:style>
    <style:style style:name="P169" style:family="paragraph" style:parent-style-name="Standard">
      <style:text-properties fo:font-size="16pt" style:text-underline-style="none" fo:font-weight="normal" officeooo:rsid="00084b75" officeooo:paragraph-rsid="000a39ee" style:font-size-asian="14pt" style:font-weight-asian="normal" style:font-size-complex="16pt" style:font-weight-complex="normal"/>
    </style:style>
    <style:style style:name="P170" style:family="paragraph" style:parent-style-name="Standard">
      <style:text-properties fo:font-size="16pt" style:text-underline-style="none" fo:font-weight="normal" officeooo:rsid="00084b75" officeooo:paragraph-rsid="00084b75" style:font-size-asian="14pt" style:font-weight-asian="normal" style:font-size-complex="16pt" style:font-weight-complex="normal"/>
    </style:style>
    <style:style style:name="P171" style:family="paragraph" style:parent-style-name="Standard">
      <style:text-properties fo:font-size="16pt" style:text-underline-style="none" fo:font-weight="normal" officeooo:rsid="00084b75" officeooo:paragraph-rsid="0088b08e" style:font-size-asian="14pt" style:font-weight-asian="normal" style:font-size-complex="16pt" style:font-weight-complex="normal"/>
    </style:style>
    <style:style style:name="P172" style:family="paragraph" style:parent-style-name="Standard">
      <style:text-properties fo:font-size="16pt" style:text-underline-style="none" fo:font-weight="normal" officeooo:rsid="00084b75" officeooo:paragraph-rsid="000ecede" style:font-size-asian="14pt" style:font-weight-asian="normal" style:font-size-complex="16pt" style:font-weight-complex="normal"/>
    </style:style>
    <style:style style:name="P173" style:family="paragraph" style:parent-style-name="Standard">
      <style:text-properties fo:font-size="16pt" fo:font-weight="bold" officeooo:rsid="0084c2ec" officeooo:paragraph-rsid="0084c2ec" style:font-size-asian="16pt" style:font-weight-asian="bold" style:font-size-complex="16pt" style:font-weight-complex="bold"/>
    </style:style>
    <style:style style:name="P174" style:family="paragraph" style:parent-style-name="Standard">
      <style:paragraph-properties fo:margin-left="0in" fo:margin-right="0in" fo:margin-top="0in" fo:margin-bottom="0.0972in" style:contextual-spacing="false" fo:text-indent="0in" style:auto-text-indent="false" fo:padding="0in" fo:border="none"/>
      <style:text-properties fo:font-size="16pt" fo:font-weight="bold" officeooo:paragraph-rsid="00a17411"/>
    </style:style>
    <style:style style:name="P175" style:family="paragraph" style:parent-style-name="Standard">
      <style:paragraph-properties fo:margin-left="0in" fo:margin-right="0in" fo:margin-top="0in" fo:margin-bottom="0.0972in" style:contextual-spacing="false" fo:text-indent="0in" style:auto-text-indent="false" fo:padding="0in" fo:border="none"/>
      <style:text-properties fo:font-size="16pt" fo:font-weight="bold" officeooo:paragraph-rsid="009fb70f"/>
    </style:style>
    <style:style style:name="P176"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solid" style:text-underline-width="auto" style:text-underline-color="font-color" fo:font-weight="bold" officeooo:rsid="00084b75" officeooo:paragraph-rsid="003b603b" style:font-size-asian="14pt" style:font-weight-asian="bold" style:font-size-complex="16pt" style:font-weight-complex="bold"/>
    </style:style>
    <style:style style:name="P177" style:family="paragraph" style:parent-style-name="Standard">
      <style:paragraph-properties fo:margin-left="0in" fo:margin-right="0in" fo:margin-top="0in" fo:margin-bottom="0.0972in" style:contextual-spacing="false" fo:text-indent="0in" style:auto-text-indent="false" fo:padding="0in" fo:border="none"/>
      <style:text-properties fo:font-size="16pt" style:text-underline-style="solid" style:text-underline-width="auto" style:text-underline-color="font-color" fo:font-weight="bold" officeooo:rsid="00084b75" officeooo:paragraph-rsid="0056daad" style:font-size-asian="14pt" style:font-weight-asian="bold" style:font-size-complex="16pt" style:font-weight-complex="bold"/>
    </style:style>
    <style:style style:name="P178" style:family="paragraph" style:parent-style-name="Standard">
      <style:text-properties fo:font-weight="normal" style:font-weight-asian="normal" style:font-weight-complex="normal"/>
    </style:style>
    <style:style style:name="P179" style:family="paragraph" style:parent-style-name="Standard">
      <style:text-properties officeooo:paragraph-rsid="000c3369"/>
    </style:style>
    <style:style style:name="P180" style:family="paragraph" style:parent-style-name="Standard">
      <style:text-properties fo:font-variant="normal" fo:text-transform="none" fo:color="#59636e" loext:opacity="100%" style:font-name="apple-system" fo:font-size="16pt" fo:letter-spacing="normal" fo:font-style="normal" style:text-underline-style="none" fo:font-weight="normal" officeooo:rsid="00084b75" officeooo:paragraph-rsid="0089f26c" style:font-size-asian="14pt" style:font-weight-asian="normal" style:font-size-complex="16pt" style:font-weight-complex="normal"/>
    </style:style>
    <style:style style:name="P181"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6pt" fo:letter-spacing="normal" fo:font-style="normal" style:text-underline-style="none" fo:font-weight="bold" officeooo:rsid="00928136" officeooo:paragraph-rsid="00928136" style:font-size-asian="16pt" style:font-weight-asian="bold" style:font-size-complex="16pt" style:font-weight-complex="bold"/>
    </style:style>
    <style:style style:name="P182"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6pt" fo:letter-spacing="normal" fo:font-style="normal" style:text-underline-style="none" fo:font-weight="bold" officeooo:rsid="00084b75" officeooo:paragraph-rsid="0023438b" style:font-size-asian="14pt" style:font-weight-asian="bold" style:font-size-complex="16pt" style:font-weight-complex="bold"/>
    </style:style>
    <style:style style:name="P183" style:family="paragraph" style:parent-style-name="Standard">
      <style:text-properties fo:font-variant="normal" fo:text-transform="none" fo:color="#59636e" loext:opacity="100%" style:font-name="apple-system" fo:font-size="12pt" fo:letter-spacing="normal" fo:font-style="normal" style:text-underline-style="none" fo:font-weight="normal" officeooo:rsid="00084b75" officeooo:paragraph-rsid="001518f6" style:font-size-asian="12pt" style:font-weight-asian="bold" style:font-size-complex="12pt" style:font-weight-complex="bold"/>
    </style:style>
    <style:style style:name="P184"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2pt" fo:letter-spacing="normal" fo:font-style="normal" style:text-underline-style="none" fo:font-weight="normal" officeooo:rsid="001bb480" officeooo:paragraph-rsid="00928136" style:font-size-asian="12pt" style:font-weight-asian="normal" style:font-size-complex="12pt" style:font-weight-complex="normal"/>
    </style:style>
    <style:style style:name="P185"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4pt" fo:letter-spacing="normal" fo:font-style="normal" style:text-underline-style="none" fo:font-weight="normal" officeooo:rsid="001bb480" officeooo:paragraph-rsid="00928136" style:font-size-asian="14pt" style:font-weight-asian="normal" style:font-size-complex="14pt" style:font-weight-complex="normal"/>
    </style:style>
    <style:style style:name="P186" style:family="paragraph" style:parent-style-name="Standard">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4pt" fo:letter-spacing="normal" fo:font-style="normal" style:text-underline-style="none" fo:font-weight="bold" officeooo:rsid="001bb480" officeooo:paragraph-rsid="00928136" style:font-size-asian="14pt" style:font-weight-asian="bold" style:font-size-complex="14pt" style:font-weight-complex="bold"/>
    </style:style>
    <style:style style:name="P187" style:family="paragraph" style:parent-style-name="Standard">
      <style:text-properties fo:font-variant="normal" fo:text-transform="none" fo:color="#59636e" loext:opacity="100%" style:font-name="Liberation Serif" fo:font-size="16pt" fo:letter-spacing="normal" fo:font-style="normal" style:text-underline-style="none" fo:font-weight="normal" officeooo:rsid="00084b75" officeooo:paragraph-rsid="00126c81" style:font-size-asian="16pt" style:font-weight-asian="normal" style:font-size-complex="16pt" style:font-weight-complex="normal"/>
    </style:style>
    <style:style style:name="P188"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6pt" fo:letter-spacing="normal" fo:font-style="normal" style:text-underline-style="none" fo:font-weight="bold" officeooo:rsid="00084b75" officeooo:paragraph-rsid="0023438b" style:font-size-asian="16pt" style:font-weight-asian="bold" style:font-size-complex="16pt" style:font-weight-complex="bold"/>
    </style:style>
    <style:style style:name="P189" style:family="paragraph" style:parent-style-name="Text_20_body">
      <style:paragraph-properties fo:margin-left="0in" fo:margin-right="0in" fo:margin-top="0in" fo:margin-bottom="0.0972in" style:contextual-spacing="false" fo:text-indent="0in" style:auto-text-indent="false" fo:padding="0in" fo:border="none"/>
      <style:text-properties fo:font-variant="normal" fo:text-transform="none" fo:color="#59636e" loext:opacity="100%" style:font-name="apple-system" fo:font-size="12pt" fo:letter-spacing="normal" fo:font-style="normal" fo:font-weight="normal" officeooo:paragraph-rsid="00193f81" style:font-size-asian="12pt" style:font-size-complex="12pt"/>
    </style:style>
    <style:style style:name="T1" style:family="text">
      <style:text-properties fo:font-size="16pt" style:text-underline-style="none" fo:font-weight="bold" style:font-size-asian="16pt" style:font-weight-asian="bold" style:font-size-complex="16pt" style:font-weight-complex="bold"/>
    </style:style>
    <style:style style:name="T2" style:family="text">
      <style:text-properties fo:font-size="16pt" style:text-underline-style="none" fo:font-weight="bold" officeooo:rsid="00084b75" style:font-size-asian="16pt" style:font-weight-asian="bold" style:font-size-complex="16pt" style:font-weight-complex="bold"/>
    </style:style>
    <style:style style:name="T3" style:family="text">
      <style:text-properties fo:font-size="16pt" style:text-underline-style="none" fo:font-weight="bold" officeooo:rsid="002ce641" style:font-size-asian="16pt" style:font-weight-asian="bold" style:font-size-complex="16pt" style:font-weight-complex="bold"/>
    </style:style>
    <style:style style:name="T4" style:family="text">
      <style:text-properties fo:font-size="16pt" style:text-underline-style="none" fo:font-weight="bold" officeooo:rsid="004f2cde" style:font-size-asian="16pt" style:font-weight-asian="bold" style:font-size-complex="16pt" style:font-weight-complex="bold"/>
    </style:style>
    <style:style style:name="T5" style:family="text">
      <style:text-properties fo:font-size="16pt" style:text-underline-style="none" fo:font-weight="bold" officeooo:rsid="0056daad" style:font-size-asian="16pt" style:font-weight-asian="bold" style:font-size-complex="16pt" style:font-weight-complex="bold"/>
    </style:style>
    <style:style style:name="T6" style:family="text">
      <style:text-properties fo:font-size="16pt" style:text-underline-style="none" fo:font-weight="bold" officeooo:rsid="00a1bdc0" style:font-size-asian="16pt" style:font-weight-asian="bold" style:font-size-complex="16pt" style:font-weight-complex="bold"/>
    </style:style>
    <style:style style:name="T7" style:family="text">
      <style:text-properties fo:font-size="16pt" style:text-underline-style="none" officeooo:rsid="00084b75" style:font-size-asian="16pt" style:font-size-complex="16pt"/>
    </style:style>
    <style:style style:name="T8" style:family="text">
      <style:text-properties fo:font-size="16pt" style:text-underline-style="none" officeooo:rsid="004f2cde" style:font-size-asian="16pt" style:font-size-complex="16pt"/>
    </style:style>
    <style:style style:name="T9" style:family="text">
      <style:text-properties fo:font-size="16pt" style:text-underline-style="none" officeooo:rsid="00084b75" style:font-size-asian="16pt" style:font-weight-asian="bold" style:font-size-complex="16pt" style:font-weight-complex="bold"/>
    </style:style>
    <style:style style:name="T10" style:family="text">
      <style:text-properties fo:font-size="16pt" style:text-underline-style="none" officeooo:rsid="001bb480" style:font-size-asian="16pt" style:font-weight-asian="bold" style:font-size-complex="16pt" style:font-weight-complex="bold"/>
    </style:style>
    <style:style style:name="T11" style:family="text">
      <style:text-properties fo:font-size="16pt" style:text-underline-style="none" officeooo:rsid="00928136" style:font-size-asian="16pt" style:font-weight-asian="bold" style:font-size-complex="16pt" style:font-weight-complex="bold"/>
    </style:style>
    <style:style style:name="T12" style:family="text">
      <style:text-properties fo:font-size="16pt" style:text-underline-style="none" officeooo:rsid="001f8194" style:font-size-asian="16pt" style:font-weight-asian="bold" style:font-size-complex="16pt" style:font-weight-complex="bold"/>
    </style:style>
    <style:style style:name="T13" style:family="text">
      <style:text-properties fo:font-size="16pt" style:text-underline-style="none" fo:font-weight="normal" officeooo:rsid="004f2cde" style:font-size-asian="16pt" style:font-weight-asian="normal" style:font-size-complex="16pt" style:font-weight-complex="normal"/>
    </style:style>
    <style:style style:name="T14" style:family="text">
      <style:text-properties fo:font-size="16pt" style:font-size-asian="16pt" style:font-size-complex="16pt"/>
    </style:style>
    <style:style style:name="T15" style:family="text">
      <style:text-properties fo:font-size="16pt" officeooo:rsid="0036177f" style:font-size-asian="16pt" style:font-size-complex="16pt"/>
    </style:style>
    <style:style style:name="T16" style:family="text">
      <style:text-properties fo:font-size="16pt" officeooo:rsid="003d1fe8" style:font-size-asian="16pt" style:font-size-complex="16pt"/>
    </style:style>
    <style:style style:name="T17" style:family="text">
      <style:text-properties fo:font-size="16pt" officeooo:rsid="0057dc31" style:font-size-asian="16pt" style:font-size-complex="16pt"/>
    </style:style>
    <style:style style:name="T18" style:family="text">
      <style:text-properties fo:font-size="16pt" officeooo:rsid="0018bc8e" style:font-size-asian="16pt" style:font-size-complex="16pt"/>
    </style:style>
    <style:style style:name="T19" style:family="text">
      <style:text-properties fo:font-size="16pt" officeooo:rsid="008a6fe2" style:font-size-asian="16pt" style:font-size-complex="16pt"/>
    </style:style>
    <style:style style:name="T20" style:family="text">
      <style:text-properties fo:font-size="16pt" officeooo:rsid="0097c9d0" style:font-size-asian="16pt" style:font-size-complex="16pt"/>
    </style:style>
    <style:style style:name="T21" style:family="text">
      <style:text-properties fo:font-size="16pt" officeooo:rsid="0099b818" style:font-size-asian="16pt" style:font-size-complex="16pt"/>
    </style:style>
    <style:style style:name="T22" style:family="text">
      <style:text-properties fo:font-size="16pt" officeooo:rsid="009aba93" style:font-size-asian="16pt" style:font-size-complex="16pt"/>
    </style:style>
    <style:style style:name="T23" style:family="text">
      <style:text-properties fo:font-size="16pt" officeooo:rsid="009c9846" style:font-size-asian="16pt" style:font-size-complex="16pt"/>
    </style:style>
    <style:style style:name="T24" style:family="text">
      <style:text-properties fo:font-size="16pt" officeooo:rsid="009e6fee" style:font-size-asian="16pt" style:font-size-complex="16pt"/>
    </style:style>
    <style:style style:name="T25" style:family="text">
      <style:text-properties fo:font-size="16pt" officeooo:rsid="00a2ce21" style:font-size-asian="16pt" style:font-size-complex="16pt"/>
    </style:style>
    <style:style style:name="T26" style:family="text">
      <style:text-properties fo:font-size="16pt" officeooo:rsid="00a3964f" style:font-size-asian="16pt" style:font-size-complex="16pt"/>
    </style:style>
    <style:style style:name="T27" style:family="text">
      <style:text-properties fo:font-size="16pt" style:font-size-asian="16pt" style:font-weight-asian="normal" style:font-size-complex="16pt" style:font-weight-complex="normal"/>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6pt" fo:font-weight="bold" officeooo:rsid="0016dae6" style:font-size-asian="16pt" style:font-weight-asian="bold" style:font-size-complex="16pt" style:font-weight-complex="bold"/>
    </style:style>
    <style:style style:name="T30" style:family="text">
      <style:text-properties fo:font-size="16pt" fo:font-weight="bold" officeooo:rsid="0084c2ec" style:font-size-asian="16pt" style:font-weight-asian="bold" style:font-size-complex="16pt" style:font-weight-complex="bold"/>
    </style:style>
    <style:style style:name="T31" style:family="text">
      <style:text-properties fo:font-size="16pt" fo:font-weight="bold" officeooo:rsid="0089f26c" style:font-size-asian="16pt" style:font-weight-asian="bold" style:font-size-complex="16pt" style:font-weight-complex="bold"/>
    </style:style>
    <style:style style:name="T32" style:family="text">
      <style:text-properties fo:font-size="16pt" fo:font-weight="bold" officeooo:rsid="008caa02" style:font-size-asian="16pt" style:font-weight-asian="bold" style:font-size-complex="16pt" style:font-weight-complex="bold"/>
    </style:style>
    <style:style style:name="T33" style:family="text">
      <style:text-properties fo:font-size="16pt" fo:font-weight="bold" officeooo:rsid="00958e8a" style:font-size-asian="16pt" style:font-weight-asian="bold" style:font-size-complex="16pt" style:font-weight-complex="bold"/>
    </style:style>
    <style:style style:name="T34" style:family="text">
      <style:text-properties fo:font-size="16pt" fo:font-weight="bold" officeooo:rsid="0097c9d0" style:font-size-asian="16pt" style:font-weight-asian="bold" style:font-size-complex="16pt" style:font-weight-complex="bold"/>
    </style:style>
    <style:style style:name="T35" style:family="text">
      <style:text-properties fo:font-size="16pt" fo:font-weight="bold" officeooo:rsid="00193f81" style:font-size-asian="14pt" style:font-weight-asian="bold" style:font-size-complex="16pt" style:font-weight-complex="bold"/>
    </style:style>
    <style:style style:name="T36" style:family="text">
      <style:text-properties fo:font-size="16pt" officeooo:rsid="0018bc8e" style:font-size-asian="14pt" style:font-size-complex="16pt"/>
    </style:style>
    <style:style style:name="T37" style:family="text">
      <style:text-properties fo:font-size="16pt" officeooo:rsid="008c6023" style:font-size-asian="14pt" style:font-size-complex="16pt"/>
    </style:style>
    <style:style style:name="T38" style:family="text">
      <style:text-properties fo:font-size="16pt" style:text-underline-style="solid" style:text-underline-width="auto" style:text-underline-color="font-color" fo:font-weight="bold" officeooo:rsid="00084b75" style:font-size-asian="14pt" style:font-weight-asian="bold" style:font-size-complex="16pt" style:font-weight-complex="bold"/>
    </style:style>
    <style:style style:name="T39" style:family="text">
      <style:text-properties fo:font-size="16pt" style:text-underline-style="solid" style:text-underline-width="auto" style:text-underline-color="font-color" fo:font-weight="bold" officeooo:rsid="00193f81" style:font-size-asian="14pt" style:font-weight-asian="bold" style:font-size-complex="16pt" style:font-weight-complex="bold"/>
    </style:style>
    <style:style style:name="T40" style:family="text">
      <style:text-properties fo:font-size="16pt" fo:font-weight="normal" officeooo:rsid="0018bc8e" style:font-size-asian="16pt" style:font-weight-asian="normal" style:font-size-complex="16pt" style:font-weight-complex="normal"/>
    </style:style>
    <style:style style:name="T41" style:family="text">
      <style:text-properties fo:font-size="16pt" fo:font-weight="normal" officeooo:rsid="0057dc31" style:font-size-asian="16pt" style:font-weight-asian="normal" style:font-size-complex="16pt" style:font-weight-complex="normal"/>
    </style:style>
    <style:style style:name="T42" style:family="text">
      <style:text-properties style:text-underline-style="none" officeooo:rsid="00084b75" style:font-size-asian="14pt" style:font-size-complex="16pt"/>
    </style:style>
    <style:style style:name="T43" style:family="text">
      <style:text-properties style:text-underline-style="none" officeooo:rsid="00084b75" style:font-size-asian="14pt" style:font-weight-asian="bold" style:font-size-complex="16pt" style:font-weight-complex="bold"/>
    </style:style>
    <style:style style:name="T44" style:family="text">
      <style:text-properties style:text-underline-style="none" officeooo:rsid="00126c81" style:font-size-asian="14pt" style:font-weight-asian="bold" style:font-size-complex="16pt" style:font-weight-complex="bold"/>
    </style:style>
    <style:style style:name="T45" style:family="text">
      <style:text-properties style:text-underline-style="none" officeooo:rsid="001bb480" style:font-size-asian="14pt" style:font-weight-asian="bold" style:font-size-complex="14pt" style:font-weight-complex="bold"/>
    </style:style>
    <style:style style:name="T46" style:family="text">
      <style:text-properties style:text-underline-style="none" officeooo:rsid="001f8194" style:font-size-asian="14pt" style:font-weight-asian="bold" style:font-size-complex="14pt" style:font-weight-complex="bold"/>
    </style:style>
    <style:style style:name="T47" style:family="text">
      <style:text-properties style:text-underline-style="none" officeooo:rsid="00084b75" style:font-size-asian="16pt" style:font-weight-asian="bold" style:font-size-complex="16pt" style:font-weight-complex="bold"/>
    </style:style>
    <style:style style:name="T48" style:family="text">
      <style:text-properties style:text-underline-style="none" officeooo:rsid="001bb480" style:font-size-asian="16pt" style:font-weight-asian="bold" style:font-size-complex="16pt" style:font-weight-complex="bold"/>
    </style:style>
    <style:style style:name="T49" style:family="text">
      <style:text-properties style:text-underline-style="none" officeooo:rsid="004aa81c" style:font-size-asian="16pt" style:font-weight-asian="bold" style:font-size-complex="16pt" style:font-weight-complex="bold"/>
    </style:style>
    <style:style style:name="T50" style:family="text">
      <style:text-properties style:text-underline-style="none" officeooo:rsid="009059d7" style:font-size-asian="16pt" style:font-weight-asian="bold" style:font-size-complex="16pt" style:font-weight-complex="bold"/>
    </style:style>
    <style:style style:name="T51" style:family="text">
      <style:text-properties style:text-underline-style="none" officeooo:rsid="009fb70f" style:font-size-asian="16pt" style:font-weight-asian="bold" style:font-size-complex="16pt" style:font-weight-complex="bold"/>
    </style:style>
    <style:style style:name="T52" style:family="text">
      <style:text-properties style:text-underline-style="none" officeooo:rsid="00084b75" style:font-size-asian="12pt" style:font-weight-asian="bold" style:font-size-complex="12pt" style:font-weight-complex="bold"/>
    </style:style>
    <style:style style:name="T53" style:family="text">
      <style:text-properties fo:font-weight="bold" style:font-weight-asian="bold" style:font-weight-complex="bold"/>
    </style:style>
    <style:style style:name="T54" style:family="text">
      <style:text-properties fo:font-weight="bold" officeooo:rsid="0016dae6" style:font-weight-asian="bold" style:font-weight-complex="bold"/>
    </style:style>
    <style:style style:name="T55" style:family="text">
      <style:text-properties fo:font-weight="bold" officeooo:rsid="0018bc8e" style:font-weight-asian="bold" style:font-weight-complex="bold"/>
    </style:style>
    <style:style style:name="T56" style:family="text">
      <style:text-properties fo:font-weight="bold" officeooo:rsid="002ce641" style:font-weight-asian="bold" style:font-weight-complex="bold"/>
    </style:style>
    <style:style style:name="T57" style:family="text">
      <style:text-properties fo:font-weight="normal"/>
    </style:style>
    <style:style style:name="T58" style:family="text">
      <style:text-properties fo:font-weight="normal" style:font-weight-asian="normal" style:font-weight-complex="normal"/>
    </style:style>
    <style:style style:name="T59" style:family="text">
      <style:text-properties fo:font-weight="normal" officeooo:rsid="0018bc8e" style:font-weight-asian="normal" style:font-weight-complex="normal"/>
    </style:style>
    <style:style style:name="T60" style:family="text">
      <style:text-properties fo:font-weight="normal" officeooo:rsid="003d1fe8" style:font-weight-asian="normal" style:font-weight-complex="normal"/>
    </style:style>
    <style:style style:name="T61" style:family="text">
      <style:text-properties fo:font-weight="normal" officeooo:rsid="0057dc31" style:font-weight-asian="normal" style:font-weight-complex="normal"/>
    </style:style>
    <style:style style:name="T62" style:family="text">
      <style:text-properties style:font-weight-asian="normal" style:font-weight-complex="normal"/>
    </style:style>
    <style:style style:name="T63" style:family="text">
      <style:text-properties fo:font-variant="normal" fo:text-transform="none" fo:color="#59636e" loext:opacity="100%" style:font-name="apple-system" fo:font-size="12pt" fo:letter-spacing="normal" fo:font-style="normal" fo:font-weight="normal"/>
    </style:style>
    <style:style style:name="T64" style:family="text">
      <style:text-properties fo:font-variant="normal" fo:text-transform="none" fo:color="#59636e" loext:opacity="100%" style:font-name="apple-system" fo:font-size="12pt" fo:letter-spacing="normal" fo:font-style="normal" fo:font-weight="normal" officeooo:rsid="000ecede"/>
    </style:style>
    <style:style style:name="T65" style:family="text">
      <style:text-properties fo:font-variant="normal" fo:text-transform="none" fo:color="#59636e" loext:opacity="100%" style:font-name="apple-system" fo:font-size="12pt" fo:letter-spacing="normal" fo:font-style="normal" fo:font-weight="normal" style:font-size-asian="12pt" style:font-size-complex="12pt"/>
    </style:style>
    <style:style style:name="T66" style:family="text">
      <style:text-properties fo:font-variant="normal" fo:text-transform="none" fo:color="#59636e" loext:opacity="100%" style:font-name="apple-system" fo:font-size="12pt" fo:letter-spacing="normal" fo:font-style="normal" fo:font-weight="normal" officeooo:rsid="000c3369" style:font-size-asian="12pt" style:font-size-complex="12pt"/>
    </style:style>
    <style:style style:name="T67" style:family="text">
      <style:text-properties fo:font-variant="normal" fo:text-transform="none" fo:color="#59636e" loext:opacity="100%" style:font-name="apple-system" fo:font-size="12pt" fo:letter-spacing="normal" fo:font-style="normal" fo:font-weight="normal" officeooo:rsid="0021a1c6"/>
    </style:style>
    <style:style style:name="T68" style:family="text">
      <style:text-properties fo:font-variant="normal" fo:text-transform="none" fo:color="#59636e" loext:opacity="100%" style:font-name="apple-system" fo:font-size="12pt" fo:letter-spacing="normal" fo:font-style="normal" fo:font-weight="bold" officeooo:rsid="000c3369" style:font-weight-asian="bold" style:font-weight-complex="bold"/>
    </style:style>
    <style:style style:name="T69" style:family="text">
      <style:text-properties fo:font-variant="normal" fo:text-transform="none" fo:color="#59636e" loext:opacity="100%" style:font-name="apple-system" fo:font-size="12pt" fo:letter-spacing="normal" fo:font-style="normal" style:text-underline-style="none" officeooo:rsid="00084b75" style:font-size-asian="14pt" style:font-weight-asian="bold" style:font-size-complex="16pt" style:font-weight-complex="bold"/>
    </style:style>
    <style:style style:name="T70" style:family="text">
      <style:text-properties fo:font-variant="normal" fo:text-transform="none" fo:color="#59636e" loext:opacity="100%" style:font-name="apple-system" fo:font-size="16pt" fo:letter-spacing="normal" fo:font-style="normal" fo:font-weight="bold" style:font-size-asian="16pt" style:font-weight-asian="bold" style:font-size-complex="16pt" style:font-weight-complex="bold"/>
    </style:style>
    <style:style style:name="T71" style:family="text">
      <style:text-properties fo:font-variant="normal" fo:text-transform="none" fo:color="#59636e" loext:opacity="100%" style:font-name="apple-system" fo:font-size="16pt" fo:letter-spacing="normal" fo:font-style="normal" fo:font-weight="bold" officeooo:rsid="000c3369" style:font-size-asian="16pt" style:font-weight-asian="bold" style:font-size-complex="16pt" style:font-weight-complex="bold"/>
    </style:style>
    <style:style style:name="T72" style:family="text">
      <style:text-properties fo:font-variant="normal" fo:text-transform="none" fo:color="#59636e" loext:opacity="100%" style:font-name="apple-system" fo:font-size="16pt" fo:letter-spacing="normal" fo:font-style="normal" style:text-underline-style="none" officeooo:rsid="001f8194" style:font-size-asian="16pt" style:font-weight-asian="bold" style:font-size-complex="16pt" style:font-weight-complex="bold"/>
    </style:style>
    <style:style style:name="T73" style:family="text">
      <style:text-properties fo:font-variant="normal" fo:text-transform="none" fo:color="#59636e" loext:opacity="100%" style:font-name="apple-system" fo:letter-spacing="normal" fo:font-style="normal"/>
    </style:style>
    <style:style style:name="T74" style:family="text">
      <style:text-properties fo:font-variant="normal" fo:text-transform="none" fo:color="#59636e" loext:opacity="100%" style:font-name="apple-system" fo:letter-spacing="normal" fo:font-style="normal" style:font-size-asian="16pt" style:font-weight-asian="bold" style:font-size-complex="16pt" style:font-weight-complex="bold"/>
    </style:style>
    <style:style style:name="T75" style:family="text">
      <style:text-properties fo:font-variant="normal" fo:text-transform="none" fo:color="#59636e" loext:opacity="100%" style:font-name="apple-system" fo:letter-spacing="normal" fo:font-style="normal" style:text-underline-style="none" officeooo:rsid="00084b75" style:font-size-asian="16pt" style:font-weight-asian="bold" style:font-size-complex="16pt" style:font-weight-complex="bold"/>
    </style:style>
    <style:style style:name="T76" style:family="text">
      <style:text-properties fo:font-variant="normal" fo:text-transform="none" fo:color="#59636e" loext:opacity="100%" style:font-name="apple-system" fo:letter-spacing="normal" fo:font-style="normal" style:text-underline-style="none" officeooo:rsid="001bb480" style:font-size-asian="16pt" style:font-weight-asian="bold" style:font-size-complex="16pt" style:font-weight-complex="bold"/>
    </style:style>
    <style:style style:name="T77" style:family="text">
      <style:text-properties fo:font-variant="normal" fo:text-transform="none" fo:color="#59636e" loext:opacity="100%" style:font-name="apple-system" fo:letter-spacing="normal" fo:font-style="normal" style:text-underline-style="none" officeooo:rsid="004aa81c" style:font-size-asian="16pt" style:font-weight-asian="bold" style:font-size-complex="16pt" style:font-weight-complex="bold"/>
    </style:style>
    <style:style style:name="T78" style:family="text">
      <style:text-properties fo:font-variant="normal" fo:text-transform="none" fo:color="#59636e" loext:opacity="100%" style:font-name="apple-system" fo:letter-spacing="normal" fo:font-style="normal" style:text-underline-style="none" officeooo:rsid="001bb480" style:font-size-asian="14pt" style:font-weight-asian="bold" style:font-size-complex="14pt" style:font-weight-complex="bold"/>
    </style:style>
    <style:style style:name="T79" style:family="text">
      <style:text-properties fo:font-variant="normal" fo:text-transform="none" fo:color="#59636e" loext:opacity="100%" style:font-name="apple-system" fo:font-size="14pt" fo:letter-spacing="normal" fo:font-style="normal" fo:font-weight="normal" style:font-size-asian="14pt" style:font-size-complex="14pt"/>
    </style:style>
    <style:style style:name="T80" style:family="text">
      <style:text-properties fo:font-variant="normal" fo:text-transform="none" fo:color="#59636e" loext:opacity="100%" style:font-name="apple-system" fo:font-size="14pt" fo:letter-spacing="normal" fo:font-style="normal" fo:font-weight="normal" officeooo:rsid="001ec929" style:font-size-asian="14pt" style:font-size-complex="14pt"/>
    </style:style>
    <style:style style:name="T81" style:family="text">
      <style:text-properties fo:font-size="96pt" officeooo:rsid="000ded97" style:font-size-asian="84pt" style:font-size-complex="96pt"/>
    </style:style>
    <style:style style:name="T82" style:family="text">
      <style:text-properties fo:font-size="96pt" style:text-underline-style="solid" style:text-underline-width="auto" style:text-underline-color="font-color" fo:font-weight="bold" officeooo:rsid="000ded97" style:font-size-asian="84pt" style:font-weight-asian="bold" style:font-size-complex="96pt" style:font-weight-complex="bold"/>
    </style:style>
    <style:style style:name="T83" style:family="text">
      <style:text-properties fo:font-size="96pt" style:text-underline-style="none" officeooo:rsid="000ded97" style:font-size-asian="84pt" style:font-size-complex="96pt"/>
    </style:style>
    <style:style style:name="T84" style:family="text">
      <style:text-properties officeooo:rsid="000ecede"/>
    </style:style>
    <style:style style:name="T85" style:family="text">
      <style:text-properties officeooo:rsid="001518f6"/>
    </style:style>
    <style:style style:name="T86" style:family="text">
      <style:text-properties fo:font-size="12pt" fo:font-weight="normal"/>
    </style:style>
    <style:style style:name="T87" style:family="text">
      <style:text-properties fo:font-size="12pt" fo:font-weight="normal" style:font-size-asian="12pt" style:font-weight-asian="normal" style:font-size-complex="12pt" style:font-weight-complex="normal"/>
    </style:style>
    <style:style style:name="T88" style:family="text">
      <style:text-properties fo:font-size="12pt" fo:font-weight="normal" officeooo:rsid="0057dc31" style:font-size-asian="12pt" style:font-weight-asian="normal" style:font-size-complex="12pt" style:font-weight-complex="normal"/>
    </style:style>
    <style:style style:name="T89" style:family="text">
      <style:text-properties fo:font-size="12pt" fo:font-weight="normal" style:font-size-asian="12pt" style:font-size-complex="12pt"/>
    </style:style>
    <style:style style:name="T90" style:family="text">
      <style:text-properties fo:font-size="12pt" style:font-size-asian="12pt" style:font-size-complex="12pt"/>
    </style:style>
    <style:style style:name="T91" style:family="text">
      <style:text-properties fo:font-size="12pt" style:text-underline-style="none" fo:font-weight="normal" officeooo:rsid="00193f81" style:font-size-asian="12pt" style:font-weight-asian="normal" style:font-size-complex="12pt" style:font-weight-complex="normal"/>
    </style:style>
    <style:style style:name="T92" style:family="text">
      <style:text-properties fo:font-size="12pt" fo:font-weight="bold" style:font-size-asian="12pt" style:font-weight-asian="bold" style:font-size-complex="12pt" style:font-weight-complex="bold"/>
    </style:style>
    <style:style style:name="T93" style:family="text">
      <style:text-properties fo:font-size="14pt" fo:font-weight="normal" style:font-weight-asian="normal" style:font-size-complex="14pt" style:font-weight-complex="normal"/>
    </style:style>
    <style:style style:name="T94" style:family="text">
      <style:text-properties fo:font-size="14pt" fo:font-weight="normal" officeooo:rsid="0018bc8e" style:font-weight-asian="normal" style:font-size-complex="14pt" style:font-weight-complex="normal"/>
    </style:style>
    <style:style style:name="T95" style:family="text">
      <style:text-properties fo:font-size="14pt" style:font-size-asian="14pt" style:font-size-complex="14pt"/>
    </style:style>
    <style:style style:name="T96" style:family="text">
      <style:text-properties fo:font-size="14pt" officeooo:rsid="0036177f" style:font-size-asian="14pt" style:font-size-complex="14pt"/>
    </style:style>
    <style:style style:name="T97" style:family="text">
      <style:text-properties fo:font-size="14pt" officeooo:rsid="003d1fe8" style:font-size-asian="14pt" style:font-size-complex="14pt"/>
    </style:style>
    <style:style style:name="T98" style:family="text">
      <style:text-properties fo:font-size="14pt" style:font-size-complex="14pt"/>
    </style:style>
    <style:style style:name="T99" style:family="text">
      <style:text-properties fo:font-size="14pt" officeooo:rsid="0018bc8e" style:font-size-complex="14pt"/>
    </style:style>
    <style:style style:name="T100" style:family="text">
      <style:text-properties fo:font-size="14pt" style:text-underline-style="none" fo:font-weight="normal" officeooo:rsid="00084b75" style:font-size-asian="14pt" style:font-weight-asian="normal" style:font-size-complex="14pt" style:font-weight-complex="normal"/>
    </style:style>
    <style:style style:name="T101" style:family="text">
      <style:text-properties fo:font-size="14pt" fo:font-weight="bold" style:font-size-asian="14pt" style:font-weight-asian="bold" style:font-size-complex="14pt" style:font-weight-complex="bold"/>
    </style:style>
    <style:style style:name="T102" style:family="text">
      <style:text-properties officeooo:rsid="0018bc8e"/>
    </style:style>
    <style:style style:name="T103" style:family="text">
      <style:text-properties style:font-size-asian="16pt"/>
    </style:style>
    <style:style style:name="T104" style:family="text">
      <style:text-properties officeooo:rsid="0056daad" style:font-size-asian="16pt"/>
    </style:style>
    <style:style style:name="T105" style:family="text">
      <style:text-properties officeooo:rsid="001bb480"/>
    </style:style>
    <style:style style:name="T106" style:family="text">
      <style:text-properties style:font-size-asian="12pt" style:font-size-complex="12pt"/>
    </style:style>
    <style:style style:name="T107" style:family="text">
      <style:text-properties officeooo:rsid="0023438b"/>
    </style:style>
    <style:style style:name="T108" style:family="text">
      <style:text-properties officeooo:rsid="002c31b5"/>
    </style:style>
    <style:style style:name="T109" style:family="text">
      <style:text-properties officeooo:rsid="003b603b"/>
    </style:style>
    <style:style style:name="T110" style:family="text">
      <style:text-properties style:text-underline-style="solid" style:text-underline-width="auto" style:text-underline-color="font-color" officeooo:rsid="00084b75" style:font-size-asian="14pt"/>
    </style:style>
    <style:style style:name="T111" style:family="text">
      <style:text-properties style:text-underline-style="solid" style:text-underline-width="auto" style:text-underline-color="font-color" officeooo:rsid="0023438b" style:font-size-asian="14pt"/>
    </style:style>
    <style:style style:name="T112" style:family="text">
      <style:text-properties officeooo:rsid="00877d53"/>
    </style:style>
    <style:style style:name="T113" style:family="text">
      <style:text-properties officeooo:rsid="0088227b"/>
    </style:style>
    <style:style style:name="T114" style:family="text">
      <style:text-properties officeooo:rsid="008ce960"/>
    </style:style>
    <style:style style:name="T115" style:family="text">
      <style:text-properties officeooo:rsid="009720f2"/>
    </style:style>
    <style:style style:name="T116" style:family="text">
      <style:text-properties officeooo:rsid="003d1fe8"/>
    </style:style>
    <style:style style:name="T117" style:family="text">
      <style:text-properties officeooo:rsid="009fb70f"/>
    </style:style>
    <style:style style:name="T118" style:family="text">
      <style:text-properties officeooo:rsid="0057dc31"/>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officeooo:rsid="00a4fd28"/>
    </style:style>
    <style:style style:name="T121" style:family="text">
      <style:text-properties officeooo:rsid="00a5401f"/>
    </style:style>
    <style:style style:name="T122"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55"><text:s text:c="14"/></text:p>
      <text:p text:style-name="P55"><text:span text:style-name="T81"><text:s text:c="4"/></text:span><text:span text:style-name="T82">EXAM</text:span></text:p>
      <text:p text:style-name="P87"/>
      <text:p text:style-name="P54"><text:span text:style-name="T83"><text:s text:c="5"/></text:span><text:span text:style-name="T81">42ZIP</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NIVEL 1</text:p>
      <text:p text:style-name="P53"/>
      <text:p text:style-name="P57"><text:span text:style-name="T28">*</text:span><text:tab/><text:span text:style-name="T28">aff_a</text:span><text:span text:style-name="T27">:</text:span><text:span text:style-name="T62"> </text:span><text:span text:style-name="T106">Imprime "a" excepto si en el primer argumento no existe.</text:span></text:p>
      <text:p text:style-name="P122">Assignment name <text:s/>: aff_a; Expected files <text:s text:c="2"/>: aff_a.c; <text:s/>Allowed functions: write.</text:p>
      <text:p text:style-name="P122"/>
      <text:p text:style-name="P122">Escribe un programa que tome un string y muestre el primer cáracter 'a' que encuentre en él, seguido de una nueva línea. si no hay caracteres 'a' en el string, el programa simplemente escribe una nueva línea.</text:p>
      <text:p text:style-name="P122">Si el número de parámetros no es 1, el programa muestra 'a' seguido de una nueva línea.</text:p>
      <text:p text:style-name="P122"/>
      <text:p text:style-name="P122">Example:</text:p>
      <text:p text:style-name="P122">$&gt; ./aff_a "abc" | cat -e</text:p>
      <text:p text:style-name="P122">a$</text:p>
      <text:p text:style-name="P122">$&gt; ./aff_a "dubO a POIL" | cat -e</text:p>
      <text:p text:style-name="P122">a$</text:p>
      <text:p text:style-name="P122">$&gt; ./aff_a "zz sent le poney" | cat -e</text:p>
      <text:p text:style-name="P122">$</text:p>
      <text:p text:style-name="P122">$&gt; ./aff_a | cat -e</text:p>
      <text:p text:style-name="P122">a$</text:p>
      <text:p text:style-name="P122">*/</text:p>
      <text:p text:style-name="P85">----------------------------------------------------------------------------------------------------------------------------</text:p>
      <text:p text:style-name="P141">##include &lt;unistd.h&gt;</text:p>
      <text:p text:style-name="P139"/>
      <text:p text:style-name="P139">// <text:tab/>Función que busca la letra 'a' en la cadena de caracteres.</text:p>
      <text:p text:style-name="P139">// <text:tab/>Esta función toma un puntero a una cadena de caracteres (str) y busca la primera aparición</text:p>
      <text:p text:style-name="P139">// <text:s/>de la letra 'a'. Si encuentra 'a', la escribe en la salida estándar y termina la función.</text:p>
      <text:p text:style-name="P141"/>
      <text:p text:style-name="P141">void <text:s text:c="3"/>aff_a(char *str)</text:p>
      <text:p text:style-name="P141">{</text:p>
      <text:p text:style-name="P141"><text:s text:c="4"/>int i;</text:p>
      <text:p text:style-name="P141"/>
      <text:p text:style-name="P141"><text:s text:c="4"/>i = 0;</text:p>
      <text:p text:style-name="P141"><text:s text:c="4"/>while (str[i]) /<text:span text:style-name="T58">/ Recorre la cadena hasta encontrar 'a'.</text:span></text:p>
      <text:p text:style-name="P141"><text:s text:c="4"/>{</text:p>
      <text:p text:style-name="P141"><text:s text:c="8"/>if (str[i] == 'a')</text:p>
      <text:p text:style-name="P141"><text:s text:c="8"/>{</text:p>
      <text:p text:style-name="P141"><text:s text:c="12"/>write(1, "a", 1); <text:span text:style-name="T58">// Escribe 'a' en la salida estándar.</text:span></text:p>
      <text:p text:style-name="P141"><text:s text:c="12"/>return ; /<text:span text:style-name="T58">/ Termina la función cuando encuentra la primera 'a'.</text:span></text:p>
      <text:p text:style-name="P141"><text:s text:c="8"/>}</text:p>
      <text:p text:style-name="P141"><text:s text:c="8"/>i++;</text:p>
      <text:p text:style-name="P141"><text:s text:c="4"/>}</text:p>
      <text:p text:style-name="P141">}</text:p>
      <text:p text:style-name="P85"/>
      <text:p text:style-name="P173"><text:s text:c="122"/>1</text:p>
      <text:p text:style-name="P85"><text:soft-page-break/>// <text:tab/>Función principal que procesa los argumentos de la línea de comandos</text:p>
      <text:p text:style-name="P85">// <text:tab/>Esta función verifica si se ha pasado un único argumento al programa. Si no se pasa ningún argumento,</text:p>
      <text:p text:style-name="P85">// <text:tab/>Imprime 'a' por defecto. Si se pasa un argumento, llama a la función `aff_a` para buscar 'a' en ese argumento.</text:p>
      <text:p text:style-name="P85"/>
      <text:p text:style-name="P142">int main(int argc, char **argv)</text:p>
      <text:p text:style-name="P142">{</text:p>
      <text:p text:style-name="P142"><text:s text:c="4"/>if (argc != 2) <text:span text:style-name="T58">// Si el número de argumentos no es 1, imprime 'a' por defecto.</text:span></text:p>
      <text:p text:style-name="P142"><text:s text:c="8"/>write(1, "a", 1);</text:p>
      <text:p text:style-name="P142"><text:s text:c="4"/>else</text:p>
      <text:p text:style-name="P142"><text:s text:c="8"/>aff_a(argv[1]); /<text:span text:style-name="T58">/ Llama a la función para buscar 'a' en el argumento.</text:span></text:p>
      <text:p text:style-name="P142"/>
      <text:p text:style-name="P142"><text:s text:c="4"/>write(1, "\n", 1); <text:span text:style-name="T58">// Agrega una nueva línea al final de la salida.</text:span></text:p>
      <text:p text:style-name="P142"><text:s text:c="4"/>return (0);</text:p>
      <text:p text:style-name="P53"><text:span text:style-name="T90">}</text:span><text:span text:style-name="T92"> <text:s text:c="78"/></text:span><text:span text:style-name="T53">***********************************************************************************</text:span></text:p>
      <text:p text:style-name="P53"><text:span text:style-name="T70">*</text:span><text:span text:style-name="T63"><text:tab/></text:span><text:span text:style-name="T70">aff_z</text:span><text:span text:style-name="T71">:</text:span><text:span text:style-name="T68"> </text:span><text:span text:style-name="T66">i</text:span><text:span text:style-name="T65">mprime "z" si o si.</text:span></text:p>
      <text:p text:style-name="P140">Assignment name <text:s/>: aff_z; Expected files <text:s text:c="2"/>: aff_z.c; Allowed functions: write.</text:p>
      <text:p text:style-name="P85"><text:tab/>Escribe un programa que tome una cadena y muestre la primera 'z' carácter que encuentra en él, seguido de una nueva línea. si no hay caracteres 'z' en la cadena, el programa escribe 'z' seguido por una nueva línea. Si el número de parámetros no es 1, el programa muestra 'z' seguida de una nueva línea.</text:p>
      <text:p text:style-name="P85">Example:</text:p>
      <text:p text:style-name="P85">$&gt; ./aff_z "abc" | cat -e</text:p>
      <text:p text:style-name="P85">z$</text:p>
      <text:p text:style-name="P85">$&gt; ./aff_z "dubO a POIL" | cat -e</text:p>
      <text:p text:style-name="P85">z$</text:p>
      <text:p text:style-name="P85">$&gt; ./aff_z "zaz sent le poney" | cat -e</text:p>
      <text:p text:style-name="P85">z$</text:p>
      <text:p text:style-name="P85">$&gt; ./aff_z | cat -e</text:p>
      <text:p text:style-name="P85">z$ <text:s/>*/</text:p>
      <text:p text:style-name="P85">-----------------------------------------------------------------------------------------------------------</text:p>
      <text:p text:style-name="Standard"><text:span text:style-name="T53">#include &lt;unistd.h&gt;</text:span></text:p>
      <text:p text:style-name="Standard"><text:span text:style-name="T53"/></text:p>
      <text:p text:style-name="Standard"><text:span text:style-name="T53">/</text:span><text:span text:style-name="T58">/ Programa que imprime el primer argumento de la línea de comandos</text:span></text:p>
      <text:p text:style-name="P178">// seguido de un salto de línea. Si no se proporciona ningún argumento,</text:p>
      <text:p text:style-name="P178">// simplemente imprime un salto de línea.</text:p>
      <text:p text:style-name="Standard"><text:span text:style-name="T53"/></text:p>
      <text:p text:style-name="Standard"><text:span text:style-name="T53">int main(void)</text:span></text:p>
      <text:p text:style-name="Standard"><text:span text:style-name="T53">{</text:span></text:p>
      <text:p text:style-name="Standard"><text:span text:style-name="T53"><text:s text:c="4"/>// Escribe la letra 'z' seguida de una nueva línea en la salida estándar</text:span></text:p>
      <text:p text:style-name="Standard"><text:span text:style-name="T53"><text:s text:c="4"/>write(1, "z\n", 2);</text:span></text:p>
      <text:p text:style-name="Standard"><text:span text:style-name="T53"/></text:p>
      <text:p text:style-name="Standard"><text:span text:style-name="T53"><text:s text:c="4"/>// Retorna 0 para indicar que el programa se ejecutó correctamente</text:span></text:p>
      <text:p text:style-name="Standard"><text:span text:style-name="T53"><text:s text:c="4"/>return (0);</text:span></text:p>
      <text:p text:style-name="Standard"><text:span text:style-name="T53">}</text:span></text:p>
      <text:p text:style-name="Standard"><text:span text:style-name="T53">**************************************************************************** <text:s text:c="9"/></text:span><text:span text:style-name="T28"><text:s/></text:span><text:span text:style-name="T30">2</text:span></text:p>
      <text:p text:style-name="P51"><text:s text:c="162"/><text:span text:style-name="T14"><text:s/></text:span><text:span text:style-name="T29"><text:s/></text:span></text:p>
      <text:p text:style-name="P6"><text:soft-page-break/>NIVEL 2</text:p>
      <text:p text:style-name="P9"/>
      <text:p text:style-name="P10"/>
      <text:p text:style-name="P56"><text:span text:style-name="T2">*</text:span><text:span text:style-name="T42"><text:tab/></text:span><text:span text:style-name="T2">rev_print</text:span><text:span text:style-name="T7">: </text:span>Imprime el primer argumento en orden inverso.</text:p>
      <text:p text:style-name="P10">name <text:s/>: rev_print; Expected files <text:s text:c="2"/>: rev_print.c; Allowed functions: write</text:p>
      <text:p text:style-name="P10"/>
      <text:p text:style-name="P10">Escribe un programa que tome una cadena y la muestre al revés seguido de una nueva línea.</text:p>
      <text:p text:style-name="P10">Si el número de parámetros no es 1, el programa muestra una nueva línea.</text:p>
      <text:p text:style-name="P10"/>
      <text:p text:style-name="P10">Examples:</text:p>
      <text:p text:style-name="P10">$&gt; ./rev_print "zaz" | cat -e</text:p>
      <text:p text:style-name="P10">zaz$</text:p>
      <text:p text:style-name="P10">$&gt; ./rev_print "dub0 a POIL" | cat -e</text:p>
      <text:p text:style-name="P10">LIOP a 0bud$</text:p>
      <text:p text:style-name="P10">$&gt; ./rev_print | cat -e</text:p>
      <text:p text:style-name="P10">$</text:p>
      <text:p text:style-name="P10">*/</text:p>
      <text:p text:style-name="P10"/>
      <text:p text:style-name="P10"/>
      <text:p text:style-name="P10"/>
      <text:p text:style-name="P10"/>
      <text:p text:style-name="P10"/>
      <text:p text:style-name="P10"/>
      <text:p text:style-name="P10"/>
      <text:p text:style-name="P10">---------------------------------------------------------------------------------------------</text:p>
      <text:p text:style-name="P10"/>
      <text:p text:style-name="P10"/>
      <text:p text:style-name="P10"/>
      <text:p text:style-name="P10"/>
      <text:p text:style-name="P10"/>
      <text:p text:style-name="P10"/>
      <text:p text:style-name="P10"/>
      <text:p text:style-name="P10"/>
      <text:p text:style-name="P12"><text:s text:c="72"/></text:p>
      <text:p text:style-name="P12"><text:s text:c="122"/><text:span text:style-name="T54">3 <text:s text:c="3"/></text:span></text:p>
      <text:p text:style-name="P157"><text:soft-page-break/>#include &lt;unistd.h&gt;</text:p>
      <text:p text:style-name="P157"/>
      <text:p text:style-name="P169">// Función que imprime una cadena en orden inverso.</text:p>
      <text:p text:style-name="P169">// Esta función toma un puntero a una cadena de caracteres (str) y escribe <text:span text:style-name="T121">caracter de la cadena en la salida en orden inverso.</text:span></text:p>
      <text:p text:style-name="P157"/>
      <text:p text:style-name="P157">void <text:s text:c="3"/>rev_print(char *str)</text:p>
      <text:p text:style-name="P157">{</text:p>
      <text:p text:style-name="P157"><text:s text:c="4"/>int len;</text:p>
      <text:p text:style-name="P157"/>
      <text:p text:style-name="P157"><text:s text:c="4"/>len = 0;</text:p>
      <text:p text:style-name="P157"><text:s text:c="4"/>while (str[len]) <text:s text:c="11"/><text:span text:style-name="T58">// Calcula la longitud de la cadena.</text:span></text:p>
      <text:p text:style-name="P157"><text:s text:c="8"/>len++;</text:p>
      <text:p text:style-name="P157"><text:s text:c="4"/>while (len &gt; 0) <text:s text:c="12"/><text:span text:style-name="T58">// Recorre la cadena en orden inverso.</text:span></text:p>
      <text:p text:style-name="P157"><text:s text:c="4"/>{</text:p>
      <text:p text:style-name="P157"><text:s text:c="8"/>len--; <text:s text:c="17"/><text:span text:style-name="T58">// Decrementa para acceder al último carácter primero.</text:span></text:p>
      <text:p text:style-name="P157"><text:s text:c="8"/>write(1, &amp;str[len], 1); <text:s/><text:span text:style-name="T58">// Escribe cada carácter en la salida estándar.</text:span></text:p>
      <text:p text:style-name="P157"><text:s text:c="4"/>}</text:p>
      <text:p text:style-name="P157">}</text:p>
      <text:p text:style-name="P157"/>
      <text:p text:style-name="P169">// Función principal que procesa los argumentos de la línea de comandos.</text:p>
      <text:p text:style-name="P169">// Esta función verifica si se ha pasado un único argumento al programa y, si es así, llama a la función `rev_print` para imprimir la cadena en orden inverso.</text:p>
      <text:p text:style-name="P169"/>
      <text:p text:style-name="P157">int main(int argc, char **argv)</text:p>
      <text:p text:style-name="P157">{</text:p>
      <text:p text:style-name="P157"><text:s text:c="4"/>if (argc == 2) <text:s text:c="13"/><text:span text:style-name="T58">// Verifica que haya exactamente un argumento</text:span></text:p>
      <text:p text:style-name="P157"><text:s text:c="8"/>rev_print(argv[1]); <text:s text:c="5"/><text:span text:style-name="T58">// Llama a la función para procesar la cadena</text:span></text:p>
      <text:p text:style-name="P157"><text:s text:c="4"/>write(1, "\n", 1); <text:s text:c="10"/><text:span text:style-name="T58">// Imprime una nueva línea al final</text:span></text:p>
      <text:p text:style-name="P157"><text:s text:c="4"/>return (0); <text:s text:c="16"/><text:span text:style-name="T58"><text:s/>// Retorna 0 indicando ejecución exitosa</text:span></text:p>
      <text:p text:style-name="P157">}</text:p>
      <text:p text:style-name="P14"/>
      <text:p text:style-name="P14">**************************************************************</text:p>
      <text:p text:style-name="P9"/>
      <text:p text:style-name="P64"/>
      <text:p text:style-name="P72"><text:s text:c="87"/>4 <text:s/></text:p>
      <text:p text:style-name="P70"><text:soft-page-break/><text:span text:style-name="T9">*</text:span><text:span text:style-name="T43"><text:tab/></text:span><text:span text:style-name="T9">ft_putstr:</text:span><text:span text:style-name="T43"> </text:span><text:span text:style-name="T57">Función que imprime el primer argumento.</text:span></text:p>
      <text:p text:style-name="P58"><text:s/>Assignment name <text:s/>: ft_putstr;Expected files <text:s text:c="2"/>: ft_putstr.c; Allowed functions: write</text:p>
      <text:p text:style-name="P11">Escribe una función que muestre una cadena en la salida estándar.</text:p>
      <text:p text:style-name="P11">El puntero pasado a la función contiene la dirección del primer caracter de la</text:p>
      <text:p text:style-name="P11">cadena.</text:p>
      <text:p text:style-name="P11">Su función debe declararse de la siguiente manera:</text:p>
      <text:p text:style-name="P11">void ft_putstr(char *str);</text:p>
      <text:p text:style-name="P9">---------------------------------------------------------------------------------------------</text:p>
      <text:p text:style-name="P9"/>
      <text:p text:style-name="P14">#include &lt;unistd.h&gt;</text:p>
      <text:p text:style-name="P14"/>
      <text:p text:style-name="P170">// Función que imprime una cadena de caracteres en la salida estándar</text:p>
      <text:p text:style-name="P170">// Esta función toma un puntero a una cadena de caracteres (str) y escribe cada carácter de la cadena en la salida estándar (normalmente la consola).</text:p>
      <text:p text:style-name="P14"/>
      <text:p text:style-name="P14">void <text:s text:c="3"/>ft_putstr(char *str)</text:p>
      <text:p text:style-name="P14">{</text:p>
      <text:p text:style-name="P14"><text:s text:c="4"/>int i;</text:p>
      <text:p text:style-name="P14"/>
      <text:p text:style-name="P14"><text:s text:c="4"/>i = 0;</text:p>
      <text:p text:style-name="P14"><text:s text:c="4"/>while (str[i] != '\0') <text:s text:c="3"/><text:span text:style-name="T58">// Recorre la cadena hasta encontrar el carácter.</text:span> nulo '\0'</text:p>
      <text:p text:style-name="P14"><text:s text:c="8"/>write(1, &amp;str[i++], 1); <text:span text:style-name="T58">// Escribe cada carácter en la salida estándar.</text:span></text:p>
      <text:p text:style-name="P14">}</text:p>
      <text:p text:style-name="P14"/>
      <text:p text:style-name="P170">/*int main(void)</text:p>
      <text:p text:style-name="P170">{</text:p>
      <text:p text:style-name="P170"><text:tab/>ft_putstr("Hola, 42!");</text:p>
      <text:p text:style-name="P170"><text:tab/>write(1, "\n", 1);</text:p>
      <text:p text:style-name="P170"><text:tab/>return (0);</text:p>
      <text:p text:style-name="P170">}*/</text:p>
      <text:p text:style-name="P9"/>
      <text:p text:style-name="P9"/>
      <text:p text:style-name="P14"/>
      <text:p text:style-name="P14">******************************************************* <text:s text:c="11"/><text:span text:style-name="T112">5</text:span></text:p>
      <text:p text:style-name="P9"/>
      <text:p text:style-name="P68"><text:soft-page-break/><text:span text:style-name="T9">*</text:span><text:span text:style-name="T43"><text:tab/></text:span><text:span text:style-name="T9">ft_strlen: </text:span><text:span text:style-name="T57">Función que devuelve el tamaño de un string.</text:span></text:p>
      <text:p text:style-name="P11">name <text:s/>: ft_strlen;Expected files <text:s text:c="2"/>: ft_strlen.c; Allowed functions: </text:p>
      <text:p text:style-name="P11"/>
      <text:p text:style-name="P11">Escribe una función que devuelva la longitud de una cadena.</text:p>
      <text:p text:style-name="P11">Su función debe declararse de la siguiente manera:</text:p>
      <text:p text:style-name="P11">int ft_strlen(char *str);</text:p>
      <text:p text:style-name="P9">---------------------------------------------------------------------------------------------<text:span text:style-name="T53"> <text:s text:c="120"/></text:span><text:span text:style-name="T55"><text:s/></text:span></text:p>
      <text:p text:style-name="P14">#include &lt;unistd.h&gt;</text:p>
      <text:p text:style-name="P170"/>
      <text:p text:style-name="P170">// Función que calcula la longitud de una cadena de caracteres</text:p>
      <text:p text:style-name="P170">// <text:tab/>Esta función toma un puntero a una cadena de caracteres (str) y devuelve un entero que representa la cantidad de caracteres en la cadena, excluyendo el carácter nulo de terminación '\0'. Es útil para determinar el tamaño de una cadena antes de realizar operaciones como impresión o copia.</text:p>
      <text:p text:style-name="P170"/>
      <text:p text:style-name="P14">int ft_strlen(char *str)</text:p>
      <text:p text:style-name="P14">{</text:p>
      <text:p text:style-name="P14"><text:s text:c="4"/>int i;</text:p>
      <text:p text:style-name="P14"/>
      <text:p text:style-name="P14"><text:s text:c="4"/>i = 0;</text:p>
      <text:p text:style-name="P14"><text:s text:c="4"/>while (str[i] != '\0') <text:s/><text:span text:style-name="T93">// Recorre la cadena hasta encontrar el carácter nulo '\0'.</text:span></text:p>
      <text:p text:style-name="P14"><text:s text:c="8"/>i++; <text:s text:c="22"/><text:span text:style-name="T93">// Incrementa el contador por cada carácter</text:span><text:span text:style-name="T98"> </text:span><text:span text:style-name="T93">encontrado.</text:span></text:p>
      <text:p text:style-name="P14"><text:s text:c="4"/>return (i); <text:s text:c="16"/><text:span text:style-name="T98">/</text:span><text:span text:style-name="T93">/ Retorna la longitud total de la cadena.</text:span></text:p>
      <text:p text:style-name="P14">}</text:p>
      <text:p text:style-name="P14"/>
      <text:p text:style-name="P170">/*#include &lt;stdio.h&gt;</text:p>
      <text:p text:style-name="P170"/>
      <text:p text:style-name="P170">// Función principal para probar `ft_strlen`</text:p>
      <text:p text:style-name="P170">int main(void)</text:p>
      <text:p text:style-name="P170">{</text:p>
      <text:p text:style-name="P170"><text:s text:c="4"/>printf("%d", ft_strlen("Hola Mundo")); <text:s/>/<text:span text:style-name="T90">/ Llama a la función e imprime el resultado</text:span></text:p>
      <text:p text:style-name="P170"><text:s text:c="4"/>return (0); <text:s text:c="48"/><text:span text:style-name="T90">// Retorna 0 indicando ejecución exitosa</text:span>.</text:p>
      <text:p text:style-name="P159"><text:span text:style-name="T58">}</text:span> <text:s text:c="9"/></text:p>
      <text:p text:style-name="P159"/>
      <text:p text:style-name="P159"><text:s/>************************************************************* <text:s text:c="9"/></text:p>
      <text:p text:style-name="P159"><text:s text:c="122"/><text:span text:style-name="T113">6</text:span><text:span text:style-name="T102"> </text:span></text:p>
      <text:p text:style-name="P4"><text:soft-page-break/>NIVEL <text:span text:style-name="T84">3</text:span></text:p>
      <text:p text:style-name="P4"/>
      <text:p text:style-name="P29"><text:span text:style-name="T75">*</text:span><text:span text:style-name="T69"><text:tab/></text:span><text:span text:style-name="T74">fizzbuzz: </text:span><text:span text:style-name="T64">i</text:span><text:span text:style-name="T63">mprime del 1 al 100, cambiando múltiplos por strings.</text:span></text:p>
      <text:p text:style-name="P60"/>
      <text:p text:style-name="P60">Assignment name <text:s/>: fizzbuzz; Expected files <text:s text:c="2"/>: fizzbuzz.c; Allowed functions: write.</text:p>
      <text:p text:style-name="P60"/>
      <text:p text:style-name="P24">Escribe un programa que imprima los números del 1 al 100, cada uno separado por un</text:p>
      <text:p text:style-name="P24">nueva línea.</text:p>
      <text:p text:style-name="P24"/>
      <text:p text:style-name="P24">Si el número es múltiplo de 3, en su lugar imprime 'fizz'.</text:p>
      <text:p text:style-name="P24">Si el número es múltiplo de 5, en su lugar imprime "buzz".</text:p>
      <text:p text:style-name="P66">Si el número es múltiplo de 3 y múltiplo de 5, en su lugar imprime 'fizzbuzz'.</text:p>
      <text:p text:style-name="P65">-------------------------------------------------------------------------------------------------------------------</text:p>
      <text:p text:style-name="P4"/>
      <text:p text:style-name="P160"><text:span text:style-name="T102">#include &lt;unistd.h&gt;</text:span></text:p>
      <text:p text:style-name="P160"/>
      <text:p text:style-name="P171"><text:span text:style-name="T102">// Función para imprimir un número entero mediante recursión</text:span></text:p>
      <text:p text:style-name="P171"><text:span text:style-name="T102">// <text:tab/>Esta función toma un entero y lo imprime en la salida estándar utilizando la función write de Unix, sin usar printf ni sprintf. La función maneja números mayores a 9 dividiendo el número recursivamente para extraer cada dígito y luego imprimirlos en orden.</text:span></text:p>
      <text:p text:style-name="P160"/>
      <text:p text:style-name="P160"><text:span text:style-name="T102">void <text:s text:c="3"/>ft_print_nbr(int i)</text:span></text:p>
      <text:p text:style-name="P160"><text:span text:style-name="T102">{</text:span></text:p>
      <text:p text:style-name="P160"><text:span text:style-name="T102"><text:s text:c="4"/>char <text:s text:c="3"/>*digits;</text:span></text:p>
      <text:p text:style-name="P160"/>
      <text:p text:style-name="P160"><text:span text:style-name="T102"><text:s text:c="4"/>digits = "0123456789"; <text:s text:c="10"/></text:span><text:span text:style-name="T94">// Array con los dígitos del 0 al 9.</text:span></text:p>
      <text:p text:style-name="P160"><text:span text:style-name="T102"><text:s text:c="4"/>if (i &gt; 9) <text:s text:c="20"/></text:span><text:span text:style-name="T94">// Si el número es mayor que 9, llamamos recursivamente.</text:span></text:p>
      <text:p text:style-name="P160"><text:span text:style-name="T102"><text:s text:c="8"/>ft_print_nbr(i / 10); <text:s text:c="7"/></text:span><text:span text:style-name="T94">// Dividimos para extraer los dígitos</text:span><text:span text:style-name="T59"> anteriores.</text:span></text:p>
      <text:p text:style-name="P160"><text:span text:style-name="T102"><text:s text:c="4"/>write(1, &amp;digits[i % 10], 1); <text:s text:c="3"/></text:span><text:span text:style-name="T59">/</text:span><text:span text:style-name="T94">/ Imprimimos el último dígito..</text:span></text:p>
      <text:p text:style-name="P160"><text:span text:style-name="T102">}</text:span></text:p>
      <text:p text:style-name="P160"/>
      <text:p text:style-name="P160"/>
      <text:p text:style-name="P160"/>
      <text:p text:style-name="P160"/>
      <text:p text:style-name="P160"/>
      <text:p text:style-name="P163"><text:s text:c="122"/>7</text:p>
      <text:p text:style-name="P171"><text:soft-page-break/><text:span text:style-name="T102">// Función principal que imprime números del 1 al 100.</text:span></text:p>
      <text:p text:style-name="P171"><text:span text:style-name="T102">// <text:tab/>Esta función itera desde 1 hasta 100 e imprime "fizz" si el número es múltiplo de 3, "buzz" si es múltiplo de 5, "fizzbuzz" si es múltiplo de ambos, o el número mismo si no es múltiplo de ninguno. Utiliza la función ft_print_nbr para imprimir los números.</text:span></text:p>
      <text:p text:style-name="P171"/>
      <text:p text:style-name="P160"><text:span text:style-name="T102">int main(void)</text:span></text:p>
      <text:p text:style-name="P160"><text:span text:style-name="T102">{</text:span></text:p>
      <text:p text:style-name="P160"><text:span text:style-name="T102"><text:s text:c="4"/>int i;</text:span></text:p>
      <text:p text:style-name="P160"/>
      <text:p text:style-name="P160"><text:span text:style-name="T102"><text:s text:c="4"/>i = 1; <text:s text:c="33"/>/</text:span><text:span text:style-name="T59">/ Inicializamos la variable en 1.</text:span></text:p>
      <text:p text:style-name="P160"><text:span text:style-name="T102"><text:s text:c="4"/>while (i &lt;= 100) <text:s text:c="16"/></text:span><text:span text:style-name="T59">// Iteramos desde 1 hasta 100.</text:span></text:p>
      <text:p text:style-name="P160"><text:span text:style-name="T102"><text:s text:c="4"/>{</text:span></text:p>
      <text:p text:style-name="P160"><text:span text:style-name="T102"><text:s text:c="8"/>if ((i % 3 == 0) &amp;&amp; (i % 5 == 0)) </text:span></text:p>
      <text:p text:style-name="P113"><text:span text:style-name="T102"><text:s text:c="8"/></text:span><text:span text:style-name="T40">// Si es múltiplo de 3 y 5, imprimimos "fizzbuzz".</text:span></text:p>
      <text:p text:style-name="P160"><text:span text:style-name="T102"><text:s text:c="12"/>write(1, "fizzbuzz\n", 9);</text:span></text:p>
      <text:p text:style-name="P160"><text:span text:style-name="T102"><text:s text:c="8"/>else if ((i % 3) == 0) <text:s text:c="7"/></text:span><text:span text:style-name="T59">// Si es múltiplo de 3, imprimimos "fizz".</text:span></text:p>
      <text:p text:style-name="P160"><text:span text:style-name="T102"><text:s text:c="12"/>write(1, "fizz\n", 5);</text:span></text:p>
      <text:p text:style-name="P160"><text:span text:style-name="T102"><text:s text:c="8"/>else if ((i % 5) == 0) <text:s text:c="7"/></text:span><text:span text:style-name="T59">// Si es múltiplo de 5, imprimimos "buzz".</text:span></text:p>
      <text:p text:style-name="P160"><text:span text:style-name="T102"><text:s text:c="12"/>write(1, "buzz\n", 5);</text:span></text:p>
      <text:p text:style-name="P160"><text:span text:style-name="T102"><text:s text:c="8"/>else <text:s text:c="24"/></text:span><text:span text:style-name="T94">// Si no es múltiplo de ninguno, imprimimos el número.</text:span></text:p>
      <text:p text:style-name="P160"><text:span text:style-name="T102"><text:s text:c="8"/>{</text:span></text:p>
      <text:p text:style-name="P160"><text:span text:style-name="T102"><text:s text:c="12"/>ft_print_nbr(i); <text:s text:c="8"/></text:span><text:span text:style-name="T94">// Llamamos a la función para imprimir el número.</text:span></text:p>
      <text:p text:style-name="P160"><text:span text:style-name="T102"><text:s text:c="12"/>write(1, "\n", 1); <text:s text:c="7"/></text:span><text:span text:style-name="T94">// Nueva línea después del número.</text:span></text:p>
      <text:p text:style-name="P160"><text:span text:style-name="T102"><text:s text:c="8"/>}</text:span></text:p>
      <text:p text:style-name="P160"><text:span text:style-name="T102"><text:s text:c="8"/>i++; <text:s text:c="33"/></text:span><text:span text:style-name="T94">// Incrementamos el contador.</text:span></text:p>
      <text:p text:style-name="P160"><text:span text:style-name="T102"><text:s text:c="4"/>}</text:span></text:p>
      <text:p text:style-name="P160"><text:span text:style-name="T102"><text:s text:c="4"/>return (0); <text:s text:c="26"/></text:span><text:span text:style-name="T94">// Retorno exitoso del programa.</text:span></text:p>
      <text:p text:style-name="P160"><text:span text:style-name="T102">} </text:span></text:p>
      <text:p text:style-name="P13"/>
      <text:p text:style-name="P23">---------------------------------------------------------------------------------------------</text:p>
      <text:p text:style-name="P23"/>
      <text:p text:style-name="P23"/>
      <text:p text:style-name="P23"/>
      <text:p text:style-name="P23"/>
      <text:p text:style-name="P163"><text:s text:c="122"/>8</text:p>
      <text:p text:style-name="P23"><text:soft-page-break/>Example:</text:p>
      <text:p text:style-name="P23">$&gt;./fizzbuzz</text:p>
      <text:p text:style-name="P23">1</text:p>
      <text:p text:style-name="P23">2</text:p>
      <text:p text:style-name="P23">fizz</text:p>
      <text:p text:style-name="P23">4</text:p>
      <text:p text:style-name="P23">buzz</text:p>
      <text:p text:style-name="P23">fizz</text:p>
      <text:p text:style-name="P23">7</text:p>
      <text:p text:style-name="P23">8</text:p>
      <text:p text:style-name="P23">fizz</text:p>
      <text:p text:style-name="P23">buzz</text:p>
      <text:p text:style-name="P23">11</text:p>
      <text:p text:style-name="P23">fizz</text:p>
      <text:p text:style-name="P23">13</text:p>
      <text:p text:style-name="P23">14</text:p>
      <text:p text:style-name="P23">fizzbuzz</text:p>
      <text:p text:style-name="P23">[...]</text:p>
      <text:p text:style-name="P23">97</text:p>
      <text:p text:style-name="P23">98</text:p>
      <text:p text:style-name="P23">fizz</text:p>
      <text:p text:style-name="P23">buzz</text:p>
      <text:p text:style-name="P23">$&gt; </text:p>
      <text:p text:style-name="P23"/>
      <text:p text:style-name="P23"/>
      <text:p text:style-name="P13">**************************************************************</text:p>
      <text:p text:style-name="P13"/>
      <text:p text:style-name="P13"/>
      <text:p text:style-name="P13"/>
      <text:p text:style-name="P13"/>
      <text:p text:style-name="P13"/>
      <text:p text:style-name="P13"/>
      <text:p text:style-name="P13"/>
      <text:p text:style-name="P13"/>
      <text:p text:style-name="P13"/>
      <text:p text:style-name="P16"><text:s text:c="122"/>9</text:p>
      <text:p text:style-name="P62"/>
      <text:p text:style-name="P69"><text:soft-page-break/><text:span text:style-name="T43">*<text:tab/></text:span><text:span text:style-name="T9">buzzfizz:</text:span><text:span text:style-name="T43"> </text:span><text:span text:style-name="T44">i</text:span><text:span text:style-name="T57">mprime del 1 al 100, cambiando múltiplos por strings.</text:span></text:p>
      <text:p text:style-name="P25"><text:s/>name <text:s/>: buzz; Expected files <text:s text:c="2"/>: buzzfizz.c; Allowed functions: write.</text:p>
      <text:p text:style-name="P25"><text:tab/><text:span text:style-name="T103">Escribe un programa que imprima los números del 1 al 100, cada uno separado por un nueva línea. Si el número es múltiplo de 4, en su lugar imprime 'buzz'. Si el número es múltiplo de 7, en su lugar imprime "fizz".</text:span></text:p>
      <text:p text:style-name="P187">Si el número es múltiplo de 4 y múltiplo de 7, en su lugar imprime 'buzzfizz'.</text:p>
      <text:p text:style-name="P187"/>
      <text:p text:style-name="P101">Example:</text:p>
      <text:p text:style-name="P101">$&gt;./fizzbuzz</text:p>
      <text:p text:style-name="P101">1</text:p>
      <text:p text:style-name="P101">2</text:p>
      <text:p text:style-name="P101">3</text:p>
      <text:p text:style-name="P101">buzz</text:p>
      <text:p text:style-name="P101">5</text:p>
      <text:p text:style-name="P101">6</text:p>
      <text:p text:style-name="P101">fizz</text:p>
      <text:p text:style-name="P101">buzz</text:p>
      <text:p text:style-name="P101">9</text:p>
      <text:p text:style-name="P101">10</text:p>
      <text:p text:style-name="P101">11</text:p>
      <text:p text:style-name="P101">buzz</text:p>
      <text:p text:style-name="P101">13</text:p>
      <text:p text:style-name="P101">fizz</text:p>
      <text:p text:style-name="P101">15</text:p>
      <text:p text:style-name="P101">buzz</text:p>
      <text:p text:style-name="P101">17</text:p>
      <text:p text:style-name="P101">18</text:p>
      <text:p text:style-name="P101">19</text:p>
      <text:p text:style-name="P101">buzz</text:p>
      <text:p text:style-name="P101">fizz</text:p>
      <text:p text:style-name="P101">22</text:p>
      <text:p text:style-name="P101">23</text:p>
      <text:p text:style-name="P101">buzz</text:p>
      <text:p text:style-name="P101">25</text:p>
      <text:p text:style-name="P101">26</text:p>
      <text:p text:style-name="P101">27</text:p>
      <text:p text:style-name="P101">fizzbuzz</text:p>
      <text:p text:style-name="P101">29</text:p>
      <text:p text:style-name="P101">30</text:p>
      <text:p text:style-name="P101">[…] <text:s text:c="130"/><text:span text:style-name="T31">10</text:span></text:p>
      <text:p text:style-name="P101"><text:soft-page-break/>97</text:p>
      <text:p text:style-name="P101">fizz</text:p>
      <text:p text:style-name="P101">99</text:p>
      <text:p text:style-name="P101">buzz <text:s text:c="9"/></text:p>
      <text:p text:style-name="P180"><text:span text:style-name="T98">$&gt;</text:span> <text:s/><text:span text:style-name="T53"><text:s/></text:span></text:p>
      <text:p text:style-name="P73">--------------------------------------------------------------------------------------</text:p>
      <text:p text:style-name="P143"><text:span text:style-name="T52">#include &lt;unistd.h&gt;</text:span></text:p>
      <text:p text:style-name="P129"/>
      <text:p text:style-name="P129">// Función que imprime un número entero utilizando recursión</text:p>
      <text:p text:style-name="P129">void <text:s text:c="3"/>ft_print_nbr(int i)</text:p>
      <text:p text:style-name="P129">{</text:p>
      <text:p text:style-name="P129"><text:s text:c="4"/>char <text:s text:c="3"/>*digits;</text:p>
      <text:p text:style-name="P129"/>
      <text:p text:style-name="P129"><text:s text:c="4"/>digits = "0123456789"; // Definimos los caracteres numéricos</text:p>
      <text:p text:style-name="P129"><text:s text:c="4"/>if (i &gt; 9) // Si el número tiene más de un dígito, llamamos recursivamente</text:p>
      <text:p text:style-name="P129"><text:s text:c="8"/>ft_print_nbr(i / 10);</text:p>
      <text:p text:style-name="P129"><text:s text:c="4"/>write(1, &amp;digits[i % 10], 1); // Escribimos el último dígito</text:p>
      <text:p text:style-name="P129">}</text:p>
      <text:p text:style-name="P129"/>
      <text:p text:style-name="P129">// Función principal que imprime números del 1 al 100</text:p>
      <text:p text:style-name="P129">int main(void)</text:p>
      <text:p text:style-name="P129">{</text:p>
      <text:p text:style-name="P129"><text:s text:c="4"/>int i;</text:p>
      <text:p text:style-name="P129"/>
      <text:p text:style-name="P129"><text:s text:c="4"/>i = 1;</text:p>
      <text:p text:style-name="P129"><text:s text:c="4"/>while (i &lt; 101) // Iteramos de 1 a 100</text:p>
      <text:p text:style-name="P129"><text:s text:c="4"/>{</text:p>
      <text:p text:style-name="P129"><text:s text:c="8"/>// Si el número es múltiplo de 28, imprimimos "fizzbuzz"</text:p>
      <text:p text:style-name="P129"><text:s text:c="8"/>if ((i % 28) == 0)</text:p>
      <text:p text:style-name="P129"><text:s text:c="12"/>write(1, "fizzbuzz", 8);</text:p>
      <text:p text:style-name="P129"><text:s text:c="8"/>// Si es múltiplo de 7, imprimimos "buzz"</text:p>
      <text:p text:style-name="P129"><text:s text:c="8"/>else if ((i % 7) == 0)</text:p>
      <text:p text:style-name="P129"><text:s text:c="12"/>write(1, "buzz", 4);</text:p>
      <text:p text:style-name="P129"><text:s text:c="8"/>// Si es múltiplo de 4, imprimimos "fizz"</text:p>
      <text:p text:style-name="P129"><text:s text:c="8"/>else if ((i % 4) == 0)</text:p>
      <text:p text:style-name="P129"><text:s text:c="12"/>write(1, "fizz", 4);</text:p>
      <text:p text:style-name="P129"><text:s text:c="8"/>// Si no es múltiplo de ninguno, imprimimos el número</text:p>
      <text:p text:style-name="P129"><text:s text:c="8"/>else</text:p>
      <text:p text:style-name="P129"><text:s text:c="12"/>ft_print_nbr(i);</text:p>
      <text:p text:style-name="P129"><text:s text:c="8"/>write(1, "\n", 1); // Nueva línea tras cada salida</text:p>
      <text:p text:style-name="P129"><text:s text:c="8"/>i++;</text:p>
      <text:p text:style-name="P129"><text:s text:c="4"/>}</text:p>
      <text:p text:style-name="P129"><text:s text:c="4"/>return (0);</text:p>
      <text:p text:style-name="P129">} <text:s text:c="38"/></text:p>
      <text:p text:style-name="P129"/>
      <text:p text:style-name="P129">***********************************************************************************</text:p>
      <text:p text:style-name="P129"><text:s text:c="102"/><text:span text:style-name="T14"><text:s text:c="44"/></text:span><text:span text:style-name="T18">11</text:span></text:p>
      <text:p text:style-name="P16"><text:soft-page-break/></text:p>
      <text:p text:style-name="P5">NIVEL <text:span text:style-name="T85">4</text:span></text:p>
      <text:p text:style-name="P5"/>
      <text:p text:style-name="P75"><text:span text:style-name="T47">*<text:tab/>aff_first_param: </text:span><text:span text:style-name="T89">Imprime el primer argumento.</text:span></text:p>
      <text:p text:style-name="P123">name <text:s/>: aff_first_param;files <text:s text:c="2"/>: aff_first_param.c; <text:s/>functions: write</text:p>
      <text:p text:style-name="P123"><text:tab/>Escribe un programa que tome cadenas como argumentos y muestre su primer argumento seguido de un \n. Si el número de argumentos es menor que 1, el programa muestra \n.</text:p>
      <text:p text:style-name="P123"/>
      <text:p text:style-name="P123">Example:</text:p>
      <text:p text:style-name="P123">$&gt; ./aff_first_param vincent mit "l'ane" dans un pre et "s'en" vint | cat -e</text:p>
      <text:p text:style-name="P123">vincent$</text:p>
      <text:p text:style-name="P123">$&gt; ./aff_first_param "j'aime le fromage de chevre" | cat -e</text:p>
      <text:p text:style-name="P123">j'aime le fromage de chevre$</text:p>
      <text:p text:style-name="P123">$&gt; ./aff_first_param | cat -e</text:p>
      <text:p text:style-name="P123">$</text:p>
      <text:p text:style-name="P183">-------------------------------------------------------------------------------------------------------------------</text:p>
      <text:p text:style-name="P114">#include &lt;unistd.h&gt;</text:p>
      <text:p text:style-name="P114"/>
      <text:p text:style-name="P102">// Programa que imprime el primer argumento de la línea de comandos seguido de un salto de línea. Si no se proporciona ningún argumento, simplemente imprime un salto de línea.</text:p>
      <text:p text:style-name="P102"/>
      <text:p text:style-name="P114">int main(int argc, char **argv)</text:p>
      <text:p text:style-name="P114">{</text:p>
      <text:p text:style-name="P114"><text:s text:c="4"/>int i;</text:p>
      <text:p text:style-name="P114"/>
      <text:p text:style-name="P114"><text:s text:c="4"/>i = 0;</text:p>
      <text:p text:style-name="P114"><text:s text:c="4"/>/<text:span text:style-name="T58">/ Verifica que haya al menos un argumento proporcionado.</text:span></text:p>
      <text:p text:style-name="P114"><text:s text:c="4"/>if (argc &gt; 1)</text:p>
      <text:p text:style-name="P114"><text:s text:c="4"/>{</text:p>
      <text:p text:style-name="P114"><text:s text:c="8"/><text:span text:style-name="T58">// Recorre la cadena del primer argumento (argv[1]).</text:span></text:p>
      <text:p text:style-name="P114"><text:s text:c="8"/>while (argv[1][i])</text:p>
      <text:p text:style-name="P114"><text:s text:c="8"/>{</text:p>
      <text:p text:style-name="P114"><text:s text:c="12"/><text:span text:style-name="T58">// Escribe cada carácter en la salida estándar.</text:span></text:p>
      <text:p text:style-name="P114"><text:s text:c="12"/>write(1, &amp;argv[1][i], 1);</text:p>
      <text:p text:style-name="P114"><text:s text:c="12"/>i++;</text:p>
      <text:p text:style-name="P114"><text:s text:c="8"/>}</text:p>
      <text:p text:style-name="P114"><text:s text:c="4"/>}</text:p>
      <text:p text:style-name="P114"><text:s text:c="4"/>/<text:span text:style-name="T58">/ Escribe un salto de línea al final, independientemente de los argumentos.</text:span></text:p>
      <text:p text:style-name="P114"><text:s text:c="4"/>write(1, "\n", 1);</text:p>
      <text:p text:style-name="P114"><text:s text:c="4"/>return (0);</text:p>
      <text:p text:style-name="P114">} <text:s text:c="135"/><text:span text:style-name="T19">12</text:span></text:p>
      <text:p text:style-name="P92"><text:soft-page-break/><text:span text:style-name="T2">*<text:tab/>aff_last_param: </text:span><text:span text:style-name="T95">Imprime el último argumento.</text:span></text:p>
      <text:p text:style-name="P1">name <text:s/>: aff_last_param; <text:s/>files <text:s text:c="2"/>: aff_last_param.c; functions: write</text:p>
      <text:p text:style-name="P1"/>
      <text:p text:style-name="P1">Escribe un programa que tome cadenas como argumentos y muestre su último</text:p>
      <text:p text:style-name="P1">argumento seguido de una nueva línea.</text:p>
      <text:p text:style-name="P1">Si el número de argumentos es menor que 1, el programa muestra una nueva línea.</text:p>
      <text:p text:style-name="P1"/>
      <text:p text:style-name="P1">Examples:</text:p>
      <text:p text:style-name="P1">$&gt; ./aff_last_param "zaz" "mange" "des" "chats" | cat -e</text:p>
      <text:p text:style-name="P1">chats$</text:p>
      <text:p text:style-name="P1">$&gt; ./aff_last_param "j'aime le savon" | cat -e</text:p>
      <text:p text:style-name="P1">j'aime le savon$</text:p>
      <text:p text:style-name="P1">$&gt; ./aff_last_param | cat -e</text:p>
      <text:p text:style-name="P1">$</text:p>
      <text:p text:style-name="P32"/>
      <text:p text:style-name="P32"/>
      <text:p text:style-name="P32"/>
      <text:p text:style-name="P32"/>
      <text:p text:style-name="P32"/>
      <text:p text:style-name="P33">---------------------------------------------------------------------------------------------------------- <text:s text:c="7"/><text:span text:style-name="T36"><text:s/>1</text:span><text:span text:style-name="T37">3</text:span></text:p>
      <text:p text:style-name="P90"><text:soft-page-break/>#include &lt;unistd.h&gt;</text:p>
      <text:p text:style-name="P89">// Programa que imprime el <text:span text:style-name="T114">ultimo</text:span> argumento de la línea de comandos seguido de un salto de línea. Si no se proporciona ningún argumento, simplemente imprime un salto de línea.</text:p>
      <text:p text:style-name="P91">int main(int argc, char **argv</text:p>
      <text:p text:style-name="P91">{</text:p>
      <text:p text:style-name="P90"><text:s text:c="4"/>int i;</text:p>
      <text:p text:style-name="P90"><text:s text:c="4"/>i = 0;</text:p>
      <text:p text:style-name="P90"><text:s text:c="4"/><text:span text:style-name="T58">// Verifica que haya al menos un argumento en la línea de comandos.</text:span></text:p>
      <text:p text:style-name="P90"><text:s text:c="4"/>if (argc &gt; 1)</text:p>
      <text:p text:style-name="P90"><text:s text:c="4"/>{</text:p>
      <text:p text:style-name="P90"><text:s text:c="8"/><text:span text:style-name="T58">// Recorre cada carácter del último argumento pasado al programa.</text:span></text:p>
      <text:p text:style-name="P90"><text:s text:c="8"/>while (argv[argc - 1][i])</text:p>
      <text:p text:style-name="P90"><text:s text:c="8"/>{</text:p>
      <text:p text:style-name="P90"><text:s text:c="12"/><text:span text:style-name="T58">// Escribe cada carácter en la salida estándar.</text:span></text:p>
      <text:p text:style-name="P90"><text:s text:c="12"/>write(1, &amp;argv[argc - 1][i], 1);</text:p>
      <text:p text:style-name="P90"><text:s text:c="12"/>i++;</text:p>
      <text:p text:style-name="P90"><text:s text:c="8"/>}</text:p>
      <text:p text:style-name="P90"><text:s text:c="4"/>}</text:p>
      <text:p text:style-name="P90"><text:s text:c="4"/>/<text:span text:style-name="T58">/ Escribe un salto de línea al final, independientemente de los argumentos.</text:span></text:p>
      <text:p text:style-name="P90"><text:s text:c="4"/>write(1, "\n", 1);</text:p>
      <text:p text:style-name="P90"><text:s text:c="4"/>return (0);</text:p>
      <text:p text:style-name="P93"><text:span text:style-name="T101">} <text:s text:c="9"/>******************************************************* <text:s text:c="7"/></text:span><text:span text:style-name="T32">14</text:span><text:span text:style-name="T35"> <text:s/></text:span></text:p>
      <text:p text:style-name="P50"><text:soft-page-break/><text:span text:style-name="T38">NIVEL </text:span><text:span text:style-name="T39">5</text:span></text:p>
      <text:p text:style-name="P63"/>
      <text:p text:style-name="P76"><text:span text:style-name="T47">*<text:tab/>rotone: </text:span><text:span text:style-name="T91">i</text:span><text:span text:style-name="T89">mprime un string aumentando en 1 el carácter: a --&gt; b, z --&gt; a.</text:span></text:p>
      <text:p text:style-name="P189"/>
      <text:p text:style-name="P125">name <text:s/>: rotone; Expected files <text:s text:c="2"/>: rotone.c; Allowed functions: write.</text:p>
      <text:p text:style-name="P125"/>
      <text:p text:style-name="P125">Escribe un programa que tome una cadena y la muestre, reemplazando cada uno de sus</text:p>
      <text:p text:style-name="P125">letras por la siguiente en orden alfabético.</text:p>
      <text:p text:style-name="P125">'z' se convierte en 'a' y 'Z' se convierte en 'A'. El caso no se ve afectado.</text:p>
      <text:p text:style-name="P125">La salida irá seguida de un \n.</text:p>
      <text:p text:style-name="P125">Si el número de argumentos no es 1, el programa muestra \n.</text:p>
      <text:p text:style-name="P125"/>
      <text:p text:style-name="P125">Example:</text:p>
      <text:p text:style-name="P125">$&gt;./rotone "abc"</text:p>
      <text:p text:style-name="P125">bcd</text:p>
      <text:p text:style-name="P125">$&gt;./rotone "Les stagiaires du staff ne sentent pas toujours tres bon." | cat -e</text:p>
      <text:p text:style-name="P125">Mft tubhjbjsft ev tubgg of tfoufou qbt upvkpvst usft cpo.$</text:p>
      <text:p text:style-name="P125">$&gt;./rotone "AkjhZ zLKIJz , 23y " | cat -e</text:p>
      <text:p text:style-name="P125">BlkiA aMLJKa , 23z $</text:p>
      <text:p text:style-name="P125">$&gt;./rotone | cat -e</text:p>
      <text:p text:style-name="P125">$</text:p>
      <text:p text:style-name="P125">$&gt;</text:p>
      <text:p text:style-name="P125">$&gt;./rotone "" | cat -e</text:p>
      <text:p text:style-name="P125">$</text:p>
      <text:p text:style-name="P82"><text:span text:style-name="T58">$&gt; <text:s text:c="51"/></text:span><text:s text:c="63"/></text:p>
      <text:p text:style-name="P82"><text:span text:style-name="T58">----------------------------------------------------------------------------------------------------------------------------</text:span> <text:s text:c="344"/><text:span text:style-name="T105"><text:s text:c="4"/></text:span></text:p>
      <text:p text:style-name="P82">#include &lt;unistd.h&gt;</text:p>
      <text:p text:style-name="P124">// Función que aplica una rotación de +1 a cada letra en la cadena.</text:p>
      <text:p text:style-name="P124">// <text:tab/>Esta función toma una cadena de caracteres (str) y modifica cada letra avanzándola una posición en el alfabeto. Si la letra es 'Z' o 'z', se convierte en 'A' o 'a' respectivamente. Los caracteres que no son letras se dejan sin cambios. La función escribe el resultado directamente en la salida estándar.</text:p>
      <text:p text:style-name="P146"><text:s text:c="120"/>15</text:p>
      <text:p text:style-name="P82"><text:soft-page-break/>void <text:s text:c="3"/>rotone(char *str)</text:p>
      <text:p text:style-name="P82">{</text:p>
      <text:p text:style-name="P82"><text:s text:c="4"/>int i;</text:p>
      <text:p text:style-name="P82"/>
      <text:p text:style-name="P82"><text:s text:c="4"/>i = 0;</text:p>
      <text:p text:style-name="P82"><text:s text:c="4"/>while (str[i]) <text:s text:c="23"/><text:span text:style-name="T58">// Recorre la cadena de entrada.</text:span></text:p>
      <text:p text:style-name="P82"><text:s text:c="4"/>{</text:p>
      <text:p text:style-name="P82"><text:s text:c="8"/>if ((str[i] &gt;= 'A' &amp;&amp; str[i] &lt; 'Z')</text:p>
      <text:p text:style-name="P82"><text:s text:c="12"/>|| (str[i] &gt;= 'a' &amp;&amp; str[i] &lt; 'z'))</text:p>
      <text:p text:style-name="P82"><text:s text:c="12"/>str[i] += 1; <text:s text:c="19"/><text:span text:style-name="T58">// Avanza la letra en una posición.</text:span></text:p>
      <text:p text:style-name="P82"><text:s text:c="8"/>else if (str[i] == 'Z')</text:p>
      <text:p text:style-name="P82"><text:s text:c="12"/>str[i] = 'A'; <text:s text:c="18"/><text:span text:style-name="T58"><text:s/>// Si es 'Z', vuelve a 'A'.</text:span></text:p>
      <text:p text:style-name="P82"><text:s text:c="8"/>else if (str[i] == 'z')</text:p>
      <text:p text:style-name="P82"><text:s text:c="12"/>str[i] = 'a'; <text:s text:c="20"/><text:span text:style-name="T58">// Si es 'z', vuelve a 'a'.</text:span></text:p>
      <text:p text:style-name="P82"><text:s text:c="8"/>write(1, &amp;str[i], 1); <text:s text:c="10"/><text:span text:style-name="T58">// Escribe el carácter modificado en la salida estándar.</text:span></text:p>
      <text:p text:style-name="P82"><text:s text:c="8"/>i++;</text:p>
      <text:p text:style-name="P82"><text:s text:c="4"/>}</text:p>
      <text:p text:style-name="P82">}</text:p>
      <text:p text:style-name="P124">// Función principal que procesa los argumentos de la línea de comandos</text:p>
      <text:p text:style-name="P124">// <text:tab/>Esta función verifica si se ha pasado un único argumento al programa y, si es así, llama a la función `rotone` para aplicar la rotación a ese argumento.</text:p>
      <text:p text:style-name="P82"/>
      <text:p text:style-name="P82">int main(int argc, char **argv)</text:p>
      <text:p text:style-name="P82">{</text:p>
      <text:p text:style-name="P82"><text:s text:c="4"/>if (argc == 2) <text:s text:c="21"/><text:span text:style-name="T58">// Verifica que haya exactamente un argumento.</text:span></text:p>
      <text:p text:style-name="P82"><text:s text:c="8"/>rotone(argv[1]); <text:s text:c="12"/><text:span text:style-name="T58">// Llama a la función para procesar la cadena.</text:span></text:p>
      <text:p text:style-name="P82"><text:s text:c="4"/>write(1, "\n", 1); <text:s text:c="15"/><text:span text:style-name="T58">// Imprime una nueva línea al final.</text:span></text:p>
      <text:p text:style-name="P82"><text:s text:c="4"/>return (0); <text:s text:c="25"/><text:span text:style-name="T58"><text:s/>// Retorna 0 indicando ejecución exitosa.</text:span></text:p>
      <text:p text:style-name="P82">}</text:p>
      <text:p text:style-name="P82"/>
      <text:p text:style-name="P82"/>
      <text:p text:style-name="P82">***********************************************************************************</text:p>
      <text:p text:style-name="P30"><text:span text:style-name="T48"><text:s text:c="120"/>1</text:span><text:span text:style-name="T50">6</text:span></text:p>
      <text:p text:style-name="P30"><text:soft-page-break/><text:span text:style-name="T76">*<text:tab/>first_word: </text:span><text:span text:style-name="T80">i</text:span><text:span text:style-name="T79">mprime la primera palabra del argumento, obviando espacios al principio.</text:span></text:p>
      <text:p text:style-name="P41">Escribe un programa que tome una cadena y muestre su primera palabra, seguida </text:p>
      <text:p text:style-name="P41">de una nueva línea.</text:p>
      <text:p text:style-name="P41">Una palabra es una sección de cadena delimitada por espacios/tabulaciones o </text:p>
      <text:p text:style-name="P41">por el inicio/final de la cuerda.</text:p>
      <text:p text:style-name="P41">Si el número de parámetros no es 1, o si no hay palabras, simplemente muestre</text:p>
      <text:p text:style-name="P41">una nueva línea.</text:p>
      <text:p text:style-name="P41"/>
      <text:p text:style-name="P41">Examples:</text:p>
      <text:p text:style-name="P41">$&gt; ./first_word "FOR PONY" | cat -e</text:p>
      <text:p text:style-name="P41">FOR$</text:p>
      <text:p text:style-name="P41">$&gt; ./first_word "this <text:s text:c="7"/>... <text:s text:c="6"/>is sparta, then again, maybe <text:s text:c="3"/>not" | cat -e</text:p>
      <text:p text:style-name="P41">this$</text:p>
      <text:p text:style-name="P41">$&gt; ./first_word " <text:s text:c="2"/>" | cat -e</text:p>
      <text:p text:style-name="P41">$</text:p>
      <text:p text:style-name="P41">$&gt; ./first_word "a" "b" | cat -e</text:p>
      <text:p text:style-name="P41">$</text:p>
      <text:p text:style-name="P41">$&gt; ./first_word " <text:s/>lorem,ipsum <text:s/>" | cat -e</text:p>
      <text:p text:style-name="P41">lorem,ipsum$</text:p>
      <text:p text:style-name="P78">$&gt;</text:p>
      <text:p text:style-name="P78">--------------------------------------------------------------------------------------------------<text:span text:style-name="T53">#include &lt;unistd.h&gt;</text:span></text:p>
      <text:p text:style-name="P185">// Función que encuentra y escribe la primera palabra de la cadena</text:p>
      <text:p text:style-name="P185">// <text:tab/>Esta función toma una cadena de caracteres (str) y escribe la primera palabra en la salida estándar. La primera palabra se define como la secuencia de caracteres que aparece antes del primer espacio, tabulación o nueva línea. Si la cadena comienza con espacios o tabulaciones, estos se ignoran al determinar el inicio de la primera palabra.</text:p>
      <text:p text:style-name="P181"><text:s text:c="85"/>17</text:p>
      <text:p text:style-name="P186"><text:soft-page-break/>void <text:s text:c="3"/>first_word(char *str)</text:p>
      <text:p text:style-name="P186">{</text:p>
      <text:p text:style-name="P186"><text:s text:c="4"/>int i;</text:p>
      <text:p text:style-name="P186"/>
      <text:p text:style-name="P186"><text:s text:c="4"/>i = 0;</text:p>
      <text:p text:style-name="P186"><text:s text:c="4"/><text:span text:style-name="T87">// Salta los espacios en blanco, tabulaciones y nuevas líneas iniciales.</text:span></text:p>
      <text:p text:style-name="P186"><text:s text:c="4"/><text:span text:style-name="T122">while (str[i] &amp;&amp; (str[i] == ' ' || (str[i] &gt;= 9 &amp;&amp; str[i] &lt;= 13)))</text:span></text:p>
      <text:p text:style-name="P186"><text:s text:c="8"/>i++;</text:p>
      <text:p text:style-name="P185">/<text:span text:style-name="T90">/ Escribe la primera palabra hasta encontrar un espacio o fin de cadena.</text:span></text:p>
      <text:p text:style-name="P186"><text:s text:c="4"/><text:span text:style-name="T122">while (str[i] &amp;&amp; !(str[i] == ' ' || (str[i] &gt;= 9 &amp;&amp; str[i] &lt;= 13)))</text:span></text:p>
      <text:p text:style-name="P186"><text:s text:c="4"/>{</text:p>
      <text:p text:style-name="P186"><text:s text:c="8"/>write(1, &amp;str[i], 1); <text:s/><text:span text:style-name="T87">// Escribe cada carácter de la palabra.</text:span></text:p>
      <text:p text:style-name="P186"><text:s text:c="8"/>i++;</text:p>
      <text:p text:style-name="P186"><text:s text:c="4"/>}</text:p>
      <text:p text:style-name="P186">}</text:p>
      <text:p text:style-name="P184">// Función principal que procesa los argumentos de la línea de comandos.</text:p>
      <text:p text:style-name="P184">// Esta función verifica si se ha pasado un único argumento al programa y, si es así, llama a la función `first_word` para imprimir la primera palabra de ese argumento.</text:p>
      <text:p text:style-name="P186">int main(int argc, char **argv)</text:p>
      <text:p text:style-name="P186">{</text:p>
      <text:p text:style-name="P186"><text:s text:c="4"/><text:span text:style-name="T87">// Verifica que se haya pasado un único argumento.</text:span></text:p>
      <text:p text:style-name="P186"><text:s text:c="4"/>if (argc == 2)</text:p>
      <text:p text:style-name="P186"><text:s text:c="2"/><text:span text:style-name="T58"><text:s text:c="2"/></text:span><text:span text:style-name="T87">// Llama a la función para procesar la cadena.</text:span></text:p>
      <text:p text:style-name="P186"><text:s text:c="8"/>first_word(argv[1]); <text:s/></text:p>
      <text:p text:style-name="P186"><text:s text:c="4"/>write(1, "\n", 1); <text:s text:c="7"/><text:span text:style-name="T87">// Imprime una nueva línea al final.</text:span></text:p>
      <text:p text:style-name="P186"><text:s text:c="4"/>return (0); <text:s text:c="16"/><text:span text:style-name="T87">// Retorna 0 indicando ejecución exitosa.</text:span></text:p>
      <text:p text:style-name="P121"><text:span text:style-name="T78">} </text:span></text:p>
      <text:p text:style-name="P121"><text:span text:style-name="T45"/></text:p>
      <text:p text:style-name="P121"><text:span text:style-name="T45">****************************************************************** <text:s text:c="3"/></text:span><text:span text:style-name="T10"><text:s/></text:span><text:span text:style-name="T11">18</text:span><text:span text:style-name="T12"> <text:s/></text:span><text:span text:style-name="T46"><text:s text:c="118"/></text:span><text:span text:style-name="T12"><text:s text:c="3"/></text:span></text:p>
      <text:p text:style-name="P121"><text:soft-page-break/><text:span text:style-name="T72">*<text:tab/>rot_13: </text:span><text:span text:style-name="T67">i</text:span><text:span text:style-name="T63">mprime un string variando en 13 el carácter: a --&gt; n, z --&gt; m.</text:span></text:p>
      <text:p text:style-name="P42">Assignment name <text:s/>: rot_13; Expected files <text:s text:c="2"/>: rot_13.c; Allowed functions: write</text:p>
      <text:p text:style-name="P42"/>
      <text:p text:style-name="P42">Escribe un programa que tome una cadena y la muestre, reemplazando cada uno de sus</text:p>
      <text:p text:style-name="P42">letras por letra 13 espacios adelante en orden alfabético.</text:p>
      <text:p text:style-name="P42">'z' se convierte en 'm' y 'Z' se convierte en 'M'. El caso no se ve afectado.</text:p>
      <text:p text:style-name="P42">La salida irá seguida de una nueva línea.</text:p>
      <text:p text:style-name="P42">Si el número de argumentos no es 1, el programa muestra una nueva línea.</text:p>
      <text:p text:style-name="P42"/>
      <text:p text:style-name="P42">Example:</text:p>
      <text:p text:style-name="P42">$&gt;./rot_13 "abc"</text:p>
      <text:p text:style-name="P42">nop</text:p>
      <text:p text:style-name="P42">$&gt;./rot_13 "My horse is Amazing." | cat -e</text:p>
      <text:p text:style-name="P42">Zl ubefr vf Nznmvat.$</text:p>
      <text:p text:style-name="P42">$&gt;./rot_13 "AkjhZ zLKIJz , 23y " | cat -e</text:p>
      <text:p text:style-name="P42">NxwuM mYXVWm , 23l $</text:p>
      <text:p text:style-name="P42">$&gt;./rot_13 | cat -e</text:p>
      <text:p text:style-name="P42">$</text:p>
      <text:p text:style-name="P42">$&gt;</text:p>
      <text:p text:style-name="P42">$&gt;./rot_13 "" | cat -e</text:p>
      <text:p text:style-name="P42">$</text:p>
      <text:p text:style-name="P42">$&gt;</text:p>
      <text:p text:style-name="P46">-----------------------------------------------------------------------------------------------------------</text:p>
      <text:p text:style-name="P117">#include &lt;unistd.h&gt;</text:p>
      <text:p text:style-name="P117"/>
      <text:p text:style-name="P108">// Función que aplica el cifrado ROT-13 a una cadena y la imprime</text:p>
      <text:p text:style-name="P108">// <text:tab/>Esta función toma una cadena de caracteres (str) y aplica el cifrado ROT-13, que consiste en desplazar cada letra 13 posiciones en el alfabeto. Las letras mayúsculas y minúsculas se manejan por separado, y los caracteres que no son letras se dejan sin cambios. <text:s text:c="122"/><text:span text:style-name="T33">19</text:span></text:p>
      <text:p text:style-name="P132"><text:soft-page-break/>void <text:s text:c="3"/>rot_13(char *str)</text:p>
      <text:p text:style-name="P132">{</text:p>
      <text:p text:style-name="P132"><text:s text:c="4"/>int i;</text:p>
      <text:p text:style-name="P132"/>
      <text:p text:style-name="P132"><text:s text:c="4"/>i = 0;</text:p>
      <text:p text:style-name="P132"><text:s text:c="4"/>while (str[i]) <text:s text:c="24"/><text:span text:style-name="T58">// Recorre toda la cadena de entrada.</text:span></text:p>
      <text:p text:style-name="P132"><text:s text:c="4"/>{</text:p>
      <text:p text:style-name="P132"><text:s text:c="8"/>if ((str[i] &gt;= 'A' &amp;&amp; str[i] &lt;= 'Z')</text:p>
      <text:p text:style-name="P132"><text:s text:c="12"/>|| (str[i] &gt;= 'a' &amp;&amp; str[i] &lt;= 'z'))</text:p>
      <text:p text:style-name="P132"><text:s text:c="8"/>{ <text:s text:c="39"/><text:span text:style-name="T58">// Comprueba si el carácter es una letra.</text:span></text:p>
      <text:p text:style-name="P132"><text:s text:c="12"/>if ((str[i] &gt;= 'A' &amp;&amp; str[i] &lt;= 'M')</text:p>
      <text:p text:style-name="P132"><text:s text:c="16"/>|| (str[i] &gt;= 'a' &amp;&amp; str[i] &lt;= 'm'))</text:p>
      <text:p text:style-name="P132"><text:s text:c="16"/>str[i] += 13; <text:s text:c="13"/><text:span text:style-name="T58">// Aplica ROT-13 sumando 13 posiciones.</text:span></text:p>
      <text:p text:style-name="P132"><text:s text:c="12"/>else</text:p>
      <text:p text:style-name="P132"><text:s text:c="16"/>str[i] -= 13; <text:s text:c="15"/>/<text:span text:style-name="T58">/ Aplica ROT-13 restando 13 posiciones.</text:span></text:p>
      <text:p text:style-name="P132"><text:s text:c="8"/>}</text:p>
      <text:p text:style-name="P132"><text:s text:c="8"/>write(1, &amp;str[i], 1); <text:s text:c="10"/><text:span text:style-name="T58">// Escribe el carácter cifrado en la salida estándar.</text:span></text:p>
      <text:p text:style-name="P132"><text:s text:c="8"/>i++;</text:p>
      <text:p text:style-name="P132"><text:s text:c="4"/>}</text:p>
      <text:p text:style-name="P132">}</text:p>
      <text:p text:style-name="P127">// Función principal que procesa los argumentos de la línea de comandos</text:p>
      <text:p text:style-name="P127">// <text:tab/>Esta función verifica si se ha pasado un único argumento al programa y, si es así, llama a la función `rot_13` para aplicar el cifrado ROT-13 a ese argumento.</text:p>
      <text:p text:style-name="P132"/>
      <text:p text:style-name="P132">int main(int argc, char **argv)</text:p>
      <text:p text:style-name="P132">{</text:p>
      <text:p text:style-name="P132"><text:s text:c="4"/>if (argc == 2) <text:s text:c="21"/><text:span text:style-name="T58">// Verifica que haya exactamente un argumento.</text:span></text:p>
      <text:p text:style-name="P132"><text:s text:c="8"/>rot_13(argv[1]); <text:s text:c="11"/><text:span text:style-name="T58"><text:s/>// Llama a la función para procesar la cadena.</text:span></text:p>
      <text:p text:style-name="P132"><text:s text:c="4"/>write(1, "\n", 1); <text:s text:c="15"/><text:span text:style-name="T58">// Imprime una nueva línea al final.</text:span></text:p>
      <text:p text:style-name="P132"><text:s text:c="4"/>return (0); <text:s text:c="25"/><text:span text:style-name="T58">// Retorna 0 indicando ejecución exitosa.</text:span></text:p>
      <text:p text:style-name="P132">}</text:p>
      <text:p text:style-name="P132"/>
      <text:p text:style-name="P147"><text:s text:c="120"/>20</text:p>
      <text:p text:style-name="P147"><text:soft-page-break/><text:span text:style-name="T110">NIVEL </text:span><text:span text:style-name="T111">6</text:span></text:p>
      <text:p text:style-name="P59"><text:span text:style-name="T2">*<text:tab/>last_word:</text:span><text:span text:style-name="T43"> </text:span><text:span text:style-name="T107">i</text:span>mprime la última palabra del argumento, obviando espacios al final.</text:p>
      <text:p text:style-name="P26">name <text:s/>: last_word; files <text:s text:c="2"/>: last_word.c; Allowed functions: write</text:p>
      <text:p text:style-name="P26"/>
      <text:p text:style-name="P26">Escribe un programa que tome una cadena y muestre su última palabra seguida </text:p>
      <text:p text:style-name="P26">de \n.</text:p>
      <text:p text:style-name="P26">Una palabra es una sección de cadena delimitada por espacios/tabulaciones o </text:p>
      <text:p text:style-name="P26">por el inicio/final de la cadena.</text:p>
      <text:p text:style-name="P26">Si el número de parámetros no es 1 o no hay palabras, muestre una nueva línea.</text:p>
      <text:p text:style-name="P26">Example:</text:p>
      <text:p text:style-name="P26">$&gt; ./last_word "FOR PONY" | cat -e</text:p>
      <text:p text:style-name="P26">PONY$</text:p>
      <text:p text:style-name="P26">$&gt; ./last_word "this <text:s text:c="7"/>... <text:s text:c="6"/>is sparta, then again, maybe <text:s text:c="3"/>not" | cat -e</text:p>
      <text:p text:style-name="P26">not$</text:p>
      <text:p text:style-name="P26">$&gt; ./last_word " <text:s text:c="2"/>" | cat -e</text:p>
      <text:p text:style-name="P26">$</text:p>
      <text:p text:style-name="P26">$&gt; ./last_word "a" "b" | cat -e</text:p>
      <text:p text:style-name="P26">$</text:p>
      <text:p text:style-name="P26">$&gt; ./last_word " <text:s/>lorem,ipsum <text:s/>" | cat -e</text:p>
      <text:p text:style-name="P26">lorem,ipsum$</text:p>
      <text:p text:style-name="P74">$&gt;</text:p>
      <text:p text:style-name="P71"/>
      <text:p text:style-name="P71">---------------------------------------------------------------------------</text:p>
      <text:p text:style-name="P71"><text:s text:c="85"/><text:span text:style-name="T107">2</text:span><text:span text:style-name="T115">1</text:span></text:p>
      <text:p text:style-name="P45"><text:soft-page-break/></text:p>
      <text:p text:style-name="P45">#include &lt;unistd.h&gt;</text:p>
      <text:p text:style-name="P45"/>
      <text:p text:style-name="P103">// Función que encuentra y escribe la última palabra en la cadena</text:p>
      <text:p text:style-name="P104">// <text:tab/>Esta función toma una cadena de caracteres (str) y escribe la última palabra en la salida estándar. La última palabra se define como la secuencia de caracteres que aparece después del último espacio o tabulación en la cadena. Si la cadena termina con espacios o tabulaciones, estos se ignoran al determinar el inicio de la última palabra.</text:p>
      <text:p text:style-name="P45">void <text:s text:c="3"/>ft_last_word(char *str)</text:p>
      <text:p text:style-name="P45">{</text:p>
      <text:p text:style-name="P45"><text:s text:c="4"/>int i;</text:p>
      <text:p text:style-name="P45"><text:s text:c="4"/>int start;</text:p>
      <text:p text:style-name="P45"><text:s text:c="4"/>int end;</text:p>
      <text:p text:style-name="P45"/>
      <text:p text:style-name="P45"><text:s text:c="4"/>i = 0;</text:p>
      <text:p text:style-name="P45"><text:s text:c="4"/>while (str[i]) <text:s text:c="8"/>/<text:span text:style-name="T58">/ Avanza hasta el final de la cadena.</text:span></text:p>
      <text:p text:style-name="P45"><text:s text:c="8"/>i++;</text:p>
      <text:p text:style-name="P45"><text:s text:c="4"/>while (i &gt; 0 &amp;&amp; (str[i - 1] == ' ' || str[i - 1] == '\t'))</text:p>
      <text:p text:style-name="P45"><text:s text:c="8"/>i--; <text:s text:c="21"/><text:span text:style-name="T58">// Retrocede ignorando espacios finales.</text:span></text:p>
      <text:p text:style-name="P45"><text:s text:c="4"/>end = i; <text:s text:c="16"/><text:span text:style-name="T58"><text:s/>// Marca el final de la última palabra.</text:span></text:p>
      <text:p text:style-name="P45"><text:s text:c="4"/>while (i &gt; 0 &amp;&amp; str[i - 1] != ' ' &amp;&amp; str[i - 1] != '\t')</text:p>
      <text:p text:style-name="P45"><text:s text:c="8"/>i--; <text:s text:c="20"/><text:span text:style-name="T58"><text:s/>// Retrocede hasta encontrar el inicio de la última palabra.</text:span></text:p>
      <text:p text:style-name="P45"><text:s text:c="4"/>start = i; <text:s text:c="16"/><text:span text:style-name="T58">// Marca el inicio de la última palabra.</text:span></text:p>
      <text:p text:style-name="P45"><text:s text:c="4"/>while (start &lt; end) <text:s/><text:span text:style-name="T58">// Escribe la última palabra carácter por carácter.</text:span></text:p>
      <text:p text:style-name="P45"><text:s text:c="4"/>{</text:p>
      <text:p text:style-name="P45"><text:s text:c="8"/>write(1, &amp;str[start], 1);</text:p>
      <text:p text:style-name="P45"><text:s text:c="8"/>start++;</text:p>
      <text:p text:style-name="P45"><text:s text:c="4"/>}</text:p>
      <text:p text:style-name="P45">}</text:p>
      <text:p text:style-name="P148"><text:s text:c="120"/>22</text:p>
      <text:p text:style-name="P103"><text:soft-page-break/>// Función principal que procesa los argumentos de la línea de comandos</text:p>
      <text:p text:style-name="P103">// <text:tab/>Esta función verifica si se ha pasado un único argumento al programa y, si es así, llama a la función `ft_last_word` para imprimir la última palabra de ese argumento.</text:p>
      <text:p text:style-name="P45">int main(int argc, char **argv)</text:p>
      <text:p text:style-name="P45">{</text:p>
      <text:p text:style-name="P45"><text:s text:c="4"/>if (argc == 2) <text:s text:c="24"/><text:span text:style-name="T58">// Verifica que haya exactamente un argumento.</text:span></text:p>
      <text:p text:style-name="P45"><text:s text:c="8"/>ft_last_word(argv[1]); <text:s text:c="5"/><text:span text:style-name="T58">// Llama a la función para procesar la cadena.</text:span></text:p>
      <text:p text:style-name="P45"><text:s text:c="4"/>write(1, "\n", 1); <text:s text:c="18"/><text:span text:style-name="T58">// Imprime una nueva línea al final.</text:span></text:p>
      <text:p text:style-name="P45"><text:s text:c="4"/>return (0); <text:s text:c="29"/><text:span text:style-name="T58">// Retorna 0 indicando ejecución exitosa.</text:span></text:p>
      <text:p text:style-name="P45">}</text:p>
      <text:p text:style-name="P67">*******************************************************************************</text:p>
      <text:p text:style-name="P188"/>
      <text:p text:style-name="P59"><text:span text:style-name="T2">*<text:tab/>inter: </text:span><text:span text:style-name="T108">i</text:span><text:span text:style-name="T95">mprime los caracteres sin duplicados del primer argumento y que también aparezcan en el segundo argumento.</text:span></text:p>
      <text:p text:style-name="P36">Assignment name <text:s/>: inter; Expected files <text:s text:c="2"/>: inter.c; Allowed functions: write</text:p>
      <text:p text:style-name="P36"/>
      <text:p text:style-name="P36">Escribe un programa que tome dos cadenas y muestre, sin dobles, el</text:p>
      <text:p text:style-name="P36">caracteres que aparecen en ambas cadenas, en el orden en que aparecen en la primera</text:p>
      <text:p text:style-name="P36">uno. La pantalla será seguida por un \n.</text:p>
      <text:p text:style-name="P38">Si el número de argumentos no es 2, el programa muestra \n.<text:span text:style-name="T56"> <text:s text:c="132"/></text:span></text:p>
      <text:p text:style-name="P47"/>
      <text:p text:style-name="P38">Examples:</text:p>
      <text:p text:style-name="P36">$&gt;./inter "padinton" "paqefwtdjetyiytjneytjoeyjnejeyj" | cat -e</text:p>
      <text:p text:style-name="P36">padinto$</text:p>
      <text:p text:style-name="P37">$&gt;./inter ddf6vewg64f gtwthgdwthdwfteewhrtag6h4ffdhsd | cat -e <text:s text:c="31"/></text:p>
      <text:p text:style-name="P81">df6ewg4$ <text:s text:c="144"/></text:p>
      <text:p text:style-name="P80">$&gt;./inter "rien" "cette phrase ne cache rien" | cat -e</text:p>
      <text:p text:style-name="P80">rien$</text:p>
      <text:p text:style-name="P80">$&gt;./inter | cat -e</text:p>
      <text:p text:style-name="P80">$ <text:s text:c="19"/><text:span text:style-name="T53">------------------------------------------------------------------------------------------------ <text:s text:c="9"/></text:span><text:span text:style-name="T34">23</text:span></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9"><text:s text:c="120"/>24</text:p>
      <text:p text:style-name="P45"><text:soft-page-break/>#include &lt;unistd.h&gt;</text:p>
      <text:p text:style-name="P126">// Verifica si el carácter `c` ya apareció antes en `str` hasta la posición `i`</text:p>
      <text:p text:style-name="P45">int ft_single_in_param(char *str, char c, int i)</text:p>
      <text:p text:style-name="P45">{</text:p>
      <text:p text:style-name="P45"><text:s text:c="4"/>int j;</text:p>
      <text:p text:style-name="P45"/>
      <text:p text:style-name="P45"><text:s text:c="4"/>j = 0;</text:p>
      <text:p text:style-name="P45"><text:s text:c="4"/>while (str[j] != '\0' &amp;&amp; j &lt; i) <text:s text:c="3"/><text:span text:style-name="T58">// Recorre `str` hasta la posición `i`.</text:span></text:p>
      <text:p text:style-name="P45"><text:s text:c="4"/>{</text:p>
      <text:p text:style-name="P45"><text:s text:c="8"/>if (str[j] == c) <text:s text:c="24"/><text:span text:style-name="T58">// Si el carácter ya apareció, retorna 1.</text:span></text:p>
      <text:p text:style-name="P45"><text:s text:c="12"/>return (1);</text:p>
      <text:p text:style-name="P45"><text:s text:c="8"/>j++;</text:p>
      <text:p text:style-name="P45"><text:s text:c="4"/>}</text:p>
      <text:p text:style-name="P45"><text:s text:c="4"/>return (0); <text:s text:c="34"/><text:span text:style-name="T58">// Retorna 0 si el carácter es único.</text:span></text:p>
      <text:p text:style-name="P45">}</text:p>
      <text:p text:style-name="P126">// Verifica si el carácter `c` está presente en la cadena `str`</text:p>
      <text:p text:style-name="P45">int ft_in_other_param(char *str, char c)</text:p>
      <text:p text:style-name="P45">{</text:p>
      <text:p text:style-name="P45"><text:s text:c="4"/>int i;</text:p>
      <text:p text:style-name="P45"/>
      <text:p text:style-name="P45"><text:s text:c="4"/>i = 0;</text:p>
      <text:p text:style-name="P45"><text:s text:c="4"/>while (str[i] != '\0') <text:s text:c="20"/><text:span text:style-name="T58">// Recorre toda la cadena `str`.</text:span></text:p>
      <text:p text:style-name="P45"><text:s text:c="4"/>{</text:p>
      <text:p text:style-name="P45"><text:s text:c="8"/>if (str[i] == c) <text:s text:c="25"/><text:span text:style-name="T58">// Si el carácter está presente, retorna 1.</text:span></text:p>
      <text:p text:style-name="P45"><text:s text:c="12"/>return (1);</text:p>
      <text:p text:style-name="P45"><text:s text:c="8"/>i++;</text:p>
      <text:p text:style-name="P45"><text:s text:c="4"/>}</text:p>
      <text:p text:style-name="P45"><text:s text:c="4"/>return (0); <text:s text:c="33"/><text:span text:style-name="T58">// Retorna 0 si el carácter no está en `str`.</text:span></text:p>
      <text:p text:style-name="P45">} <text:s text:c="135"/><text:span text:style-name="T20">2</text:span><text:span text:style-name="T21">5</text:span></text:p>
      <text:p text:style-name="P45"><text:soft-page-break/></text:p>
      <text:p text:style-name="P126">// Función principal que imprime los caracteres únicos de `argv[1]` que están en `argv[2]`</text:p>
      <text:p text:style-name="P45">int main(int argc, char **argv)</text:p>
      <text:p text:style-name="P45">{</text:p>
      <text:p text:style-name="P45"><text:s text:c="4"/>int i;</text:p>
      <text:p text:style-name="P45"/>
      <text:p text:style-name="P45"><text:s text:c="4"/>i = 0;</text:p>
      <text:p text:style-name="P45"><text:s text:c="4"/>if (argc == 3) <text:s text:c="24"/><text:span text:style-name="T58">// Verifica que haya exactamente dos argumentos.</text:span></text:p>
      <text:p text:style-name="P45"><text:s text:c="4"/>{</text:p>
      <text:p text:style-name="P45"><text:s text:c="8"/>while (argv[1][i] != '\0') <text:s text:c="3"/><text:span text:style-name="T58">// Recorre la primera cadena `argv[1]`.</text:span></text:p>
      <text:p text:style-name="P45"><text:s text:c="8"/>{</text:p>
      <text:p text:style-name="P45"><text:s text:c="12"/><text:span text:style-name="T87">// Si el carácter es único en `argv[1]` y está en `argv[2]`, lo imprime</text:span></text:p>
      <text:p text:style-name="P45"><text:s text:c="12"/>if ((ft_single_in_param(argv[1], argv[1][i], i) == 0)</text:p>
      <text:p text:style-name="P45"><text:s text:c="16"/>&amp;&amp; (ft_in_other_param(argv[2], argv[1][i]) == 1))</text:p>
      <text:p text:style-name="P45"><text:s text:c="16"/>write(1, &amp;argv[1][i], 1);</text:p>
      <text:p text:style-name="P45"><text:s text:c="12"/>i++;</text:p>
      <text:p text:style-name="P45"><text:s text:c="8"/>}</text:p>
      <text:p text:style-name="P45"><text:s text:c="4"/>}</text:p>
      <text:p text:style-name="P45"><text:s text:c="4"/>write(1, "\n", 1); <text:s text:c="18"/><text:span text:style-name="T58">// Imprime un salto de línea al final.</text:span></text:p>
      <text:p text:style-name="P45"><text:s text:c="4"/>return (0); <text:s text:c="27"/><text:span text:style-name="T58"><text:s/>// Retorna 0 indicando ejecución exitosa.</text:span></text:p>
      <text:p text:style-name="P45">}</text:p>
      <text:p text:style-name="P45">***********************************************************************</text:p>
      <text:p text:style-name="P17"><text:s text:c="120"/></text:p>
      <text:p text:style-name="P22"/>
      <text:p text:style-name="P52"><text:span text:style-name="T2"/></text:p>
      <text:p text:style-name="P52"><text:span text:style-name="T2"/></text:p>
      <text:p text:style-name="P52"><text:span text:style-name="T2"/></text:p>
      <text:p text:style-name="P52"><text:span text:style-name="T2"/></text:p>
      <text:p text:style-name="P95"><text:span text:style-name="T2"><text:s text:c="120"/>2</text:span><text:span text:style-name="T1">6</text:span></text:p>
      <text:p text:style-name="P52"><text:soft-page-break/><text:span text:style-name="T2">*<text:tab/>union: </text:span>mprime los caracteres sin duplicados de los dos argumentos.</text:p>
      <text:p text:style-name="P86"><text:line-break/><text:span text:style-name="T100">Assignment name <text:s/>: union; Expected files <text:s text:c="2"/>: union.c; Allowed functions: write</text:span></text:p>
      <text:p text:style-name="P35"/>
      <text:p text:style-name="P35">Escribe un programa que tome dos cadenas y muestre, sin dobles, el</text:p>
      <text:p text:style-name="P35">caracteres que aparecen en cualquiera de las cadenas.</text:p>
      <text:p text:style-name="P35">La pantalla se mostrará en el orden en que aparecen los caracteres en la línea </text:p>
      <text:p text:style-name="P35">de comando y irá seguido de un \n.</text:p>
      <text:p text:style-name="P35">Si el número de argumentos no es 2, el programa muestra \n.</text:p>
      <text:p text:style-name="P35"/>
      <text:p text:style-name="P35">Example:</text:p>
      <text:p text:style-name="P35">$&gt;./union zpadinton "paqefwtdjetyiytjneytjoeyjnejeyj" | cat -e</text:p>
      <text:p text:style-name="P35">zpadintoqefwjy$</text:p>
      <text:p text:style-name="P35">$&gt;./union ddf6vewg64f gtwthgdwthdwfteewhrtag6h4ffdhsd | cat -e</text:p>
      <text:p text:style-name="P35">df6vewg4thras$</text:p>
      <text:p text:style-name="P35">$&gt;./union "rien" "cette phrase ne cache rien" | cat -e</text:p>
      <text:p text:style-name="P35">rienct phas$</text:p>
      <text:p text:style-name="P35">$&gt;./union | cat -e</text:p>
      <text:p text:style-name="P35">$</text:p>
      <text:p text:style-name="P35">$&gt;</text:p>
      <text:p text:style-name="P35">$&gt;./union "rien" | cat -e</text:p>
      <text:p text:style-name="P35">$</text:p>
      <text:p text:style-name="P34">$&gt;</text:p>
      <text:p text:style-name="P45"/>
      <text:p text:style-name="P45">-----------------------------------------------------------------------------------------------------------</text:p>
      <text:p text:style-name="P45"/>
      <text:p text:style-name="P45"/>
      <text:p text:style-name="P83"/>
      <text:p text:style-name="P83"/>
      <text:p text:style-name="P131"><text:s text:c="160"/><text:span text:style-name="T15">2</text:span><text:span text:style-name="T22">7</text:span></text:p>
      <text:p text:style-name="P131"><text:soft-page-break/><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1"><text:span text:style-name="T22"/></text:p>
      <text:p text:style-name="P133"><text:span text:style-name="T22"><text:s text:c="120"/>2</text:span><text:span text:style-name="T14">8</text:span></text:p>
      <text:p text:style-name="P131"><text:soft-page-break/><text:span text:style-name="T22"/></text:p>
      <text:p text:style-name="P131"><text:span text:style-name="T96">#include &lt;unistd.h&gt;</text:span></text:p>
      <text:p text:style-name="P109">// Verifica si el carácter `c` ya apareció en `str` hasta la posición `limit`</text:p>
      <text:p text:style-name="P109">// Esta función recorre la cadena `str` hasta el índice `limit` (o toda la cadena si `limit == -1`).</text:p>
      <text:p text:style-name="P118">int ft_was_printed(char *str, char c, int limit)</text:p>
      <text:p text:style-name="P118">{</text:p>
      <text:p text:style-name="P118"><text:s text:c="4"/>int i;</text:p>
      <text:p text:style-name="P118"/>
      <text:p text:style-name="P118"><text:s text:c="4"/>i = 0;</text:p>
      <text:p text:style-name="P118"><text:s text:c="4"/>/<text:span text:style-name="T58">/ Recorre `str` hasta `limit` o toda la cadena si `limit == -1.</text:span></text:p>
      <text:p text:style-name="P118"><text:s text:c="4"/>while (str[i] &amp;&amp; (i &lt; limit || limit == -1)) <text:s/></text:p>
      <text:p text:style-name="P118"><text:s text:c="4"/>{</text:p>
      <text:p text:style-name="P118"><text:s text:c="8"/>if (str[i] == c) <text:s text:c="16"/><text:span text:style-name="T58">// Si el carácter ya apareció, retorna 1.</text:span></text:p>
      <text:p text:style-name="P118"><text:s text:c="12"/>return (1);</text:p>
      <text:p text:style-name="P118"><text:s text:c="8"/>i++;</text:p>
      <text:p text:style-name="P118"><text:s text:c="4"/>}</text:p>
      <text:p text:style-name="P118"><text:s text:c="4"/>return (0); <text:s text:c="24"/><text:span text:style-name="T58">// Retorna 0 si el carácter no ha sido impreso antes.</text:span></text:p>
      <text:p text:style-name="P118">}</text:p>
      <text:p text:style-name="P118">// Escribe la unión de dos cadenas sin repetir caracteres</text:p>
      <text:p text:style-name="P118">void <text:s text:c="3"/>ft_union(char *str1, char *str2)</text:p>
      <text:p text:style-name="P118">{</text:p>
      <text:p text:style-name="P118"><text:s text:c="4"/>int i;</text:p>
      <text:p text:style-name="P118"/>
      <text:p text:style-name="P118"><text:s text:c="4"/>i = 0;</text:p>
      <text:p text:style-name="P118"><text:s text:c="4"/>while (str1[i]) <text:s text:c="20"/><text:span text:style-name="T58">// Recorre la primera cadena `str1`.</text:span></text:p>
      <text:p text:style-name="P118"><text:s text:c="4"/>{</text:p>
      <text:p text:style-name="P118"><text:s text:c="8"/>if (!ft_was_printed(str1, str1[i], i)) <text:span text:style-name="T87">// Si el carácter no ha sido impreso antes, lo escribe.</text:span></text:p>
      <text:p text:style-name="P118"><text:s text:c="12"/>write(1, &amp;str1[i], 1); <text:s text:c="90"/><text:span text:style-name="T23">29</text:span></text:p>
      <text:p text:style-name="P118"><text:soft-page-break/>i++;</text:p>
      <text:p text:style-name="P118"><text:s text:c="4"/>}</text:p>
      <text:p text:style-name="P118"><text:s text:c="4"/>i = 0;</text:p>
      <text:p text:style-name="P118"><text:s text:c="4"/>while (str2[i]) <text:s text:c="46"/><text:span text:style-name="T87">// Recorre la segunda cadena `str2`.</text:span> </text:p>
      <text:p text:style-name="P118"><text:s text:c="4"/>{</text:p>
      <text:p text:style-name="P118"><text:s text:c="8"/>if (!ft_was_printed(str1, str2[i], -1) <text:s text:c="7"/><text:span text:style-name="T87">// Verifica que no esté en `str1`</text:span></text:p>
      <text:p text:style-name="P118"><text:s text:c="12"/>&amp;&amp; !ft_was_printed(str2, str2[i], i)) <text:s/><text:span text:style-name="T87">// Verifica que no se haya repetido en `str2`</text:span></text:p>
      <text:p text:style-name="P118"><text:s text:c="12"/>write(1, &amp;str2[i], 1);</text:p>
      <text:p text:style-name="P118"><text:s text:c="8"/>i++;</text:p>
      <text:p text:style-name="P118"><text:s text:c="4"/>}</text:p>
      <text:p text:style-name="P118">}</text:p>
      <text:p text:style-name="P118"/>
      <text:p text:style-name="P109">// Función principal que procesa los argumentos de la línea de comandos</text:p>
      <text:p text:style-name="P109">// <text:tab/>Esta función verifica si se han pasado exactamente dos argumentos al programa y, si es así, llama a la función `ft_union` para imprimir la unión de los caracteres de ambos argumentos.</text:p>
      <text:p text:style-name="P118"/>
      <text:p text:style-name="P118">int main(int argc, char **argv)</text:p>
      <text:p text:style-name="P118">{</text:p>
      <text:p text:style-name="P118"><text:s text:c="4"/>if (argc == 3) <text:s text:c="28"/>/<text:span text:style-name="T58">/ Verifica que haya exactamente dos argumentos.</text:span></text:p>
      <text:p text:style-name="P118"><text:s text:c="8"/>ft_union(argv[1], argv[2]); <text:s/><text:span text:style-name="T58">// Llama a la función para unir las cadenas.</text:span></text:p>
      <text:p text:style-name="P118"><text:s text:c="4"/>write(1, "\n", 1); <text:s text:c="21"/><text:span text:style-name="T58">// Imprime un salto de línea al final.</text:span></text:p>
      <text:p text:style-name="P118"><text:s text:c="4"/>return (0); <text:s text:c="31"/><text:span text:style-name="T58">// Retorna 0 indicando ejecución exitosa.</text:span></text:p>
      <text:p text:style-name="P150"><text:span text:style-name="T95">} <text:s text:c="51"/></text:span><text:s text:c="13"/></text:p>
      <text:p text:style-name="P45">***********************************************************************</text:p>
      <text:p text:style-name="P45"/>
      <text:p text:style-name="P7"/>
      <text:p text:style-name="P7"/>
      <text:p text:style-name="P165"><text:s text:c="120"/>30</text:p>
      <text:p text:style-name="P7"><text:soft-page-break/>NIVEL <text:span text:style-name="T109">7</text:span></text:p>
      <text:p text:style-name="P15"/>
      <text:p text:style-name="P77"><text:span text:style-name="T47">*<text:tab/>ft_rrange: </text:span><text:span text:style-name="T86">Función que devuelve un puntero a un array de números en orden descendente.</text:span></text:p>
      <text:p text:style-name="P39">name <text:s/>: ft_rrange; files <text:s text:c="2"/>: ft_rrange.c; Allowed functions: malloc</text:p>
      <text:p text:style-name="P39"/>
      <text:p text:style-name="P39">Escribe la siguiente función:</text:p>
      <text:p text:style-name="P39">int *ft_rrange(int start, int end);</text:p>
      <text:p text:style-name="P39">Debe asignar (con malloc()) una matriz de números enteros, llenarla con números consecutivos</text:p>
      <text:p text:style-name="P39">valores que comienzan al final y terminan al inicio (¡incluidos el inicio y el final!), luego</text:p>
      <text:p text:style-name="P39">devuelve un puntero al primer valor de la matriz.</text:p>
      <text:p text:style-name="P39"/>
      <text:p text:style-name="P39">Examples:</text:p>
      <text:p text:style-name="P39">- With (1, 3) you will return an array containing 3, 2 and 1</text:p>
      <text:p text:style-name="P39">- With (-1, 2) you will return an array containing 2, 1, 0 and -1.</text:p>
      <text:p text:style-name="P39">- With (0, 0) you will return an array containing 0.</text:p>
      <text:p text:style-name="P39">- With (0, -3) you will return an array containing -3, -2, -1 and 0.</text:p>
      <text:p text:style-name="P151">--------------------------------------------------------------------------------------------- <text:s text:c="110"/></text:p>
      <text:p text:style-name="P151"><text:span text:style-name="T97">#include &lt;stdlib.h&gt;</text:span></text:p>
      <text:p text:style-name="P103"><text:span text:style-name="T116">// Función que genera un array de números en orden inverso desde `start` hasta `end`</text:span></text:p>
      <text:p text:style-name="P103"><text:span text:style-name="T116">// Esta función toma dos enteros, `start` y `end`, y devuelve un puntero a un array</text:span></text:p>
      <text:p text:style-name="P103"><text:span text:style-name="T116">// de enteros que contiene todos los números en el rango [end, start] en orden inverso.</text:span></text:p>
      <text:p text:style-name="P45"><text:span text:style-name="T116">int *ft_rrange(int start, int end)</text:span></text:p>
      <text:p text:style-name="P45"><text:span text:style-name="T116">{</text:span></text:p>
      <text:p text:style-name="P45"><text:span text:style-name="T16"><text:s text:c="4"/></text:span><text:span text:style-name="T116">int *range;</text:span></text:p>
      <text:p text:style-name="P45"><text:span text:style-name="T116"><text:s text:c="4"/>int len;</text:span></text:p>
      <text:p text:style-name="P45"><text:span text:style-name="T116"><text:s text:c="4"/>int i; <text:s text:c="123"/></text:span><text:span text:style-name="T16"><text:s/></text:span><text:span text:style-name="T24">31</text:span></text:p>
      <text:p text:style-name="P45"/>
      <text:p text:style-name="P45"><text:soft-page-break/><text:span text:style-name="T116"><text:s text:c="4"/>i = 0;</text:span></text:p>
      <text:p text:style-name="P45"><text:span text:style-name="T116"><text:s text:c="4"/>if (start &gt; end) <text:s text:c="38"/></text:span><text:span text:style-name="T60"><text:s/>// Calcula la cantidad de elementos.</text:span></text:p>
      <text:p text:style-name="P45"><text:span text:style-name="T116"><text:s text:c="8"/>len = start - end + 1;</text:span></text:p>
      <text:p text:style-name="P45"><text:span text:style-name="T116"><text:s text:c="4"/>else</text:span></text:p>
      <text:p text:style-name="P45"><text:span text:style-name="T116"><text:s text:c="8"/>len = end - start + 1;</text:span></text:p>
      <text:p text:style-name="P45"/>
      <text:p text:style-name="P45"><text:span text:style-name="T116"><text:s text:c="4"/>range = (int *)malloc(sizeof(int) * len); </text:span><text:span text:style-name="T60">// Reserva memoria para el array.</text:span></text:p>
      <text:p text:style-name="P45"><text:span text:style-name="T116"><text:s text:c="4"/>if (!range) <text:s text:c="46"/></text:span><text:span text:style-name="T60">// Verifica si la asignación de memoria falló.</text:span></text:p>
      <text:p text:style-name="P45"><text:span text:style-name="T116"><text:s text:c="8"/>return (NULL); <text:s text:c="31"/></text:span><text:span text:style-name="T60"><text:s/>// Retorna NULL en caso de error.</text:span></text:p>
      <text:p text:style-name="P45"/>
      <text:p text:style-name="P45"><text:span text:style-name="T116"><text:s text:c="4"/>while (i &lt; len)</text:span></text:p>
      <text:p text:style-name="P45"><text:span text:style-name="T116"><text:s text:c="4"/>{</text:span></text:p>
      <text:p text:style-name="P45"><text:span text:style-name="T116"><text:s text:c="8"/>range[i++] = end; <text:s text:c="29"/>/</text:span><text:span text:style-name="T60">/ Asigna el valor de `end` en el array.</text:span></text:p>
      <text:p text:style-name="P45"><text:span text:style-name="T116"><text:s text:c="8"/>if (end &gt; start) <text:s text:c="33"/></text:span><text:span text:style-name="T60"><text:s/>// Si `end` es mayor que `start`, decrementa.</text:span></text:p>
      <text:p text:style-name="P45"><text:span text:style-name="T116"><text:s text:c="12"/>end--;</text:span></text:p>
      <text:p text:style-name="P45"><text:span text:style-name="T116"><text:s text:c="8"/>else <text:s text:c="52"/></text:span><text:span text:style-name="T60">// Si `end` es menor que `start`, incrementa.</text:span></text:p>
      <text:p text:style-name="P45"><text:span text:style-name="T116"><text:s text:c="12"/>end++;</text:span></text:p>
      <text:p text:style-name="P45"><text:span text:style-name="T116"><text:s text:c="4"/>}</text:span></text:p>
      <text:p text:style-name="P45"><text:span text:style-name="T116"><text:s text:c="4"/>return (range); <text:s text:c="37"/></text:span><text:span text:style-name="T60">// Retorna el array generado.</text:span></text:p>
      <text:p text:style-name="P45"><text:span text:style-name="T116">}</text:span></text:p>
      <text:p text:style-name="P45"/>
      <text:p text:style-name="P45"/>
      <text:p text:style-name="P45"/>
      <text:p text:style-name="P45"/>
      <text:p text:style-name="P45"/>
      <text:p text:style-name="P45"/>
      <text:p text:style-name="P45"/>
      <text:p text:style-name="P45"/>
      <text:p text:style-name="P152"><text:s text:c="120"/>32</text:p>
      <text:p text:style-name="P103"><text:soft-page-break/><text:span text:style-name="T116">*#include &lt;stdio.h&gt;</text:span></text:p>
      <text:p text:style-name="P103"><text:span text:style-name="T116">// Función principal para probar `ft_rrange`</text:span></text:p>
      <text:p text:style-name="P103"><text:span text:style-name="T116">int main(void)</text:span></text:p>
      <text:p text:style-name="P103"/>
      <text:p text:style-name="P103"><text:span text:style-name="T116">{</text:span></text:p>
      <text:p text:style-name="P103"><text:span text:style-name="T116"><text:s text:c="4"/>int *numbers;</text:span></text:p>
      <text:p text:style-name="P103"><text:span text:style-name="T116"><text:s text:c="4"/>int i = 0;</text:span></text:p>
      <text:p text:style-name="P103"><text:span text:style-name="T116"><text:s text:c="4"/>int start = 0, end = -3;</text:span></text:p>
      <text:p text:style-name="P103"><text:span text:style-name="T116"><text:s text:c="4"/>int len = (start &gt; end) ? (start - end + 1) : (end - start + 1);</text:span></text:p>
      <text:p text:style-name="P103"/>
      <text:p text:style-name="P103"><text:span text:style-name="T116"><text:s text:c="4"/>numbers = ft_rrange(start, end); <text:s/>// Llamada a la función `ft_rrange`</text:span></text:p>
      <text:p text:style-name="P103"><text:span text:style-name="T116"><text:s text:c="4"/>while (i &lt; len)</text:span></text:p>
      <text:p text:style-name="P103"><text:span text:style-name="T116"><text:s text:c="8"/>printf("%d, ", numbers[i++]); <text:s/>// Imprime cada número del array</text:span></text:p>
      <text:p text:style-name="P103"/>
      <text:p text:style-name="P103"><text:span text:style-name="T116"><text:s text:c="4"/>free(numbers); <text:s/>// Libera la memoria asignada</text:span></text:p>
      <text:p text:style-name="P103"><text:span text:style-name="T116"><text:s text:c="4"/>return (0);</text:span></text:p>
      <text:p text:style-name="P103"><text:span text:style-name="T116">}</text:span></text:p>
      <text:p text:style-name="P45"><text:s/></text:p>
      <text:p text:style-name="P103"/>
      <text:p text:style-name="P103"/>
      <text:p text:style-name="P103"/>
      <text:p text:style-name="P45"/>
      <text:p text:style-name="P144"/>
      <text:p text:style-name="P144"/>
      <text:p text:style-name="P144"/>
      <text:p text:style-name="P144"/>
      <text:p text:style-name="P144">**************************************************************</text:p>
      <text:p text:style-name="P18"><text:s text:c="120"/>3<text:span text:style-name="T117">3</text:span></text:p>
      <text:p text:style-name="P88"><text:soft-page-break/><text:span text:style-name="T3">*<text:tab/></text:span><text:span text:style-name="T70">ft_itoa: </text:span><text:span text:style-name="T63">Función que convierte un </text:span><text:span text:style-name="Strong_20_Emphasis"><text:span text:style-name="T63">int</text:span></text:span><text:span text:style-name="T63"> en un </text:span><text:span text:style-name="Strong_20_Emphasis"><text:span text:style-name="T63">carácter ascii</text:span></text:span></text:p>
      <text:p text:style-name="P111">name <text:s/>: ft_itoa; Expected files <text:s text:c="2"/>: ft_itoa.c; Allowed functions: malloc</text:p>
      <text:p text:style-name="P111"/>
      <text:p text:style-name="P111">Escribe una función que tome un int y lo convierta en una cadena terminada en nulo.</text:p>
      <text:p text:style-name="P111">La función devuelve el resultado en una matriz de caracteres que debes asignar.</text:p>
      <text:p text:style-name="P111">Su función debe declararse de la siguiente manera:</text:p>
      <text:p text:style-name="P111">char *ft_itoa(int nbr);</text:p>
      <text:p text:style-name="P19">---------------------------------------------------------------------------------------------</text:p>
      <text:p text:style-name="P137"/>
      <text:p text:style-name="P134">#include &lt;stdlib.h&gt;</text:p>
      <text:p text:style-name="P134"/>
      <text:p text:style-name="P134">// Función que calcula la longitud de un número en base 10</text:p>
      <text:p text:style-name="P134">// Esta función toma un número entero y devuelve la cantidad de dígitos que tiene.</text:p>
      <text:p text:style-name="P134">int ft_nbrlen(int nbr)</text:p>
      <text:p text:style-name="P134">{</text:p>
      <text:p text:style-name="P134"><text:s text:c="4"/>int len;</text:p>
      <text:p text:style-name="P134"/>
      <text:p text:style-name="P134"><text:s text:c="4"/>if (nbr &lt;= 0) <text:s text:c="18"/><text:span text:style-name="T58">// Si el número es negativo o 0, cuenta al menos 1 dígito.</text:span></text:p>
      <text:p text:style-name="P134"><text:s text:c="8"/>len = 1;</text:p>
      <text:p text:style-name="P134"><text:s text:c="4"/>else</text:p>
      <text:p text:style-name="P134"><text:s text:c="8"/>len = 0;</text:p>
      <text:p text:style-name="P134"><text:s text:c="4"/>while (nbr) <text:s text:c="21"/>/<text:span text:style-name="T58">/ Divide el número por 10 hasta que sea 0.</text:span></text:p>
      <text:p text:style-name="P134"><text:s text:c="4"/>{</text:p>
      <text:p text:style-name="P134"><text:s text:c="8"/>len++; <text:s text:c="25"/>/<text:span text:style-name="T58">/ Incrementa la longitud por cada división.</text:span></text:p>
      <text:p text:style-name="P134"><text:s text:c="8"/>nbr /= 10;</text:p>
      <text:p text:style-name="P134"><text:s text:c="4"/>}</text:p>
      <text:p text:style-name="P134"><text:s text:c="4"/>return (len); <text:s text:c="21"/><text:span text:style-name="T58">// Retorna la cantidad de dígitos.</text:span></text:p>
      <text:p text:style-name="P134">}</text:p>
      <text:p text:style-name="P27"/>
      <text:p text:style-name="P27"/>
      <text:p text:style-name="P153"><text:s text:c="120"/>34</text:p>
      <text:p text:style-name="P110"><text:soft-page-break/>// Copia hasta `n` caracteres de `src` en `dest` y añade terminación `\0`</text:p>
      <text:p text:style-name="P110">char <text:s text:c="3"/>*ft_strncpy(char *dest, const char *src, size_t n)</text:p>
      <text:p text:style-name="P119">{</text:p>
      <text:p text:style-name="P119"><text:s text:c="4"/>size_t <text:s/>i;</text:p>
      <text:p text:style-name="P119"/>
      <text:p text:style-name="P119"><text:s text:c="4"/>i = 0;</text:p>
      <text:p text:style-name="P119"><text:s text:c="4"/>while (i &lt; n &amp;&amp; src[i] != '\0') <text:s text:c="2"/><text:span text:style-name="T58">// Copia los caracteres de `src` a `dest`.</text:span></text:p>
      <text:p text:style-name="P119"><text:s text:c="4"/>{</text:p>
      <text:p text:style-name="P119"><text:s text:c="8"/>dest[i] = src[i];</text:p>
      <text:p text:style-name="P119"><text:s text:c="8"/>i++;</text:p>
      <text:p text:style-name="P119"><text:s text:c="4"/>}</text:p>
      <text:p text:style-name="P119"><text:s text:c="4"/>dest[i] = '\0'; <text:s text:c="31"/><text:span text:style-name="T58">// Asegura que la cadena termine en `\0`.</text:span></text:p>
      <text:p text:style-name="P119"><text:s text:c="4"/>return (dest); <text:s text:c="30"/><text:span text:style-name="T58">// Retorna el puntero a `dest`.</text:span></text:p>
      <text:p text:style-name="P119">}</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0"><text:s text:c="135"/><text:span text:style-name="T14"><text:s text:c="2"/>35</text:span></text:p>
      <text:p text:style-name="P119"><text:soft-page-break/></text:p>
      <text:p text:style-name="P119"/>
      <text:p text:style-name="P110">// Convierte un número entero en una cadena de caracteres (`itoa` - integer to ASCII)</text:p>
      <text:p text:style-name="P119">char <text:s text:c="3"/>*ft_itoa(int nbr)</text:p>
      <text:p text:style-name="P119">{</text:p>
      <text:p text:style-name="P119"><text:s text:c="4"/>int <text:s text:c="4"/>len;</text:p>
      <text:p text:style-name="P119"><text:s text:c="4"/>char <text:s text:c="3"/>*str;</text:p>
      <text:p text:style-name="P119"/>
      <text:p text:style-name="P119"><text:s text:c="4"/>len = ft_nbrlen(nbr); <text:s text:c="26"/><text:span text:style-name="T58">// Calcula la cantidad de dígitos del número.</text:span></text:p>
      <text:p text:style-name="P119"><text:s text:c="4"/>str = (char *)malloc(sizeof(char) * (len + 1)); <text:s/>/<text:span text:style-name="T58">/ Reserva memoria para la cadena.</text:span></text:p>
      <text:p text:style-name="P119"><text:s text:c="4"/>if (!str) <text:s text:c="49"/><text:span text:style-name="T58">// Verifica si `malloc` ha fallado.</text:span></text:p>
      <text:p text:style-name="P119"><text:s text:c="8"/>return (NULL);</text:p>
      <text:p text:style-name="P119"><text:s text:c="4"/>str[len] = '\0'; <text:s text:c="37"/><text:span text:style-name="T58">// Asegura que la cadena termine en `\0`.</text:span></text:p>
      <text:p text:style-name="P119"><text:s text:c="4"/>if (nbr == -2147483648) <text:s text:c="20"/><text:span text:style-name="T58">// Caso especial para el valor mínimo de `int`.</text:span></text:p>
      <text:p text:style-name="P119"><text:s text:c="8"/>return (ft_strncpy(str, "-2147483648", 11));</text:p>
      <text:p text:style-name="P119"><text:s text:c="4"/>if (nbr &lt; 0) <text:s text:c="34"/>/<text:span text:style-name="T58">/ Si el número es negativo, lo convierte a positivo.</text:span></text:p>
      <text:p text:style-name="P119"><text:s text:c="4"/>{</text:p>
      <text:p text:style-name="P119"><text:s text:c="8"/>str[0] = '-'; <text:s text:c="30"/><text:span text:style-name="T58">// Añade el signo negativo.</text:span></text:p>
      <text:p text:style-name="P119"><text:s text:c="8"/>nbr = -nbr;</text:p>
      <text:p text:style-name="P119"><text:s text:c="4"/>}</text:p>
      <text:p text:style-name="P119"><text:s text:c="4"/>while (len-- &amp;&amp; nbr) <text:s text:c="17"/><text:span text:style-name="T58">// Llena la cadena con los dígitos del número.</text:span></text:p>
      <text:p text:style-name="P119"><text:s text:c="4"/>{</text:p>
      <text:p text:style-name="P119"><text:s text:c="8"/>str[len] = (nbr % 10) + '0'; <text:s text:c="3"/><text:span text:style-name="T58">// Convierte el dígito numérico a carácter.</text:span></text:p>
      <text:p text:style-name="P119"><text:s text:c="8"/>nbr /= 10;</text:p>
      <text:p text:style-name="P119"><text:s text:c="4"/>}</text:p>
      <text:p text:style-name="P119"><text:s text:c="4"/>return (str); <text:s text:c="33"/>/<text:span text:style-name="T58">/ Retorna la cadena resultante.</text:span></text:p>
      <text:p text:style-name="P27">}</text:p>
      <text:p text:style-name="P153"><text:s text:c="120"/>36</text:p>
      <text:p text:style-name="P27"/>
      <text:p text:style-name="P27"><text:soft-page-break/>/*#include &lt;stdio.h&gt;</text:p>
      <text:p text:style-name="P27"/>
      <text:p text:style-name="P27">int<text:tab/>main(void)</text:p>
      <text:p text:style-name="P27">{</text:p>
      <text:p text:style-name="P27"><text:tab/>printf("%s\n", ft_itoa(0));</text:p>
      <text:p text:style-name="P27"><text:tab/>printf("%s\n", ft_itoa(-2147483648));</text:p>
      <text:p text:style-name="P27"><text:tab/>printf("%s\n", ft_itoa(1));</text:p>
      <text:p text:style-name="P27"><text:tab/>printf("%s\n", ft_itoa(12));</text:p>
      <text:p text:style-name="P27"><text:tab/>printf("%s\n", ft_itoa(2147483647));</text:p>
      <text:p text:style-name="P27"><text:tab/>printf("%s\n", ft_itoa(-4));</text:p>
      <text:p text:style-name="P27"><text:tab/>printf("%s\n", ft_itoa(-23));</text:p>
      <text:p text:style-name="P27"><text:tab/>return (0);</text:p>
      <text:p text:style-name="P27">}*/</text:p>
      <text:p text:style-name="P27"/>
      <text:p text:style-name="P27">Truco para obtener el número max INT</text:p>
      <text:p text:style-name="P27">un "int" esta formado por 32 bits</text:p>
      <text:p text:style-name="P27">Positivos y negativos (enteros con signo): del -2147483648 al 2147483647</text:p>
      <text:p text:style-name="P27"/>
      <text:p text:style-name="P27">En un terminal ejecuta "bc" <text:s/>(Basic Calculator)</text:p>
      <text:p text:style-name="P27">pones 2 ^ 31 y obtienes 2147483648</text:p>
      <text:p text:style-name="P27">para salir "quit"</text:p>
      <text:p text:style-name="P19">*/</text:p>
      <text:p text:style-name="P19"/>
      <text:p text:style-name="P19">**************************************************************</text:p>
      <text:p text:style-name="P19"/>
      <text:p text:style-name="P175"><text:span text:style-name="T51"><text:s text:c="120"/>37</text:span><text:span text:style-name="T49"> <text:s text:c="118"/></text:span></text:p>
      <text:p text:style-name="P174"><text:soft-page-break/><text:span text:style-name="T77">*<text:tab/>ft_range: </text:span><text:span text:style-name="T63">Función que devuelve un puntero a un array de números en orden ascendente.</text:span></text:p>
      <text:p text:style-name="P28">name <text:s/>: ft_range; Expected files <text:s text:c="2"/>: ft_range.c; Allowed functions: malloc</text:p>
      <text:p text:style-name="P28"/>
      <text:p text:style-name="P28">Escribe la siguiente función: <text:s text:c="4"/>int *ft_range(int start, int end);</text:p>
      <text:p text:style-name="P28">Debe asignar (con malloc()) una matriz de números enteros, llenarla con números consecutivos</text:p>
      <text:p text:style-name="P28">valores que comienzan al principio y terminan al final (¡incluidos el inicio y el final!), luego</text:p>
      <text:p text:style-name="P28">devuelve un puntero al primer valor de la matriz.</text:p>
      <text:p text:style-name="P28">Examples:</text:p>
      <text:p text:style-name="P28">- With (1, 3) you will return an array containing 1, 2 and 3.</text:p>
      <text:p text:style-name="P28">- With (-1, 2) you will return an array containing -1, 0, 1 and 2.</text:p>
      <text:p text:style-name="P28">- With (0, 0) you will return an array containing 0.</text:p>
      <text:p text:style-name="P28">- With (0, -3) you will return an array containing 0, -1, -2 and -3.</text:p>
      <text:p text:style-name="P20">---------------------------------------------------------------------------------------------</text:p>
      <text:p text:style-name="P96"><text:span text:style-name="T4">#include &lt;stdlib.h&gt;</text:span></text:p>
      <text:p text:style-name="P97"><text:span text:style-name="T8">// Función que genera un array de números desde `start` hasta `end`</text:span></text:p>
      <text:p text:style-name="P97"><text:span text:style-name="T8">// Esta función toma dos enteros, `start` y `end`, y devuelve un puntero a un array de enteros que contiene todos los números en el rango [start, end].</text:span></text:p>
      <text:p text:style-name="P96"><text:span text:style-name="T4">int *ft_range(int start, int end)</text:span></text:p>
      <text:p text:style-name="P96"><text:span text:style-name="T4">{</text:span></text:p>
      <text:p text:style-name="P96"><text:span text:style-name="T4"><text:s text:c="4"/>int *range;</text:span></text:p>
      <text:p text:style-name="P96"><text:span text:style-name="T4"><text:s text:c="4"/>int len;</text:span></text:p>
      <text:p text:style-name="P96"><text:span text:style-name="T4"><text:s text:c="4"/>int i;</text:span></text:p>
      <text:p text:style-name="P96"><text:span text:style-name="T4"/></text:p>
      <text:p text:style-name="P96"><text:span text:style-name="T4"><text:s text:c="4"/>i = 0; <text:s text:c="106"/></text:span><text:span text:style-name="T6">38</text:span></text:p>
      <text:p text:style-name="P98"><text:span text:style-name="T4"><text:s text:c="3"/></text:span></text:p>
      <text:p text:style-name="P98"><text:soft-page-break/><text:span text:style-name="T4"><text:s text:c="4"/>if (start &gt; end) <text:s text:c="10"/></text:span><text:span text:style-name="T13">// Calcula el tamaño del array basado en el rango.</text:span></text:p>
      <text:p text:style-name="P96"><text:span text:style-name="T4"><text:s text:c="8"/>len = start - end + 1;</text:span></text:p>
      <text:p text:style-name="P96"><text:span text:style-name="T4"><text:s text:c="4"/>else</text:span></text:p>
      <text:p text:style-name="P96"><text:span text:style-name="T4"><text:s text:c="8"/>len = end - start + 1;</text:span></text:p>
      <text:p text:style-name="P100"><text:span text:style-name="T4"><text:s text:c="4"/></text:span><text:span text:style-name="T13">// Reserva memoria para el array.</text:span></text:p>
      <text:p text:style-name="P100"><text:span text:style-name="T4"><text:s text:c="4"/>range = (int *)malloc(sizeof(int) * len); </text:span></text:p>
      <text:p text:style-name="P96"><text:span text:style-name="T4"><text:s text:c="4"/>if (!range) <text:s text:c="17"/></text:span><text:span text:style-name="T13"><text:s/>// Verifica si la asignación de memoria falló.</text:span></text:p>
      <text:p text:style-name="P96"><text:span text:style-name="T4"><text:s text:c="8"/>return (NULL); <text:s text:c="5"/></text:span><text:span text:style-name="T13">// Retorna NULL en caso de error.</text:span></text:p>
      <text:p text:style-name="P96"><text:span text:style-name="T4"/></text:p>
      <text:p text:style-name="P96"><text:span text:style-name="T4"><text:s text:c="4"/>while (i &lt; len)</text:span></text:p>
      <text:p text:style-name="P96"><text:span text:style-name="T4"><text:s text:c="4"/>{</text:span></text:p>
      <text:p text:style-name="P96"><text:span text:style-name="T4"><text:s text:c="8"/>range[i++] = start; <text:s text:c="2"/></text:span><text:span text:style-name="T13">// Asigna el valor de `start` en el array.</text:span></text:p>
      <text:p text:style-name="P96"><text:span text:style-name="T4"><text:s text:c="8"/>if (start &gt; end) <text:s text:c="8"/></text:span><text:span text:style-name="T13"><text:s/>// Si `start` es mayor que `end`, decrementa.</text:span></text:p>
      <text:p text:style-name="P96"><text:span text:style-name="T4"><text:s text:c="12"/>start--;</text:span></text:p>
      <text:p text:style-name="P96"><text:span text:style-name="T4"><text:s text:c="8"/>else <text:s text:c="28"/></text:span><text:span text:style-name="T13">// Si `start` es menor que `end`, incrementa.</text:span></text:p>
      <text:p text:style-name="P96"><text:span text:style-name="T4"><text:s text:c="12"/>start++;</text:span></text:p>
      <text:p text:style-name="P96"><text:span text:style-name="T4"><text:s text:c="4"/>}</text:span></text:p>
      <text:p text:style-name="P96"><text:span text:style-name="T4"><text:s text:c="4"/>return (range); <text:s text:c="13"/></text:span><text:span text:style-name="T13">// Retorna el array generado.</text:span></text:p>
      <text:p text:style-name="P96"><text:span text:style-name="T4">}</text:span></text:p>
      <text:p text:style-name="P96"><text:span text:style-name="T4"/></text:p>
      <text:p text:style-name="P96"><text:span text:style-name="T4"/></text:p>
      <text:p text:style-name="P96"><text:span text:style-name="T4"/></text:p>
      <text:p text:style-name="P96"><text:span text:style-name="T4"/></text:p>
      <text:p text:style-name="P96"><text:span text:style-name="T4"/></text:p>
      <text:p text:style-name="P96"><text:span text:style-name="T4"/></text:p>
      <text:p text:style-name="P99"><text:span text:style-name="T4"><text:s text:c="120"/>3</text:span><text:span text:style-name="T1">9</text:span></text:p>
      <text:p text:style-name="P97"><text:soft-page-break/><text:span text:style-name="T8">/*#include &lt;stdio.h&gt;</text:span></text:p>
      <text:p text:style-name="P97"><text:span text:style-name="T8"/></text:p>
      <text:p text:style-name="P97"><text:span text:style-name="T8">// Función principal para probar `ft_range`</text:span></text:p>
      <text:p text:style-name="P97"><text:span text:style-name="T8">int main(void)</text:span></text:p>
      <text:p text:style-name="P97"><text:span text:style-name="T8">{</text:span></text:p>
      <text:p text:style-name="P97"><text:span text:style-name="T8"><text:s text:c="4"/>int *numbers;</text:span></text:p>
      <text:p text:style-name="P97"><text:span text:style-name="T8"><text:s text:c="4"/>int i = 0;</text:span></text:p>
      <text:p text:style-name="P97"><text:span text:style-name="T8"><text:s text:c="4"/>int start = 0, end = -3;</text:span></text:p>
      <text:p text:style-name="P97"><text:span text:style-name="T8"><text:s text:c="4"/>int len = (start &gt; end) ? (start - end + 1) : (end - start + 1);</text:span></text:p>
      <text:p text:style-name="P97"><text:span text:style-name="T8"/></text:p>
      <text:p text:style-name="P97"><text:span text:style-name="T8"><text:s text:c="4"/>numbers = ft_range(start, end); <text:s/>// Llamada a la función `ft_range`</text:span></text:p>
      <text:p text:style-name="P97"><text:span text:style-name="T8"><text:s text:c="4"/>while (i &lt; len)</text:span></text:p>
      <text:p text:style-name="P97"><text:span text:style-name="T8"><text:s text:c="8"/>printf("%d, ", numbers[i++]); <text:s/>// Imprime cada número del array</text:span></text:p>
      <text:p text:style-name="P97"><text:span text:style-name="T8"/></text:p>
      <text:p text:style-name="P97"><text:span text:style-name="T8"><text:s text:c="4"/>free(numbers); <text:s/>// Libera la memoria asignada</text:span></text:p>
      <text:p text:style-name="P97"><text:span text:style-name="T8"><text:s text:c="4"/>return (0);</text:span></text:p>
      <text:p text:style-name="P96"><text:span text:style-name="T13">} <text:s text:c="33"/></text:span><text:span text:style-name="T4"><text:s text:c="17"/></text:span></text:p>
      <text:p text:style-name="P8"><text:span text:style-name="T103"/></text:p>
      <text:p text:style-name="P8"><text:span text:style-name="T103"/></text:p>
      <text:p text:style-name="P8"><text:span text:style-name="T103"/></text:p>
      <text:p text:style-name="P8"><text:span text:style-name="T103"/></text:p>
      <text:p text:style-name="P8"><text:span text:style-name="T103"/></text:p>
      <text:p text:style-name="P8"><text:span text:style-name="T103"/></text:p>
      <text:p text:style-name="P162"><text:span text:style-name="T103">**************************************************************</text:span></text:p>
      <text:p text:style-name="P8"><text:span text:style-name="T103"/></text:p>
      <text:p text:style-name="P166"><text:span text:style-name="T103"><text:s text:c="120"/>40</text:span></text:p>
      <text:p text:style-name="P8"><text:soft-page-break/><text:span text:style-name="T103">NIVEL </text:span><text:span text:style-name="T104">8</text:span></text:p>
      <text:p text:style-name="P61"><text:span text:style-name="T5">*<text:tab/>expand_str: </text:span>Imprime un argumento separando con 3 espacios las palabras, obviando espacios al principio y al final.</text:p>
      <text:p text:style-name="P43">Escribe un programa que tome una cadena y la muestre exactamente con tres espacios.</text:p>
      <text:p text:style-name="P43">entre cada palabra, sin espacios ni tabulaciones ni al principio ni al final,</text:p>
      <text:p text:style-name="P43">seguido de una nueva línea.</text:p>
      <text:p text:style-name="P43">Una palabra es una sección de cadena delimitada por espacios/tabulaciones o por el</text:p>
      <text:p text:style-name="P43">inicio/final de la cadena.</text:p>
      <text:p text:style-name="P43">Si el número de parámetros no es 1, o si no hay palabras, simplemente muestre</text:p>
      <text:p text:style-name="P43">una nueva línea.</text:p>
      <text:p text:style-name="P40"/>
      <text:p text:style-name="P43">Examples:</text:p>
      <text:p text:style-name="P43">$&gt; ./expand_str "vous <text:s text:c="2"/>voyez <text:s text:c="2"/>c'est <text:s text:c="2"/>facile <text:s text:c="2"/>d'afficher <text:s text:c="2"/>la <text:s text:c="2"/>meme <text:s text:c="2"/>chose" | cat -e</text:p>
      <text:p text:style-name="P43">vous <text:s text:c="2"/>voyez <text:s text:c="2"/>c'est <text:s text:c="2"/>facile <text:s text:c="2"/>d'afficher <text:s text:c="2"/>la <text:s text:c="2"/>meme <text:s text:c="2"/>chose$</text:p>
      <text:p text:style-name="P43">$&gt; ./expand_str " seulement <text:s text:c="9"/>la c'est <text:s text:c="5"/>plus dur " | cat -e</text:p>
      <text:p text:style-name="P43">seulement <text:s text:c="2"/>la <text:s text:c="2"/>c'est <text:s text:c="2"/>plus <text:s text:c="2"/>dur$</text:p>
      <text:p text:style-name="P43">$&gt; ./expand_str "comme c'est cocasse" "vous avez entendu, Mathilde ?" | cat -e</text:p>
      <text:p text:style-name="P43">$</text:p>
      <text:p text:style-name="P43">$&gt; ./expand_str "" | cat -e</text:p>
      <text:p text:style-name="P43">$</text:p>
      <text:p text:style-name="P79">$&gt;</text:p>
      <text:p text:style-name="P116"><text:span text:style-name="T73">------------------------------------------------------------------------------------</text:span><text:span text:style-name="T17">#include &lt;unistd.h&gt;</text:span></text:p>
      <text:p text:style-name="P116"><text:span text:style-name="T17"/></text:p>
      <text:p text:style-name="P116"><text:span text:style-name="T17">/</text:span><text:span text:style-name="T41">/ Verifica si un carácter es un espacio, tabulación o nueva línea.</text:span></text:p>
      <text:p text:style-name="P116"><text:span text:style-name="T17">int is_space(char c)</text:span></text:p>
      <text:p text:style-name="P116"><text:span text:style-name="T17">{</text:span></text:p>
      <text:p text:style-name="P116"><text:span text:style-name="T17"><text:s text:c="4"/>return (c == ' ' || (c &gt;= 9 &amp;&amp; c &lt;= 13));</text:span></text:p>
      <text:p text:style-name="P116"><text:span text:style-name="T17">} <text:s text:c="118"/></text:span><text:span text:style-name="T25">41</text:span></text:p>
      <text:p text:style-name="P40"><text:soft-page-break/><text:span text:style-name="T118">// Expande los espacios entre palabras a exactamente tres espacios</text:span></text:p>
      <text:p text:style-name="P40"><text:span text:style-name="T118">// Esta función toma una cadena de caracteres y reemplaza cada secuencia de espacios por exactamente tres espacios, asegurando que las palabras estén separadas adecuadamente.</text:span></text:p>
      <text:p text:style-name="P116"><text:span text:style-name="T17">void <text:s text:c="3"/>expand_str(char *str)</text:span></text:p>
      <text:p text:style-name="P116"><text:span text:style-name="T17">{</text:span></text:p>
      <text:p text:style-name="P116"><text:span text:style-name="T17"><text:s text:c="4"/>int i;</text:span></text:p>
      <text:p text:style-name="P116"><text:span text:style-name="T17"/></text:p>
      <text:p text:style-name="P116"><text:span text:style-name="T17"><text:s text:c="4"/>i = 0;</text:span></text:p>
      <text:p text:style-name="P116"><text:span text:style-name="T17"><text:s text:c="4"/>while (str[i] &amp;&amp; is_space(str[i])) </text:span><text:span text:style-name="T61">// Ignora los espacios iniciales.</text:span></text:p>
      <text:p text:style-name="P116"><text:span text:style-name="T17"><text:s text:c="8"/>i++;</text:span></text:p>
      <text:p text:style-name="P116"><text:span text:style-name="T17"><text:s text:c="4"/>while (str[i])</text:span></text:p>
      <text:p text:style-name="P116"><text:span text:style-name="T17"><text:s text:c="4"/>{</text:span></text:p>
      <text:p text:style-name="P116"><text:span text:style-name="T17"><text:s text:c="8"/>if (is_space(str[i])) <text:s text:c="3"/>/</text:span><text:span text:style-name="T41">/ Si encuentra espacios, los reemplaza por " <text:s text:c="2"/>".</text:span></text:p>
      <text:p text:style-name="P116"><text:span text:style-name="T17"><text:s text:c="8"/>{</text:span></text:p>
      <text:p text:style-name="P116"><text:span text:style-name="T17"><text:s text:c="12"/>while (str[i] &amp;&amp; is_space(str[i])) </text:span><text:span text:style-name="T88">// Salta todos los espacios consecutivos.</text:span></text:p>
      <text:p text:style-name="P116"><text:span text:style-name="T17"><text:s text:c="16"/>i++;</text:span></text:p>
      <text:p text:style-name="P116"><text:span text:style-name="T17"><text:s text:c="12"/>if (str[i]) <text:s text:c="16"/></text:span><text:span text:style-name="T61"><text:s/>// Si aún hay texto, inserta los tres espacios.</text:span></text:p>
      <text:p text:style-name="P116"><text:span text:style-name="T17"><text:s text:c="16"/>write(1, " <text:s text:c="2"/>", 3);</text:span></text:p>
      <text:p text:style-name="P116"><text:span text:style-name="T17"><text:s text:c="8"/>}</text:span></text:p>
      <text:p text:style-name="P116"><text:span text:style-name="T17"><text:s text:c="8"/>if (str[i]) <text:s text:c="21"/></text:span><text:span text:style-name="T61">// Imprime cada carácter de la palabra.</text:span></text:p>
      <text:p text:style-name="P116"><text:span text:style-name="T17"><text:s text:c="8"/>{</text:span></text:p>
      <text:p text:style-name="P116"><text:span text:style-name="T17"><text:s text:c="12"/>write(1, &amp;str[i], 1);</text:span></text:p>
      <text:p text:style-name="P116"><text:span text:style-name="T17"><text:s text:c="12"/>i++;</text:span></text:p>
      <text:p text:style-name="P116"><text:span text:style-name="T17"><text:s text:c="8"/>}</text:span></text:p>
      <text:p text:style-name="P116"><text:span text:style-name="T17"><text:s text:c="4"/>}</text:span></text:p>
      <text:p text:style-name="P116"><text:span text:style-name="T17">} <text:s text:c="118"/></text:span><text:span text:style-name="T26">42</text:span></text:p>
      <text:p text:style-name="P116"><text:soft-page-break/><text:span text:style-name="T17"/></text:p>
      <text:p text:style-name="P40"><text:span text:style-name="T17">// Función principal que procesa los argumentos de la línea de comandos</text:span></text:p>
      <text:p text:style-name="P40"><text:span text:style-name="T17">// Esta función verifica si se ha pasado un único argumento al programa y, si es así, llama a la función `expand_str` para expandir los espacios en esa cadena.</text:span></text:p>
      <text:p text:style-name="P116"><text:span text:style-name="T17"/></text:p>
      <text:p text:style-name="P116"><text:span text:style-name="T17">int main(int argc, char **argv)</text:span></text:p>
      <text:p text:style-name="P116"><text:span text:style-name="T17">{</text:span></text:p>
      <text:p text:style-name="P116"><text:span text:style-name="T17"><text:s text:c="4"/>if (argc == 2) <text:s text:c="19"/></text:span><text:span text:style-name="T41">// Verifica que haya exactamente un argumento.</text:span></text:p>
      <text:p text:style-name="P116"><text:span text:style-name="T17"><text:s text:c="8"/>expand_str(argv[1]); <text:s text:c="5"/></text:span><text:span text:style-name="T41">// Llama a la función de expansión.</text:span></text:p>
      <text:p text:style-name="P116"><text:span text:style-name="T17"><text:s text:c="4"/>write(1, "\n", 1); <text:s text:c="16"/></text:span><text:span text:style-name="T41">// Imprime un salto de línea al final.</text:span></text:p>
      <text:p text:style-name="P116"><text:span text:style-name="T17"><text:s text:c="4"/>return (0); <text:s text:c="26"/></text:span><text:span text:style-name="T41">// Retorna 0 para indicar ejecución exitosa.</text:span></text:p>
      <text:p text:style-name="P116"><text:span text:style-name="T17">}</text:span></text:p>
      <text:p text:style-name="P48">} <text:s text:c="13"/>***************************************************************</text:p>
      <text:p text:style-name="P31"><text:span text:style-name="T75">*<text:tab/>ft_split: </text:span><text:span text:style-name="T63">Función que divide en palabras un argumento y devuelve un array con los "strings".</text:span></text:p>
      <text:p text:style-name="P44">name <text:s/>: ft_split; Expected files <text:s text:c="2"/>: ft_split.c; Allowed functions: malloc</text:p>
      <text:p text:style-name="P44"/>
      <text:p text:style-name="P44">Escribe una función que tome una cadena, la divida en palabras y las devuelva como</text:p>
      <text:p text:style-name="P44">una matriz de cadenas terminada en NULL.</text:p>
      <text:p text:style-name="P44">Una "palabra" se define como parte de una cadena delimitada por espacios/tabulaciones/nueva</text:p>
      <text:p text:style-name="P44">líneas, o por el inicio/final de la cadena.</text:p>
      <text:p text:style-name="P44">Su función debe declararse de la siguiente manera:</text:p>
      <text:p text:style-name="P44">char **ft_split(char *str);</text:p>
      <text:p text:style-name="P49">-----------------------------------------------------------------------------------------------------------</text:p>
      <text:p text:style-name="P84"/>
      <text:p text:style-name="P84"/>
      <text:p text:style-name="P168"><text:s text:c="120"/><text:span text:style-name="T53">43</text:span></text:p>
      <text:p text:style-name="P84"><text:soft-page-break/>#include &lt;stdlib.h&gt;</text:p>
      <text:p text:style-name="P84"/>
      <text:p text:style-name="P128">// Verifica si un carácter es un espacio en blanco, tabulación o nueva línea.</text:p>
      <text:p text:style-name="P84">int is_space(char c)</text:p>
      <text:p text:style-name="P84">{</text:p>
      <text:p text:style-name="P84"><text:s text:c="4"/>return (c == ' ' || (c &gt;= 9 &amp;&amp; c &lt;= 13)); <text:s text:c="3"/><text:span text:style-name="T58"><text:s text:c="2"/>// Retorna 1 si el carácter es un espacio.</text:span></text:p>
      <text:p text:style-name="P84">}</text:p>
      <text:p text:style-name="P128">// Cuenta cuántas palabras hay en la cadena</text:p>
      <text:p text:style-name="P128">// Esta función recorre la cadena y cuenta las palabras, ignorando espacios al inicio y al final, así como los espacios entre palabras.</text:p>
      <text:p text:style-name="P128"/>
      <text:p text:style-name="P84"/>
      <text:p text:style-name="P84">int ft_count_words(char *str)</text:p>
      <text:p text:style-name="P84">{</text:p>
      <text:p text:style-name="P84"><text:s text:c="4"/>int i;</text:p>
      <text:p text:style-name="P84"><text:s text:c="4"/>int count;</text:p>
      <text:p text:style-name="P84"/>
      <text:p text:style-name="P84"><text:s text:c="4"/>i = 0;</text:p>
      <text:p text:style-name="P84"><text:s text:c="4"/>count = 0;</text:p>
      <text:p text:style-name="P84"><text:s text:c="4"/>while (str[i]) <text:s text:c="39"/><text:span text:style-name="T58">// Recorre toda la cadena.</text:span></text:p>
      <text:p text:style-name="P84"><text:s text:c="4"/>{</text:p>
      <text:p text:style-name="P84"><text:s text:c="8"/>while (str[i] &amp;&amp; is_space(str[i])) <text:s/><text:span text:style-name="T119"><text:s/>// Ignora espacios iniciales.</text:span></text:p>
      <text:p text:style-name="P84"><text:s text:c="12"/>i++;</text:p>
      <text:p text:style-name="P84"><text:s text:c="8"/>if (str[i]) <text:s text:c="41"/><text:span text:style-name="T58"><text:s/>// Si hay un carácter válido, incrementa el contador.</text:span></text:p>
      <text:p text:style-name="P84"><text:s text:c="12"/>count++;</text:p>
      <text:p text:style-name="P84"><text:s text:c="8"/>while (str[i] &amp;&amp; !is_space(str[i])) <text:s/><text:span text:style-name="T119">// Avanza hasta el final de la palabra.</text:span></text:p>
      <text:p text:style-name="P84"><text:s text:c="12"/>i++;</text:p>
      <text:p text:style-name="P84"><text:s text:c="4"/>}</text:p>
      <text:p text:style-name="P84"><text:s text:c="4"/>return (count); <text:s text:c="36"/><text:span text:style-name="T58">// Retorna el número total de palabras.</text:span></text:p>
      <text:p text:style-name="P84">}</text:p>
      <text:p text:style-name="P84"/>
      <text:p text:style-name="P84"/>
      <text:p text:style-name="P154"><text:s text:c="120"/>44</text:p>
      <text:p text:style-name="P128"><text:soft-page-break/>// Copia una palabra desde la posición 'start' hasta 'end' en una nueva cadena.</text:p>
      <text:p text:style-name="P84">char <text:s text:c="3"/>*ft_word_dup(char *str, int start, int end)</text:p>
      <text:p text:style-name="P84">{</text:p>
      <text:p text:style-name="P84"><text:s text:c="4"/>char <text:s text:c="3"/>*word;</text:p>
      <text:p text:style-name="P84"><text:s text:c="4"/>int <text:s text:c="4"/>i;</text:p>
      <text:p text:style-name="P84"/>
      <text:p text:style-name="P84"><text:s text:c="4"/>word = (char *)malloc(sizeof(char) * (end - start + 1)); <text:s/><text:span text:style-name="T58">// Reserva memoria para la palabra.</text:span></text:p>
      <text:p text:style-name="P84"><text:s text:c="4"/>i = 0;</text:p>
      <text:p text:style-name="P84"><text:s text:c="4"/>if (!word) <text:s text:c="77"/><text:span text:style-name="T58">// Verifica si 'malloc' falló.</text:span></text:p>
      <text:p text:style-name="P84"><text:s text:c="8"/>return (NULL);</text:p>
      <text:p text:style-name="P84"><text:s text:c="4"/>while (start &lt; end) <text:s text:c="62"/>/<text:span text:style-name="T58">/ Copia cada carácter de la palabra.</text:span></text:p>
      <text:p text:style-name="P84"><text:s text:c="8"/>word[i++] = str[start++];</text:p>
      <text:p text:style-name="P84"><text:s text:c="4"/>word[i] = '\0'; <text:s text:c="70"/><text:span text:style-name="T58">// Agrega el terminador de cadena.</text:span></text:p>
      <text:p text:style-name="P84"><text:s text:c="4"/>return (word); <text:s text:c="68"/><text:span text:style-name="T58"><text:s/>// Retorna la nueva palabra duplicada.</text:span></text:p>
      <text:p text:style-name="P84">}</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55"><text:s text:c="120"/>45</text:p>
      <text:p text:style-name="P128"><text:soft-page-break/>// Divide la cadena en palabras y devuelve un array de cadenas</text:p>
      <text:p text:style-name="P84">char <text:s text:c="3"/>**ft_split(char *str)</text:p>
      <text:p text:style-name="P84">{</text:p>
      <text:p text:style-name="P84"><text:s text:c="4"/>char <text:s text:c="3"/>**split;</text:p>
      <text:p text:style-name="P84"><text:s text:c="4"/>int <text:s text:c="4"/>i;</text:p>
      <text:p text:style-name="P84"><text:s text:c="4"/>int <text:s text:c="4"/>j;</text:p>
      <text:p text:style-name="P84"><text:s text:c="4"/>int <text:s text:c="4"/>start;</text:p>
      <text:p text:style-name="P84"/>
      <text:p text:style-name="P84"><text:s text:c="4"/>i = 0;</text:p>
      <text:p text:style-name="P84"><text:s text:c="4"/>j = 0;</text:p>
      <text:p text:style-name="P136"><text:s text:c="4"/><text:span text:style-name="T58">// Reserva memoria para el array.</text:span></text:p>
      <text:p text:style-name="P136"><text:s text:c="4"/><text:span text:style-name="T120">s</text:span>plit = (char **)malloc(sizeof(char *) * (ft_count_words(str) + 1)); <text:s/></text:p>
      <text:p text:style-name="P84"><text:s text:c="4"/>if (!split) <text:s text:c="53"/><text:span text:style-name="T58">// Verifica si 'malloc' falló.</text:span></text:p>
      <text:p text:style-name="P84"><text:s text:c="8"/>return (NULL);</text:p>
      <text:p text:style-name="P84"><text:s text:c="4"/>while (str[i]) <text:s text:c="46"/><text:span text:style-name="T58"><text:s/>// Recorre la cadena.</text:span></text:p>
      <text:p text:style-name="P84"><text:s text:c="4"/>{</text:p>
      <text:p text:style-name="P84"><text:s text:c="8"/>while (str[i] &amp;&amp; is_space(str[i])) <text:s text:c="10"/><text:span text:style-name="T58">// Ignora espacios iniciales.</text:span></text:p>
      <text:p text:style-name="P84"><text:s text:c="12"/>i++;</text:p>
      <text:p text:style-name="P84"><text:s text:c="8"/>start = i; <text:s text:c="49"/><text:span text:style-name="T58"><text:s/>// Marca el inicio de la palabra.</text:span></text:p>
      <text:p text:style-name="P84"><text:s text:c="8"/>while (str[i] &amp;&amp; !is_space(str[i])) <text:s text:c="9"/><text:span text:style-name="T58">// Avanza hasta el final de la palabra.</text:span></text:p>
      <text:p text:style-name="P84"><text:s text:c="12"/>i++;</text:p>
      <text:p text:style-name="P84"><text:s text:c="8"/>if (start != i) <text:s text:c="44"/><text:span text:style-name="T58"><text:s/>// Si hay una palabra válida, la guarda en el array.</text:span></text:p>
      <text:p text:style-name="P84"><text:s text:c="12"/>split[j++] = ft_word_dup(str, start, i);</text:p>
      <text:p text:style-name="P84"><text:s text:c="4"/>}</text:p>
      <text:p text:style-name="P84"><text:s text:c="4"/>split[j] = NULL; <text:s text:c="42"/><text:span text:style-name="T58">// Termina el array con NULL.</text:span></text:p>
      <text:p text:style-name="P84"><text:s text:c="4"/>return (split); <text:s text:c="45"/><text:span text:style-name="T58"><text:s text:c="2"/>// Retorna el array de palabras.</text:span></text:p>
      <text:p text:style-name="P84">}</text:p>
      <text:p text:style-name="P48"><text:span text:style-name="T58"/></text:p>
      <text:p text:style-name="P48"><text:s text:c="7"/></text:p>
      <text:p text:style-name="P43"/>
      <text:p text:style-name="P43"/>
      <text:p text:style-name="P155"><text:s text:c="120"/>46</text:p>
      <text:p text:style-name="P43"><text:soft-page-break/>/*</text:p>
      <text:p text:style-name="P43">int main(void)</text:p>
      <text:p text:style-name="P43">{</text:p>
      <text:p text:style-name="P43"><text:s text:c="4"/>char **split;</text:p>
      <text:p text:style-name="P43"/>
      <text:p text:style-name="P43"><text:s text:c="4"/>split = ft_split("Cada palabra una linea");</text:p>
      <text:p text:style-name="P43"><text:tab/>printf("Cada <text:s text:c="3"/>--&gt; %s\n", split[0]);</text:p>
      <text:p text:style-name="P43"><text:s text:c="4"/>printf("palabra --&gt; %s\n", split[1]);</text:p>
      <text:p text:style-name="P43"><text:s text:c="4"/>printf("una <text:s text:c="4"/>--&gt; %s\n", split[2]);</text:p>
      <text:p text:style-name="P43"><text:s text:c="4"/>printf("linea <text:s text:c="2"/>--&gt; %s\n", split[3]);</text:p>
      <text:p text:style-name="P43"><text:s text:c="4"/>return (0);</text:p>
      <text:p text:style-name="P43">}*/</text:p>
      <text:p text:style-name="P2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45"><text:s text:c="120"/><text:span text:style-name="T120">4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08:56:17.289752810</meta:creation-date>
    <dc:date>2025-05-27T15:02:28.471617086</dc:date>
    <meta:editing-duration>PT11H15M58S</meta:editing-duration>
    <meta:editing-cycles>132</meta:editing-cycles>
    <meta:generator>LibreOffice/7.3.7.2$Linux_X86_64 LibreOffice_project/30$Build-2</meta:generator>
    <meta:document-statistic meta:table-count="0" meta:image-count="0" meta:object-count="0" meta:page-count="48" meta:paragraph-count="1086" meta:word-count="6501" meta:character-count="51278" meta:non-whitespace-character-count="33084"/>
  </office:meta>
</office:document-meta>
</file>